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1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0827in"/>
    </style:style>
    <style:style style:name="co12" style:family="table-column">
      <style:table-column-properties fo:break-before="auto" style:column-width="0.9862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1.4043in"/>
    </style:style>
    <style:style style:name="co15" style:family="table-column">
      <style:table-column-properties fo:break-before="auto" style:column-width="1.3047in"/>
    </style:style>
    <style:style style:name="co16" style:family="table-column">
      <style:table-column-properties fo:break-before="auto" style:column-width="1.4244in"/>
    </style:style>
    <style:style style:name="co17" style:family="table-column">
      <style:table-column-properties fo:break-before="auto" style:column-width="1.5957in"/>
    </style:style>
    <style:style style:name="co18" style:family="table-column">
      <style:table-column-properties fo:break-before="auto" style:column-width="2.1319in"/>
    </style:style>
    <style:style style:name="co19" style:family="table-column">
      <style:table-column-properties fo:break-before="auto" style:column-width="1.3693in"/>
    </style:style>
    <style:style style:name="co20" style:family="table-column">
      <style:table-column-properties fo:break-before="auto" style:column-width="1.500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 style:data-style-name="N3">
      <style:table-cell-properties fo:background-color="#dddddd" fo:border="0.06pt solid #000000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122">
      <style:table-cell-properties fo:background-color="transparent" fo:border="0.06pt solid #000000"/>
      <style:text-properties fo:font-size="8pt" style:font-size-asian="8pt" style:font-size-complex="8pt"/>
    </style:style>
    <style:style style:name="ce7" style:family="table-cell" style:parent-style-name="Default" style:data-style-name="N122"/>
    <style:style style:name="ce8" style:family="table-cell" style:parent-style-name="Default">
      <style:table-cell-properties fo:background-color="#b2b2b2" fo:border="0.06pt solid #000000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22">
      <style:table-cell-properties fo:background-color="#cccccc"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22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 style:data-style-name="N122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2">
      <style:table-cell-properties fo:background-color="#dddddd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22">
      <style:table-cell-properties fo:background-color="#eeeeee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ackground-color="transparent" fo:border="0.06pt solid #000000"/>
    </style:style>
    <style:style style:name="ce18" style:family="table-cell" style:parent-style-name="Default" style:data-style-name="N122">
      <style:table-cell-properties fo:background-color="transparent"/>
    </style:style>
    <style:style style:name="ce19" style:family="table-cell" style:parent-style-name="Default" style:data-style-name="N122">
      <style:table-cell-properties fo:background-color="#cccccc" fo:border="0.06pt solid #000000"/>
    </style:style>
    <style:style style:name="ce20" style:family="table-cell" style:parent-style-name="Default" style:data-style-name="N122">
      <style:table-cell-properties fo:border="0.06pt solid #000000"/>
    </style:style>
    <style:style style:name="ce21" style:family="table-cell" style:parent-style-name="Default" style:data-style-name="N122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2b2b2"/>
    </style:style>
    <style:style style:name="T1" style:family="text">
      <style:text-properties style:font-name="Liberation Sans" style:font-name-asian="Liberation Sans"/>
    </style:style>
    <style:style style:name="T2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6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3"/>
        <table:table-column table:style-name="co9" table:default-cell-style-name="ce13"/>
        <table:table-column table:style-name="co1" table:default-cell-style-name="ce3"/>
        <table:table-column table:style-name="co10" table:default-cell-style-name="ce6"/>
        <table:table-column table:style-name="co11" table:default-cell-style-name="ce10"/>
        <table:table-column table:style-name="co4" table:default-cell-style-name="ce6"/>
        <table:table-column table:style-name="co12" table:default-cell-style-name="ce12"/>
        <table:table-column table:style-name="co6" table:default-cell-style-name="ce12"/>
        <table:table-column table:style-name="co13" table:default-cell-style-name="ce12"/>
        <table:table-column table:style-name="co14" table:default-cell-style-name="ce13"/>
        <table:table-column table:style-name="co9" table:default-cell-style-name="ce13"/>
        <table:table-column table:style-name="co1" table:default-cell-style-name="ce3"/>
        <table:table-column table:style-name="co15" table:default-cell-style-name="ce17"/>
        <table:table-column table:style-name="co16" table:default-cell-style-name="ce19"/>
        <table:table-column table:style-name="co17" table:default-cell-style-name="ce20"/>
        <table:table-column table:style-name="co18" table:default-cell-style-name="ce21"/>
        <table:table-column table:style-name="co1" table:default-cell-style-name="ce3"/>
        <table:table-column table:style-name="co19" table:default-cell-style-name="ce17"/>
        <table:table-column table:style-name="co16" table:default-cell-style-name="ce19"/>
        <table:table-column table:style-name="co20" table:default-cell-style-name="ce20"/>
        <table:table-column table:style-name="co18" table:default-cell-style-name="ce21"/>
        <table:table-row table:style-name="ro1">
          <table:table-cell table:style-name="ce1" office:value-type="string" calcext:value-type="string" table:number-columns-spanned="1" table:number-rows-spanned="2">
            <text:p>Ilosc </text:p>
          </table:table-cell>
          <table:table-cell table:style-name="ce4" office:value-type="string" calcext:value-type="string" table:number-columns-spanned="8" table:number-rows-spanned="1">
            <text:p>Cena 0.99<text:span text:style-name="T1">€ (PLN)</text:span></text:p>
          </table:table-cell>
          <table:covered-table-cell table:number-columns-repeated="7" table:style-name="ce8"/>
          <table:table-cell table:style-name="ce1" office:value-type="string" calcext:value-type="string" table:number-columns-spanned="1" table:number-rows-spanned="2">
            <text:p>Ilosc </text:p>
          </table:table-cell>
          <table:table-cell table:style-name="ce16" office:value-type="string" calcext:value-type="string" table:number-columns-spanned="8" table:number-rows-spanned="1">
            <text:p><text:span text:style-name="T2">Cena 1.99</text:span><text:span text:style-name="T1">€ (PLN)</text:span></text:p>
          </table:table-cell>
          <table:covered-table-cell table:number-columns-repeated="7" table:style-name="ce8"/>
          <table:table-cell table:style-name="ce1" office:value-type="string" calcext:value-type="string" table:number-columns-spanned="1" table:number-rows-spanned="2">
            <text:p>Ilosc </text:p>
          </table:table-cell>
          <table:table-cell table:style-name="ce16" office:value-type="string" calcext:value-type="string" table:number-columns-spanned="4" table:number-rows-spanned="1">
            <text:p>Cena 2.99<text:span text:style-name="T1">€ (PLN)</text:span></text:p>
          </table:table-cell>
          <table:covered-table-cell table:number-columns-repeated="3" table:style-name="ce8"/>
          <table:table-cell table:style-name="ce1" office:value-type="string" calcext:value-type="string" table:number-columns-spanned="1" table:number-rows-spanned="2">
            <text:p>Ilosc </text:p>
          </table:table-cell>
          <table:table-cell table:style-name="ce16" office:value-type="string" calcext:value-type="string" table:number-columns-spanned="4" table:number-rows-spanned="1">
            <text:p><text:span text:style-name="T2">Cena 3.99</text:span><text:span text:style-name="T1">€ (PLN)</text:span></text:p>
          </table:table-cell>
          <table:covered-table-cell table:number-columns-repeated="3" table:style-name="ce22"/>
        </table:table-row>
        <table:table-row table:style-name="ro1">
          <table:covered-table-cell table:style-name="ce2"/>
          <table:table-cell table:style-name="ce5" office:value-type="string" calcext:value-type="string">
            <text:p>PLN przychód</text:p>
          </table:table-cell>
          <table:table-cell table:style-name="ce9" office:value-type="string" calcext:value-type="string">
            <text:p>PLN dochód</text:p>
          </table:table-cell>
          <table:table-cell table:style-name="ce9" office:value-type="string" calcext:value-type="string">
            <text:p>Koszt(30%)</text:p>
          </table:table-cell>
          <table:table-cell table:style-name="ce11" office:value-type="string" calcext:value-type="string">
            <text:p>VAT</text:p>
          </table:table-cell>
          <table:table-cell table:style-name="ce11" office:value-type="string" calcext:value-type="string">
            <text:p>Podatek(18%/32%)</text:p>
          </table:table-cell>
          <table:table-cell table:style-name="ce11" office:value-type="string" calcext:value-type="string">
            <text:p>Podatek(19%)</text:p>
          </table:table-cell>
          <table:table-cell table:style-name="ce9" office:value-type="string" calcext:value-type="string">
            <text:p>Po podatkach(18/32%)</text:p>
          </table:table-cell>
          <table:table-cell table:style-name="ce9" office:value-type="string" calcext:value-type="string">
            <text:p>Po podatkach(19%)</text:p>
          </table:table-cell>
          <table:covered-table-cell table:style-name="ce2"/>
          <table:table-cell table:style-name="ce5" office:value-type="string" calcext:value-type="string">
            <text:p>PLN przychód</text:p>
          </table:table-cell>
          <table:table-cell table:style-name="ce9" office:value-type="string" calcext:value-type="string">
            <text:p>PLN dochód</text:p>
          </table:table-cell>
          <table:table-cell table:style-name="ce9" office:value-type="string" calcext:value-type="string">
            <text:p>Koszt(30%)</text:p>
          </table:table-cell>
          <table:table-cell table:style-name="ce11" office:value-type="string" calcext:value-type="string">
            <text:p>VAT</text:p>
          </table:table-cell>
          <table:table-cell table:style-name="ce11" office:value-type="string" calcext:value-type="string">
            <text:p>Podatek(18%/32%)</text:p>
          </table:table-cell>
          <table:table-cell table:style-name="ce11" office:value-type="string" calcext:value-type="string">
            <text:p>Podatek(19%)</text:p>
          </table:table-cell>
          <table:table-cell table:style-name="ce9" office:value-type="string" calcext:value-type="string">
            <text:p>Po podatkach(18/32%)</text:p>
          </table:table-cell>
          <table:table-cell table:style-name="ce9" office:value-type="string" calcext:value-type="string">
            <text:p>Po podatkach(19%)</text:p>
          </table:table-cell>
          <table:covered-table-cell table:style-name="ce2"/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  <table:covered-table-cell table:style-name="ce2"/>
          <table:table-cell table:style-name="ce5" office:value-type="string" calcext:value-type="string">
            <text:p>PLN całość</text:p>
          </table:table-cell>
          <table:table-cell table:style-name="ce9" office:value-type="string" calcext:value-type="string">
            <text:p>PLN minus prowizja</text:p>
          </table:table-cell>
          <table:table-cell table:style-name="ce11" office:value-type="string" calcext:value-type="string">
            <text:p>PLN minus prowizja, VAT</text:p>
          </table:table-cell>
          <table:table-cell table:style-name="ce9" office:value-type="string" calcext:value-type="string">
            <text:p>PLN minus prowizja, VAT, dochodow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3]*4" office:value-type="currency" office:currency="PLN" office:value="4" calcext:value-type="currency">
            <text:p>4.00 PLN</text:p>
          </table:table-cell>
          <table:table-cell table:formula="of:=[.B3]*0.7" office:value-type="currency" office:currency="PLN" office:value="2.8" calcext:value-type="currency">
            <text:p>2.80 PLN</text:p>
          </table:table-cell>
          <table:table-cell table:formula="of:=[.B3]-[.C3]" office:value-type="currency" office:currency="PLN" office:value="1.2" calcext:value-type="currency">
            <text:p>1.20 PLN</text:p>
          </table:table-cell>
          <table:table-cell table:formula="of:=[.B3]*0.23" office:value-type="currency" office:currency="PLN" office:value="0.92" calcext:value-type="currency">
            <text:p>0.92 PLN</text:p>
          </table:table-cell>
          <table:table-cell table:number-columns-repeated="2" office:value-type="currency" office:currency="PLN" office:value="0" calcext:value-type="currency">
            <text:p>0.00 PLN</text:p>
          </table:table-cell>
          <table:table-cell table:formula="of:=[.C3]-[.E3]-[.F3]" office:value-type="currency" office:currency="PLN" office:value="1.88" calcext:value-type="currency">
            <text:p>1.88 PLN</text:p>
          </table:table-cell>
          <table:table-cell table:formula="of:=[.C3]-[.E3]-[.G3]" office:value-type="currency" office:currency="PLN" office:value="1.88" calcext:value-type="currency">
            <text:p>1.88 PLN</text:p>
          </table:table-cell>
          <table:table-cell office:value-type="float" office:value="1" calcext:value-type="float">
            <text:p>1</text:p>
          </table:table-cell>
          <table:table-cell table:formula="of:=[.A3]*2*4" office:value-type="currency" office:currency="PLN" office:value="8" calcext:value-type="currency">
            <text:p>8.00 PLN</text:p>
          </table:table-cell>
          <table:table-cell table:formula="of:=[.K3]*0.7" office:value-type="currency" office:currency="PLN" office:value="5.6" calcext:value-type="currency">
            <text:p>5.60 PLN</text:p>
          </table:table-cell>
          <table:table-cell table:formula="of:=[.K3]-[.L3]" office:value-type="currency" office:currency="PLN" office:value="2.4" calcext:value-type="currency">
            <text:p>2.40 PLN</text:p>
          </table:table-cell>
          <table:table-cell table:formula="of:=[.K3]*0.23" office:value-type="currency" office:currency="PLN" office:value="1.84" calcext:value-type="currency">
            <text:p>1.84 PLN</text:p>
          </table:table-cell>
          <table:table-cell table:number-columns-repeated="2" office:value-type="currency" office:currency="PLN" office:value="0" calcext:value-type="currency">
            <text:p>0.00 PLN</text:p>
          </table:table-cell>
          <table:table-cell table:formula="of:=[.L3]-[.N3]-[.O3]" office:value-type="currency" office:currency="PLN" office:value="3.76" calcext:value-type="currency">
            <text:p>3.76 PLN</text:p>
          </table:table-cell>
          <table:table-cell table:formula="of:=[.L3]-[.N3]-[.P3]" office:value-type="currency" office:currency="PLN" office:value="3.76" calcext:value-type="currency">
            <text:p>3.76 PLN</text:p>
          </table:table-cell>
          <table:table-cell office:value-type="float" office:value="1" calcext:value-type="float">
            <text:p>1</text:p>
          </table:table-cell>
          <table:table-cell table:formula="of:=[.A3]*3*4" office:value-type="currency" office:currency="PLN" office:value="12" calcext:value-type="currency">
            <text:p>12.00 PLN</text:p>
          </table:table-cell>
          <table:table-cell table:formula="of:=[.T3]*0.7" office:value-type="currency" office:currency="PLN" office:value="8.4" calcext:value-type="currency">
            <text:p>8.40 PLN</text:p>
          </table:table-cell>
          <table:table-cell table:formula="of:=[.U3]-[.T3]*0.23" office:value-type="currency" office:currency="PLN" office:value="5.64" calcext:value-type="currency">
            <text:p>5.64 PLN</text:p>
          </table:table-cell>
          <table:table-cell table:formula="of:=[.U3]-[.T3]*0.23-[.T3]*0.19" office:value-type="currency" office:currency="PLN" office:value="3.36" calcext:value-type="currency">
            <text:p>3.36 PLN</text:p>
          </table:table-cell>
          <table:table-cell office:value-type="float" office:value="1" calcext:value-type="float">
            <text:p>1</text:p>
          </table:table-cell>
          <table:table-cell table:formula="of:=[.A3]*4*4" office:value-type="currency" office:currency="PLN" office:value="16" calcext:value-type="currency">
            <text:p>16.00 PLN</text:p>
          </table:table-cell>
          <table:table-cell table:formula="of:=[.Y3]*0.7" office:value-type="currency" office:currency="PLN" office:value="11.2" calcext:value-type="currency">
            <text:p>11.20 PLN</text:p>
          </table:table-cell>
          <table:table-cell table:formula="of:=[.Z3]-[.Y3]*0.23" office:value-type="currency" office:currency="PLN" office:value="7.52" calcext:value-type="currency">
            <text:p>7.52 PLN</text:p>
          </table:table-cell>
          <table:table-cell table:formula="of:=[.Z3]-[.Y3]*0.23-[.Y3]*0.19" office:value-type="currency" office:currency="PLN" office:value="4.48" calcext:value-type="currency">
            <text:p>4.48 PLN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4]*4" office:value-type="currency" office:currency="PLN" office:value="400" calcext:value-type="currency">
            <text:p>400.00 PLN</text:p>
          </table:table-cell>
          <table:table-cell table:formula="of:=[.B4]*0.7" office:value-type="currency" office:currency="PLN" office:value="280" calcext:value-type="currency">
            <text:p>280.00 PLN</text:p>
          </table:table-cell>
          <table:table-cell table:formula="of:=[.B4]-[.C4]" office:value-type="currency" office:currency="PLN" office:value="120" calcext:value-type="currency">
            <text:p>120.00 PLN</text:p>
          </table:table-cell>
          <table:table-cell table:formula="of:=[.B4]*0.23" office:value-type="currency" office:currency="PLN" office:value="92" calcext:value-type="currency">
            <text:p>92.00 PLN</text:p>
          </table:table-cell>
          <table:table-cell table:number-columns-repeated="2" office:value-type="currency" office:currency="PLN" office:value="0" calcext:value-type="currency">
            <text:p>0.00 PLN</text:p>
          </table:table-cell>
          <table:table-cell table:formula="of:=[.C4]-[.E4]-[.F4]" office:value-type="currency" office:currency="PLN" office:value="188" calcext:value-type="currency">
            <text:p>188.00 PLN</text:p>
          </table:table-cell>
          <table:table-cell table:formula="of:=[.C4]-[.E4]-[.G4]" office:value-type="currency" office:currency="PLN" office:value="188" calcext:value-type="currency">
            <text:p>188.00 PLN</text:p>
          </table:table-cell>
          <table:table-cell office:value-type="float" office:value="100" calcext:value-type="float">
            <text:p>100</text:p>
          </table:table-cell>
          <table:table-cell table:formula="of:=[.A4]*2*4" office:value-type="currency" office:currency="PLN" office:value="800" calcext:value-type="currency">
            <text:p>800.00 PLN</text:p>
          </table:table-cell>
          <table:table-cell table:formula="of:=[.K4]*0.7" office:value-type="currency" office:currency="PLN" office:value="560" calcext:value-type="currency">
            <text:p>560.00 PLN</text:p>
          </table:table-cell>
          <table:table-cell table:formula="of:=[.K4]-[.L4]" office:value-type="currency" office:currency="PLN" office:value="240" calcext:value-type="currency">
            <text:p>240.00 PLN</text:p>
          </table:table-cell>
          <table:table-cell table:formula="of:=[.K4]*0.23" office:value-type="currency" office:currency="PLN" office:value="184" calcext:value-type="currency">
            <text:p>184.00 PLN</text:p>
          </table:table-cell>
          <table:table-cell table:number-columns-repeated="2" table:style-name="ce6" office:value-type="currency" office:currency="PLN" office:value="0" calcext:value-type="currency">
            <text:p>0.00 PLN</text:p>
          </table:table-cell>
          <table:table-cell table:formula="of:=[.L4]-[.N4]-[.O4]" office:value-type="currency" office:currency="PLN" office:value="376" calcext:value-type="currency">
            <text:p>376.00 PLN</text:p>
          </table:table-cell>
          <table:table-cell table:formula="of:=[.L4]-[.N4]-[.P4]" office:value-type="currency" office:currency="PLN" office:value="376" calcext:value-type="currency">
            <text:p>376.00 PLN</text:p>
          </table:table-cell>
          <table:table-cell office:value-type="float" office:value="100" calcext:value-type="float">
            <text:p>100</text:p>
          </table:table-cell>
          <table:table-cell table:formula="of:=[.A4]*3*4" office:value-type="currency" office:currency="PLN" office:value="1200" calcext:value-type="currency">
            <text:p>1,200.00 PLN</text:p>
          </table:table-cell>
          <table:table-cell table:formula="of:=[.T4]*0.7" office:value-type="currency" office:currency="PLN" office:value="840" calcext:value-type="currency">
            <text:p>840.00 PLN</text:p>
          </table:table-cell>
          <table:table-cell table:formula="of:=[.U4]-[.T4]*0.23" office:value-type="currency" office:currency="PLN" office:value="564" calcext:value-type="currency">
            <text:p>564.00 PLN</text:p>
          </table:table-cell>
          <table:table-cell table:formula="of:=[.U4]-[.T4]*0.23-[.T4]*0.19" office:value-type="currency" office:currency="PLN" office:value="336" calcext:value-type="currency">
            <text:p>336.00 PLN</text:p>
          </table:table-cell>
          <table:table-cell office:value-type="float" office:value="100" calcext:value-type="float">
            <text:p>100</text:p>
          </table:table-cell>
          <table:table-cell table:formula="of:=[.A4]*4*4" office:value-type="currency" office:currency="PLN" office:value="1600" calcext:value-type="currency">
            <text:p>1,600.00 PLN</text:p>
          </table:table-cell>
          <table:table-cell table:formula="of:=[.Y4]*0.7" office:value-type="currency" office:currency="PLN" office:value="1120" calcext:value-type="currency">
            <text:p>1,120.00 PLN</text:p>
          </table:table-cell>
          <table:table-cell table:formula="of:=[.Z4]-[.Y4]*0.23" office:value-type="currency" office:currency="PLN" office:value="752" calcext:value-type="currency">
            <text:p>752.00 PLN</text:p>
          </table:table-cell>
          <table:table-cell table:formula="of:=[.Z4]-[.Y4]*0.23-[.Y4]*0.19" office:value-type="currency" office:currency="PLN" office:value="448" calcext:value-type="currency">
            <text:p>448.00 PLN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A5]*4" office:value-type="currency" office:currency="PLN" office:value="800" calcext:value-type="currency">
            <text:p>800.00 PLN</text:p>
          </table:table-cell>
          <table:table-cell table:formula="of:=[.B5]*0.7" office:value-type="currency" office:currency="PLN" office:value="560" calcext:value-type="currency">
            <text:p>560.00 PLN</text:p>
          </table:table-cell>
          <table:table-cell table:formula="of:=[.B5]-[.C5]" office:value-type="currency" office:currency="PLN" office:value="240" calcext:value-type="currency">
            <text:p>240.00 PLN</text:p>
          </table:table-cell>
          <table:table-cell table:formula="of:=[.B5]*0.23" office:value-type="currency" office:currency="PLN" office:value="184" calcext:value-type="currency">
            <text:p>184.00 PLN</text:p>
          </table:table-cell>
          <table:table-cell table:number-columns-repeated="2" office:value-type="currency" office:currency="PLN" office:value="0" calcext:value-type="currency">
            <text:p>0.00 PLN</text:p>
          </table:table-cell>
          <table:table-cell table:formula="of:=[.C5]-[.E5]-[.F5]" office:value-type="currency" office:currency="PLN" office:value="376" calcext:value-type="currency">
            <text:p>376.00 PLN</text:p>
          </table:table-cell>
          <table:table-cell table:formula="of:=[.C5]-[.E5]-[.G5]" office:value-type="currency" office:currency="PLN" office:value="376" calcext:value-type="currency">
            <text:p>376.00 PLN</text:p>
          </table:table-cell>
          <table:table-cell office:value-type="float" office:value="200" calcext:value-type="float">
            <text:p>200</text:p>
          </table:table-cell>
          <table:table-cell table:formula="of:=[.A5]*2*4" office:value-type="currency" office:currency="PLN" office:value="1600" calcext:value-type="currency">
            <text:p>1,600.00 PLN</text:p>
          </table:table-cell>
          <table:table-cell table:formula="of:=[.K5]*0.7" office:value-type="currency" office:currency="PLN" office:value="1120" calcext:value-type="currency">
            <text:p>1,120.00 PLN</text:p>
          </table:table-cell>
          <table:table-cell table:formula="of:=[.K5]-[.L5]" office:value-type="currency" office:currency="PLN" office:value="480" calcext:value-type="currency">
            <text:p>480.00 PLN</text:p>
          </table:table-cell>
          <table:table-cell table:formula="of:=[.K5]*0.23" office:value-type="currency" office:currency="PLN" office:value="368" calcext:value-type="currency">
            <text:p>368.00 PLN</text:p>
          </table:table-cell>
          <table:table-cell table:number-columns-repeated="2" table:style-name="ce6" office:value-type="currency" office:currency="PLN" office:value="0" calcext:value-type="currency">
            <text:p>0.00 PLN</text:p>
          </table:table-cell>
          <table:table-cell table:formula="of:=[.L5]-[.N5]-[.O5]" office:value-type="currency" office:currency="PLN" office:value="752" calcext:value-type="currency">
            <text:p>752.00 PLN</text:p>
          </table:table-cell>
          <table:table-cell table:formula="of:=[.L5]-[.N5]-[.P5]" office:value-type="currency" office:currency="PLN" office:value="752" calcext:value-type="currency">
            <text:p>752.00 PLN</text:p>
          </table:table-cell>
          <table:table-cell office:value-type="float" office:value="200" calcext:value-type="float">
            <text:p>200</text:p>
          </table:table-cell>
          <table:table-cell table:formula="of:=[.A5]*3*4" office:value-type="currency" office:currency="PLN" office:value="2400" calcext:value-type="currency">
            <text:p>2,400.00 PLN</text:p>
          </table:table-cell>
          <table:table-cell table:formula="of:=[.T5]*0.7" office:value-type="currency" office:currency="PLN" office:value="1680" calcext:value-type="currency">
            <text:p>1,680.00 PLN</text:p>
          </table:table-cell>
          <table:table-cell table:formula="of:=[.U5]-[.T5]*0.23" office:value-type="currency" office:currency="PLN" office:value="1128" calcext:value-type="currency">
            <text:p>1,128.00 PLN</text:p>
          </table:table-cell>
          <table:table-cell table:formula="of:=[.U5]-[.T5]*0.23-[.T5]*0.19" office:value-type="currency" office:currency="PLN" office:value="672" calcext:value-type="currency">
            <text:p>672.00 PLN</text:p>
          </table:table-cell>
          <table:table-cell office:value-type="float" office:value="200" calcext:value-type="float">
            <text:p>200</text:p>
          </table:table-cell>
          <table:table-cell table:formula="of:=[.A5]*4*4" office:value-type="currency" office:currency="PLN" office:value="3200" calcext:value-type="currency">
            <text:p>3,200.00 PLN</text:p>
          </table:table-cell>
          <table:table-cell table:formula="of:=[.Y5]*0.7" office:value-type="currency" office:currency="PLN" office:value="2240" calcext:value-type="currency">
            <text:p>2,240.00 PLN</text:p>
          </table:table-cell>
          <table:table-cell table:formula="of:=[.Z5]-[.Y5]*0.23" office:value-type="currency" office:currency="PLN" office:value="1504" calcext:value-type="currency">
            <text:p>1,504.00 PLN</text:p>
          </table:table-cell>
          <table:table-cell table:formula="of:=[.Z5]-[.Y5]*0.23-[.Y5]*0.19" office:value-type="currency" office:currency="PLN" office:value="896" calcext:value-type="currency">
            <text:p>896.00 PLN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A6]*4" office:value-type="currency" office:currency="PLN" office:value="2000" calcext:value-type="currency">
            <text:p>2,000.00 PLN</text:p>
          </table:table-cell>
          <table:table-cell table:formula="of:=[.B6]*0.7" office:value-type="currency" office:currency="PLN" office:value="1400" calcext:value-type="currency">
            <text:p>1,400.00 PLN</text:p>
          </table:table-cell>
          <table:table-cell table:formula="of:=[.B6]-[.C6]" office:value-type="currency" office:currency="PLN" office:value="600" calcext:value-type="currency">
            <text:p>600.00 PLN</text:p>
          </table:table-cell>
          <table:table-cell table:formula="of:=[.B6]*0.23" office:value-type="currency" office:currency="PLN" office:value="460" calcext:value-type="currency">
            <text:p>460.00 PLN</text:p>
          </table:table-cell>
          <table:table-cell table:number-columns-repeated="2" office:value-type="currency" office:currency="PLN" office:value="0" calcext:value-type="currency">
            <text:p>0.00 PLN</text:p>
          </table:table-cell>
          <table:table-cell table:formula="of:=[.C6]-[.E6]-[.F6]" office:value-type="currency" office:currency="PLN" office:value="940" calcext:value-type="currency">
            <text:p>940.00 PLN</text:p>
          </table:table-cell>
          <table:table-cell table:formula="of:=[.C6]-[.E6]-[.G6]" office:value-type="currency" office:currency="PLN" office:value="940" calcext:value-type="currency">
            <text:p>940.00 PLN</text:p>
          </table:table-cell>
          <table:table-cell office:value-type="float" office:value="500" calcext:value-type="float">
            <text:p>500</text:p>
          </table:table-cell>
          <table:table-cell table:formula="of:=[.A6]*2*4" office:value-type="currency" office:currency="PLN" office:value="4000" calcext:value-type="currency">
            <text:p>4,000.00 PLN</text:p>
          </table:table-cell>
          <table:table-cell table:formula="of:=[.K6]*0.7" office:value-type="currency" office:currency="PLN" office:value="2800" calcext:value-type="currency">
            <text:p>2,800.00 PLN</text:p>
          </table:table-cell>
          <table:table-cell table:formula="of:=[.K6]-[.L6]" office:value-type="currency" office:currency="PLN" office:value="1200" calcext:value-type="currency">
            <text:p>1,200.00 PLN</text:p>
          </table:table-cell>
          <table:table-cell table:formula="of:=[.K6]*0.23" office:value-type="currency" office:currency="PLN" office:value="920" calcext:value-type="currency">
            <text:p>920.00 PLN</text:p>
          </table:table-cell>
          <table:table-cell table:number-columns-repeated="2" table:style-name="ce6" office:value-type="currency" office:currency="PLN" office:value="0" calcext:value-type="currency">
            <text:p>0.00 PLN</text:p>
          </table:table-cell>
          <table:table-cell table:formula="of:=[.L6]-[.N6]-[.O6]" office:value-type="currency" office:currency="PLN" office:value="1880" calcext:value-type="currency">
            <text:p>1,880.00 PLN</text:p>
          </table:table-cell>
          <table:table-cell table:formula="of:=[.L6]-[.N6]-[.P6]" office:value-type="currency" office:currency="PLN" office:value="1880" calcext:value-type="currency">
            <text:p>1,880.00 PLN</text:p>
          </table:table-cell>
          <table:table-cell office:value-type="float" office:value="500" calcext:value-type="float">
            <text:p>500</text:p>
          </table:table-cell>
          <table:table-cell table:formula="of:=[.A6]*3*4" office:value-type="currency" office:currency="PLN" office:value="6000" calcext:value-type="currency">
            <text:p>6,000.00 PLN</text:p>
          </table:table-cell>
          <table:table-cell table:formula="of:=[.T6]*0.7" office:value-type="currency" office:currency="PLN" office:value="4200" calcext:value-type="currency">
            <text:p>4,200.00 PLN</text:p>
          </table:table-cell>
          <table:table-cell table:formula="of:=[.U6]-[.T6]*0.23" office:value-type="currency" office:currency="PLN" office:value="2820" calcext:value-type="currency">
            <text:p>2,820.00 PLN</text:p>
          </table:table-cell>
          <table:table-cell table:formula="of:=[.U6]-[.T6]*0.23-[.T6]*0.19" office:value-type="currency" office:currency="PLN" office:value="1680" calcext:value-type="currency">
            <text:p>1,680.00 PLN</text:p>
          </table:table-cell>
          <table:table-cell office:value-type="float" office:value="500" calcext:value-type="float">
            <text:p>500</text:p>
          </table:table-cell>
          <table:table-cell table:formula="of:=[.A6]*4*4" office:value-type="currency" office:currency="PLN" office:value="8000" calcext:value-type="currency">
            <text:p>8,000.00 PLN</text:p>
          </table:table-cell>
          <table:table-cell table:formula="of:=[.Y6]*0.7" office:value-type="currency" office:currency="PLN" office:value="5600" calcext:value-type="currency">
            <text:p>5,600.00 PLN</text:p>
          </table:table-cell>
          <table:table-cell table:formula="of:=[.Z6]-[.Y6]*0.23" office:value-type="currency" office:currency="PLN" office:value="3760" calcext:value-type="currency">
            <text:p>3,760.00 PLN</text:p>
          </table:table-cell>
          <table:table-cell table:formula="of:=[.Z6]-[.Y6]*0.23-[.Y6]*0.19" office:value-type="currency" office:currency="PLN" office:value="2240" calcext:value-type="currency">
            <text:p>2,240.00 PLN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formula="of:=[.A7]*4" office:value-type="currency" office:currency="PLN" office:value="3000" calcext:value-type="currency">
            <text:p>3,000.00 PLN</text:p>
          </table:table-cell>
          <table:table-cell table:formula="of:=[.B7]*0.7" office:value-type="currency" office:currency="PLN" office:value="2100" calcext:value-type="currency">
            <text:p>2,100.00 PLN</text:p>
          </table:table-cell>
          <table:table-cell table:formula="of:=[.B7]-[.C7]" office:value-type="currency" office:currency="PLN" office:value="900" calcext:value-type="currency">
            <text:p>900.00 PLN</text:p>
          </table:table-cell>
          <table:table-cell table:formula="of:=[.B7]*0.23" office:value-type="currency" office:currency="PLN" office:value="690" calcext:value-type="currency">
            <text:p>690.00 PLN</text:p>
          </table:table-cell>
          <table:table-cell table:number-columns-repeated="2" office:value-type="currency" office:currency="PLN" office:value="0" calcext:value-type="currency">
            <text:p>0.00 PLN</text:p>
          </table:table-cell>
          <table:table-cell table:formula="of:=[.C7]-[.E7]-[.F7]" office:value-type="currency" office:currency="PLN" office:value="1410" calcext:value-type="currency">
            <text:p>1,410.00 PLN</text:p>
          </table:table-cell>
          <table:table-cell table:formula="of:=[.C7]-[.E7]-[.G7]" office:value-type="currency" office:currency="PLN" office:value="1410" calcext:value-type="currency">
            <text:p>1,410.00 PLN</text:p>
          </table:table-cell>
          <table:table-cell office:value-type="float" office:value="750" calcext:value-type="float">
            <text:p>750</text:p>
          </table:table-cell>
          <table:table-cell table:formula="of:=[.A7]*2*4" office:value-type="currency" office:currency="PLN" office:value="6000" calcext:value-type="currency">
            <text:p>6,000.00 PLN</text:p>
          </table:table-cell>
          <table:table-cell table:formula="of:=[.K7]*0.7" office:value-type="currency" office:currency="PLN" office:value="4200" calcext:value-type="currency">
            <text:p>4,200.00 PLN</text:p>
          </table:table-cell>
          <table:table-cell table:formula="of:=[.K7]-[.L7]" office:value-type="currency" office:currency="PLN" office:value="1800" calcext:value-type="currency">
            <text:p>1,800.00 PLN</text:p>
          </table:table-cell>
          <table:table-cell table:formula="of:=[.K7]*0.23" office:value-type="currency" office:currency="PLN" office:value="1380" calcext:value-type="currency">
            <text:p>1,380.00 PLN</text:p>
          </table:table-cell>
          <table:table-cell table:formula="of:=IF([.L7]&lt;=85528;[.L7]*0.18-556.02;14839.02+([.L7]-85528)*0.32)" office:value-type="currency" office:currency="PLN" office:value="199.98" calcext:value-type="currency">
            <text:p>199.98 PLN</text:p>
          </table:table-cell>
          <table:table-cell table:formula="of:=[.L7]*0.19" office:value-type="currency" office:currency="PLN" office:value="798" calcext:value-type="currency">
            <text:p>798.00 PLN</text:p>
          </table:table-cell>
          <table:table-cell table:formula="of:=[.L7]-[.N7]-[.O7]" office:value-type="currency" office:currency="PLN" office:value="2620.02" calcext:value-type="currency">
            <text:p>2,620.02 PLN</text:p>
          </table:table-cell>
          <table:table-cell table:formula="of:=[.L7]-[.N7]-[.P7]" office:value-type="currency" office:currency="PLN" office:value="2022" calcext:value-type="currency">
            <text:p>2,022.00 PLN</text:p>
          </table:table-cell>
          <table:table-cell office:value-type="float" office:value="750" calcext:value-type="float">
            <text:p>750</text:p>
          </table:table-cell>
          <table:table-cell table:formula="of:=[.A7]*3*4" office:value-type="currency" office:currency="PLN" office:value="9000" calcext:value-type="currency">
            <text:p>9,000.00 PLN</text:p>
          </table:table-cell>
          <table:table-cell table:formula="of:=[.T7]*0.7" office:value-type="currency" office:currency="PLN" office:value="6300" calcext:value-type="currency">
            <text:p>6,300.00 PLN</text:p>
          </table:table-cell>
          <table:table-cell table:formula="of:=[.U7]-[.T7]*0.23" office:value-type="currency" office:currency="PLN" office:value="4230" calcext:value-type="currency">
            <text:p>4,230.00 PLN</text:p>
          </table:table-cell>
          <table:table-cell table:formula="of:=[.U7]-[.T7]*0.23-[.T7]*0.19" office:value-type="currency" office:currency="PLN" office:value="2520" calcext:value-type="currency">
            <text:p>2,520.00 PLN</text:p>
          </table:table-cell>
          <table:table-cell office:value-type="float" office:value="750" calcext:value-type="float">
            <text:p>750</text:p>
          </table:table-cell>
          <table:table-cell table:formula="of:=[.A7]*4*4" office:value-type="currency" office:currency="PLN" office:value="12000" calcext:value-type="currency">
            <text:p>12,000.00 PLN</text:p>
          </table:table-cell>
          <table:table-cell table:formula="of:=[.Y7]*0.7" office:value-type="currency" office:currency="PLN" office:value="8400" calcext:value-type="currency">
            <text:p>8,400.00 PLN</text:p>
          </table:table-cell>
          <table:table-cell table:formula="of:=[.Z7]-[.Y7]*0.23" office:value-type="currency" office:currency="PLN" office:value="5640" calcext:value-type="currency">
            <text:p>5,640.00 PLN</text:p>
          </table:table-cell>
          <table:table-cell table:formula="of:=[.Z7]-[.Y7]*0.23-[.Y7]*0.19" office:value-type="currency" office:currency="PLN" office:value="3360" calcext:value-type="currency">
            <text:p>3,360.00 PLN</text:p>
          </table:table-cell>
        </table:table-row>
        <table:table-row table:style-name="ro2">
          <table:table-cell office:value-type="float" office:value="1000" calcext:value-type="float">
            <text:p>1,000</text:p>
          </table:table-cell>
          <table:table-cell table:formula="of:=[.A8]*4" office:value-type="currency" office:currency="PLN" office:value="4000" calcext:value-type="currency">
            <text:p>4,000.00 PLN</text:p>
          </table:table-cell>
          <table:table-cell table:formula="of:=[.B8]*0.7" office:value-type="currency" office:currency="PLN" office:value="2800" calcext:value-type="currency">
            <text:p>2,800.00 PLN</text:p>
          </table:table-cell>
          <table:table-cell table:formula="of:=[.B8]-[.C8]" office:value-type="currency" office:currency="PLN" office:value="1200" calcext:value-type="currency">
            <text:p>1,200.00 PLN</text:p>
          </table:table-cell>
          <table:table-cell table:formula="of:=[.B8]*0.23" office:value-type="currency" office:currency="PLN" office:value="920" calcext:value-type="currency">
            <text:p>920.00 PLN</text:p>
          </table:table-cell>
          <table:table-cell table:number-columns-repeated="2" office:value-type="currency" office:currency="PLN" office:value="0" calcext:value-type="currency">
            <text:p>0.00 PLN</text:p>
          </table:table-cell>
          <table:table-cell table:formula="of:=[.C8]-[.E8]-[.F8]" office:value-type="currency" office:currency="PLN" office:value="1880" calcext:value-type="currency">
            <text:p>1,880.00 PLN</text:p>
          </table:table-cell>
          <table:table-cell table:formula="of:=[.C8]-[.E8]-[.G8]" office:value-type="currency" office:currency="PLN" office:value="1880" calcext:value-type="currency">
            <text:p>1,880.00 PLN</text:p>
          </table:table-cell>
          <table:table-cell office:value-type="float" office:value="1000" calcext:value-type="float">
            <text:p>1,000</text:p>
          </table:table-cell>
          <table:table-cell table:formula="of:=[.A8]*2*4" office:value-type="currency" office:currency="PLN" office:value="8000" calcext:value-type="currency">
            <text:p>8,000.00 PLN</text:p>
          </table:table-cell>
          <table:table-cell table:formula="of:=[.K8]*0.7" office:value-type="currency" office:currency="PLN" office:value="5600" calcext:value-type="currency">
            <text:p>5,600.00 PLN</text:p>
          </table:table-cell>
          <table:table-cell table:formula="of:=[.K8]-[.L8]" office:value-type="currency" office:currency="PLN" office:value="2400" calcext:value-type="currency">
            <text:p>2,400.00 PLN</text:p>
          </table:table-cell>
          <table:table-cell table:formula="of:=[.K8]*0.23" office:value-type="currency" office:currency="PLN" office:value="1840" calcext:value-type="currency">
            <text:p>1,840.00 PLN</text:p>
          </table:table-cell>
          <table:table-cell table:formula="of:=IF([.L8]&lt;=85528;[.L8]*0.18-556.02;14839.02+([.L8]-85528)*0.32)" office:value-type="currency" office:currency="PLN" office:value="451.98" calcext:value-type="currency">
            <text:p>451.98 PLN</text:p>
          </table:table-cell>
          <table:table-cell table:formula="of:=[.L8]*0.19" office:value-type="currency" office:currency="PLN" office:value="1064" calcext:value-type="currency">
            <text:p>1,064.00 PLN</text:p>
          </table:table-cell>
          <table:table-cell table:formula="of:=[.L8]-[.N8]-[.O8]" office:value-type="currency" office:currency="PLN" office:value="3308.02" calcext:value-type="currency">
            <text:p>3,308.02 PLN</text:p>
          </table:table-cell>
          <table:table-cell table:formula="of:=[.L8]-[.N8]-[.P8]" office:value-type="currency" office:currency="PLN" office:value="2696" calcext:value-type="currency">
            <text:p>2,696.00 PLN</text:p>
          </table:table-cell>
          <table:table-cell office:value-type="float" office:value="1000" calcext:value-type="float">
            <text:p>1,000</text:p>
          </table:table-cell>
          <table:table-cell table:formula="of:=[.A8]*3*4" office:value-type="currency" office:currency="PLN" office:value="12000" calcext:value-type="currency">
            <text:p>12,000.00 PLN</text:p>
          </table:table-cell>
          <table:table-cell table:formula="of:=[.T8]*0.7" office:value-type="currency" office:currency="PLN" office:value="8400" calcext:value-type="currency">
            <text:p>8,400.00 PLN</text:p>
          </table:table-cell>
          <table:table-cell table:formula="of:=[.U8]-[.T8]*0.23" office:value-type="currency" office:currency="PLN" office:value="5640" calcext:value-type="currency">
            <text:p>5,640.00 PLN</text:p>
          </table:table-cell>
          <table:table-cell table:formula="of:=[.U8]-[.T8]*0.23-[.T8]*0.19" office:value-type="currency" office:currency="PLN" office:value="3360" calcext:value-type="currency">
            <text:p>3,360.00 PLN</text:p>
          </table:table-cell>
          <table:table-cell office:value-type="float" office:value="1000" calcext:value-type="float">
            <text:p>1,000</text:p>
          </table:table-cell>
          <table:table-cell table:formula="of:=[.A8]*4*4" office:value-type="currency" office:currency="PLN" office:value="16000" calcext:value-type="currency">
            <text:p>16,000.00 PLN</text:p>
          </table:table-cell>
          <table:table-cell table:formula="of:=[.Y8]*0.7" office:value-type="currency" office:currency="PLN" office:value="11200" calcext:value-type="currency">
            <text:p>11,200.00 PLN</text:p>
          </table:table-cell>
          <table:table-cell table:formula="of:=[.Z8]-[.Y8]*0.23" office:value-type="currency" office:currency="PLN" office:value="7520" calcext:value-type="currency">
            <text:p>7,520.00 PLN</text:p>
          </table:table-cell>
          <table:table-cell table:formula="of:=[.Z8]-[.Y8]*0.23-[.Y8]*0.19" office:value-type="currency" office:currency="PLN" office:value="4480" calcext:value-type="currency">
            <text:p>4,480.00 PLN</text:p>
          </table:table-cell>
        </table:table-row>
        <table:table-row table:style-name="ro2">
          <table:table-cell office:value-type="float" office:value="1200" calcext:value-type="float">
            <text:p>1,200</text:p>
          </table:table-cell>
          <table:table-cell table:formula="of:=[.A9]*4" office:value-type="currency" office:currency="PLN" office:value="4800" calcext:value-type="currency">
            <text:p>4,800.00 PLN</text:p>
          </table:table-cell>
          <table:table-cell table:formula="of:=[.B9]*0.7" office:value-type="currency" office:currency="PLN" office:value="3360" calcext:value-type="currency">
            <text:p>3,360.00 PLN</text:p>
          </table:table-cell>
          <table:table-cell table:formula="of:=[.B9]-[.C9]" office:value-type="currency" office:currency="PLN" office:value="1440" calcext:value-type="currency">
            <text:p>1,440.00 PLN</text:p>
          </table:table-cell>
          <table:table-cell table:formula="of:=[.B9]*0.23" office:value-type="currency" office:currency="PLN" office:value="1104" calcext:value-type="currency">
            <text:p>1,104.00 PLN</text:p>
          </table:table-cell>
          <table:table-cell table:formula="of:=IF([.C9]&lt;=85528;[.C9]*0.18-556.02;14839.02+([.C9]-85528)*0.32)" office:value-type="currency" office:currency="PLN" office:value="48.7800000000001" calcext:value-type="currency">
            <text:p>48.78 PLN</text:p>
          </table:table-cell>
          <table:table-cell table:formula="of:=[.C9]*0.19" office:value-type="currency" office:currency="PLN" office:value="638.4" calcext:value-type="currency">
            <text:p>638.40 PLN</text:p>
          </table:table-cell>
          <table:table-cell table:formula="of:=[.C9]-[.E9]-[.F9]" office:value-type="currency" office:currency="PLN" office:value="2207.22" calcext:value-type="currency">
            <text:p>2,207.22 PLN</text:p>
          </table:table-cell>
          <table:table-cell table:formula="of:=[.C9]-[.E9]-[.G9]" office:value-type="currency" office:currency="PLN" office:value="1617.6" calcext:value-type="currency">
            <text:p>1,617.60 PLN</text:p>
          </table:table-cell>
          <table:table-cell office:value-type="float" office:value="1200" calcext:value-type="float">
            <text:p>1,200</text:p>
          </table:table-cell>
          <table:table-cell table:formula="of:=[.A9]*2*4" office:value-type="currency" office:currency="PLN" office:value="9600" calcext:value-type="currency">
            <text:p>9,600.00 PLN</text:p>
          </table:table-cell>
          <table:table-cell table:formula="of:=[.K9]*0.7" office:value-type="currency" office:currency="PLN" office:value="6720" calcext:value-type="currency">
            <text:p>6,720.00 PLN</text:p>
          </table:table-cell>
          <table:table-cell table:formula="of:=[.K9]-[.L9]" office:value-type="currency" office:currency="PLN" office:value="2880" calcext:value-type="currency">
            <text:p>2,880.00 PLN</text:p>
          </table:table-cell>
          <table:table-cell table:formula="of:=[.K9]*0.23" office:value-type="currency" office:currency="PLN" office:value="2208" calcext:value-type="currency">
            <text:p>2,208.00 PLN</text:p>
          </table:table-cell>
          <table:table-cell table:formula="of:=IF([.L9]&lt;=85528;[.L9]*0.18-556.02;14839.02+([.L9]-85528)*0.32)" office:value-type="currency" office:currency="PLN" office:value="653.58" calcext:value-type="currency">
            <text:p>653.58 PLN</text:p>
          </table:table-cell>
          <table:table-cell table:formula="of:=[.L9]*0.19" office:value-type="currency" office:currency="PLN" office:value="1276.8" calcext:value-type="currency">
            <text:p>1,276.80 PLN</text:p>
          </table:table-cell>
          <table:table-cell table:formula="of:=[.L9]-[.N9]-[.O9]" office:value-type="currency" office:currency="PLN" office:value="3858.42" calcext:value-type="currency">
            <text:p>3,858.42 PLN</text:p>
          </table:table-cell>
          <table:table-cell table:formula="of:=[.L9]-[.N9]-[.P9]" office:value-type="currency" office:currency="PLN" office:value="3235.2" calcext:value-type="currency">
            <text:p>3,235.20 PLN</text:p>
          </table:table-cell>
          <table:table-cell office:value-type="float" office:value="1200" calcext:value-type="float">
            <text:p>1,200</text:p>
          </table:table-cell>
          <table:table-cell table:formula="of:=[.A9]*3*4" office:value-type="currency" office:currency="PLN" office:value="14400" calcext:value-type="currency">
            <text:p>14,400.00 PLN</text:p>
          </table:table-cell>
          <table:table-cell table:formula="of:=[.T9]*0.7" office:value-type="currency" office:currency="PLN" office:value="10080" calcext:value-type="currency">
            <text:p>10,080.00 PLN</text:p>
          </table:table-cell>
          <table:table-cell table:formula="of:=[.U9]-[.T9]*0.23" office:value-type="currency" office:currency="PLN" office:value="6768" calcext:value-type="currency">
            <text:p>6,768.00 PLN</text:p>
          </table:table-cell>
          <table:table-cell table:formula="of:=[.U9]-[.T9]*0.23-[.T9]*0.19" office:value-type="currency" office:currency="PLN" office:value="4032" calcext:value-type="currency">
            <text:p>4,032.00 PLN</text:p>
          </table:table-cell>
          <table:table-cell office:value-type="float" office:value="1200" calcext:value-type="float">
            <text:p>1,200</text:p>
          </table:table-cell>
          <table:table-cell table:formula="of:=[.A9]*4*4" office:value-type="currency" office:currency="PLN" office:value="19200" calcext:value-type="currency">
            <text:p>19,200.00 PLN</text:p>
          </table:table-cell>
          <table:table-cell table:formula="of:=[.Y9]*0.7" office:value-type="currency" office:currency="PLN" office:value="13440" calcext:value-type="currency">
            <text:p>13,440.00 PLN</text:p>
          </table:table-cell>
          <table:table-cell table:formula="of:=[.Z9]-[.Y9]*0.23" office:value-type="currency" office:currency="PLN" office:value="9024" calcext:value-type="currency">
            <text:p>9,024.00 PLN</text:p>
          </table:table-cell>
          <table:table-cell table:formula="of:=[.Z9]-[.Y9]*0.23-[.Y9]*0.19" office:value-type="currency" office:currency="PLN" office:value="5376" calcext:value-type="currency">
            <text:p>5,376.00 PLN</text:p>
          </table:table-cell>
        </table:table-row>
        <table:table-row table:style-name="ro2">
          <table:table-cell office:value-type="float" office:value="1500" calcext:value-type="float">
            <text:p>1,500</text:p>
          </table:table-cell>
          <table:table-cell table:formula="of:=[.A10]*4" office:value-type="currency" office:currency="PLN" office:value="6000" calcext:value-type="currency">
            <text:p>6,000.00 PLN</text:p>
          </table:table-cell>
          <table:table-cell table:formula="of:=[.B10]*0.7" office:value-type="currency" office:currency="PLN" office:value="4200" calcext:value-type="currency">
            <text:p>4,200.00 PLN</text:p>
          </table:table-cell>
          <table:table-cell table:formula="of:=[.B10]-[.C10]" office:value-type="currency" office:currency="PLN" office:value="1800" calcext:value-type="currency">
            <text:p>1,800.00 PLN</text:p>
          </table:table-cell>
          <table:table-cell table:formula="of:=[.B10]*0.23" office:value-type="currency" office:currency="PLN" office:value="1380" calcext:value-type="currency">
            <text:p>1,380.00 PLN</text:p>
          </table:table-cell>
          <table:table-cell table:formula="of:=IF([.C10]&lt;=85528;[.C10]*0.18-556.02;14839.02+([.C10]-85528)*0.32)" office:value-type="currency" office:currency="PLN" office:value="199.98" calcext:value-type="currency">
            <text:p>199.98 PLN</text:p>
          </table:table-cell>
          <table:table-cell table:formula="of:=[.C10]*0.19" office:value-type="currency" office:currency="PLN" office:value="798" calcext:value-type="currency">
            <text:p>798.00 PLN</text:p>
          </table:table-cell>
          <table:table-cell table:formula="of:=[.C10]-[.E10]-[.F10]" office:value-type="currency" office:currency="PLN" office:value="2620.02" calcext:value-type="currency">
            <text:p>2,620.02 PLN</text:p>
          </table:table-cell>
          <table:table-cell table:formula="of:=[.C10]-[.E10]-[.G10]" office:value-type="currency" office:currency="PLN" office:value="2022" calcext:value-type="currency">
            <text:p>2,022.00 PLN</text:p>
          </table:table-cell>
          <table:table-cell office:value-type="float" office:value="1500" calcext:value-type="float">
            <text:p>1,500</text:p>
          </table:table-cell>
          <table:table-cell table:formula="of:=[.A10]*2*4" office:value-type="currency" office:currency="PLN" office:value="12000" calcext:value-type="currency">
            <text:p>12,000.00 PLN</text:p>
          </table:table-cell>
          <table:table-cell table:formula="of:=[.K10]*0.7" office:value-type="currency" office:currency="PLN" office:value="8400" calcext:value-type="currency">
            <text:p>8,400.00 PLN</text:p>
          </table:table-cell>
          <table:table-cell table:formula="of:=[.K10]-[.L10]" office:value-type="currency" office:currency="PLN" office:value="3600" calcext:value-type="currency">
            <text:p>3,600.00 PLN</text:p>
          </table:table-cell>
          <table:table-cell table:formula="of:=[.K10]*0.23" office:value-type="currency" office:currency="PLN" office:value="2760" calcext:value-type="currency">
            <text:p>2,760.00 PLN</text:p>
          </table:table-cell>
          <table:table-cell table:formula="of:=IF([.L10]&lt;=85528;[.L10]*0.18-556.02;14839.02+([.L10]-85528)*0.32)" office:value-type="currency" office:currency="PLN" office:value="955.98" calcext:value-type="currency">
            <text:p>955.98 PLN</text:p>
          </table:table-cell>
          <table:table-cell table:formula="of:=[.L10]*0.19" office:value-type="currency" office:currency="PLN" office:value="1596" calcext:value-type="currency">
            <text:p>1,596.00 PLN</text:p>
          </table:table-cell>
          <table:table-cell table:formula="of:=[.L10]-[.N10]-[.O10]" office:value-type="currency" office:currency="PLN" office:value="4684.02" calcext:value-type="currency">
            <text:p>4,684.02 PLN</text:p>
          </table:table-cell>
          <table:table-cell table:formula="of:=[.L10]-[.N10]-[.P10]" office:value-type="currency" office:currency="PLN" office:value="4044" calcext:value-type="currency">
            <text:p>4,044.00 PLN</text:p>
          </table:table-cell>
          <table:table-cell office:value-type="float" office:value="1500" calcext:value-type="float">
            <text:p>1,500</text:p>
          </table:table-cell>
          <table:table-cell table:formula="of:=[.A10]*3*4" office:value-type="currency" office:currency="PLN" office:value="18000" calcext:value-type="currency">
            <text:p>18,000.00 PLN</text:p>
          </table:table-cell>
          <table:table-cell table:formula="of:=[.T10]*0.7" office:value-type="currency" office:currency="PLN" office:value="12600" calcext:value-type="currency">
            <text:p>12,600.00 PLN</text:p>
          </table:table-cell>
          <table:table-cell table:formula="of:=[.U10]-[.T10]*0.23" office:value-type="currency" office:currency="PLN" office:value="8460" calcext:value-type="currency">
            <text:p>8,460.00 PLN</text:p>
          </table:table-cell>
          <table:table-cell table:formula="of:=[.U10]-[.T10]*0.23-[.T10]*0.19" office:value-type="currency" office:currency="PLN" office:value="5040" calcext:value-type="currency">
            <text:p>5,040.00 PLN</text:p>
          </table:table-cell>
          <table:table-cell office:value-type="float" office:value="1500" calcext:value-type="float">
            <text:p>1,500</text:p>
          </table:table-cell>
          <table:table-cell table:formula="of:=[.A10]*4*4" office:value-type="currency" office:currency="PLN" office:value="24000" calcext:value-type="currency">
            <text:p>24,000.00 PLN</text:p>
          </table:table-cell>
          <table:table-cell table:formula="of:=[.Y10]*0.7" office:value-type="currency" office:currency="PLN" office:value="16800" calcext:value-type="currency">
            <text:p>16,800.00 PLN</text:p>
          </table:table-cell>
          <table:table-cell table:formula="of:=[.Z10]-[.Y10]*0.23" office:value-type="currency" office:currency="PLN" office:value="11280" calcext:value-type="currency">
            <text:p>11,280.00 PLN</text:p>
          </table:table-cell>
          <table:table-cell table:formula="of:=[.Z10]-[.Y10]*0.23-[.Y10]*0.19" office:value-type="currency" office:currency="PLN" office:value="6720" calcext:value-type="currency">
            <text:p>6,720.00 PLN</text:p>
          </table:table-cell>
        </table:table-row>
        <table:table-row table:style-name="ro2">
          <table:table-cell office:value-type="float" office:value="2000" calcext:value-type="float">
            <text:p>2,000</text:p>
          </table:table-cell>
          <table:table-cell table:formula="of:=[.A11]*4" office:value-type="currency" office:currency="PLN" office:value="8000" calcext:value-type="currency">
            <text:p>8,000.00 PLN</text:p>
          </table:table-cell>
          <table:table-cell table:formula="of:=[.B11]*0.7" office:value-type="currency" office:currency="PLN" office:value="5600" calcext:value-type="currency">
            <text:p>5,600.00 PLN</text:p>
          </table:table-cell>
          <table:table-cell table:formula="of:=[.B11]-[.C11]" office:value-type="currency" office:currency="PLN" office:value="2400" calcext:value-type="currency">
            <text:p>2,400.00 PLN</text:p>
          </table:table-cell>
          <table:table-cell table:formula="of:=[.B11]*0.23" office:value-type="currency" office:currency="PLN" office:value="1840" calcext:value-type="currency">
            <text:p>1,840.00 PLN</text:p>
          </table:table-cell>
          <table:table-cell table:formula="of:=IF([.C11]&lt;=85528;[.C11]*0.18-556.02;14839.02+([.C11]-85528)*0.32)" office:value-type="currency" office:currency="PLN" office:value="451.98" calcext:value-type="currency">
            <text:p>451.98 PLN</text:p>
          </table:table-cell>
          <table:table-cell table:formula="of:=[.C11]*0.19" office:value-type="currency" office:currency="PLN" office:value="1064" calcext:value-type="currency">
            <text:p>1,064.00 PLN</text:p>
          </table:table-cell>
          <table:table-cell table:formula="of:=[.C11]-[.E11]-[.F11]" office:value-type="currency" office:currency="PLN" office:value="3308.02" calcext:value-type="currency">
            <text:p>3,308.02 PLN</text:p>
          </table:table-cell>
          <table:table-cell table:formula="of:=[.C11]-[.E11]-[.G11]" office:value-type="currency" office:currency="PLN" office:value="2696" calcext:value-type="currency">
            <text:p>2,696.00 PLN</text:p>
          </table:table-cell>
          <table:table-cell office:value-type="float" office:value="2000" calcext:value-type="float">
            <text:p>2,000</text:p>
          </table:table-cell>
          <table:table-cell table:formula="of:=[.A11]*2*4" office:value-type="currency" office:currency="PLN" office:value="16000" calcext:value-type="currency">
            <text:p>16,000.00 PLN</text:p>
          </table:table-cell>
          <table:table-cell table:formula="of:=[.K11]*0.7" office:value-type="currency" office:currency="PLN" office:value="11200" calcext:value-type="currency">
            <text:p>11,200.00 PLN</text:p>
          </table:table-cell>
          <table:table-cell table:formula="of:=[.K11]-[.L11]" office:value-type="currency" office:currency="PLN" office:value="4800" calcext:value-type="currency">
            <text:p>4,800.00 PLN</text:p>
          </table:table-cell>
          <table:table-cell table:formula="of:=[.K11]*0.23" office:value-type="currency" office:currency="PLN" office:value="3680" calcext:value-type="currency">
            <text:p>3,680.00 PLN</text:p>
          </table:table-cell>
          <table:table-cell table:formula="of:=IF([.L11]&lt;=85528;[.L11]*0.18-556.02;14839.02+([.L11]-85528)*0.32)" office:value-type="currency" office:currency="PLN" office:value="1459.98" calcext:value-type="currency">
            <text:p>1,459.98 PLN</text:p>
          </table:table-cell>
          <table:table-cell table:formula="of:=[.L11]*0.19" office:value-type="currency" office:currency="PLN" office:value="2128" calcext:value-type="currency">
            <text:p>2,128.00 PLN</text:p>
          </table:table-cell>
          <table:table-cell table:formula="of:=[.L11]-[.N11]-[.O11]" office:value-type="currency" office:currency="PLN" office:value="6060.02" calcext:value-type="currency">
            <text:p>6,060.02 PLN</text:p>
          </table:table-cell>
          <table:table-cell table:formula="of:=[.L11]-[.N11]-[.P11]" office:value-type="currency" office:currency="PLN" office:value="5392" calcext:value-type="currency">
            <text:p>5,392.00 PLN</text:p>
          </table:table-cell>
          <table:table-cell office:value-type="float" office:value="2000" calcext:value-type="float">
            <text:p>2,000</text:p>
          </table:table-cell>
          <table:table-cell table:formula="of:=[.A11]*3*4" office:value-type="currency" office:currency="PLN" office:value="24000" calcext:value-type="currency">
            <text:p>24,000.00 PLN</text:p>
          </table:table-cell>
          <table:table-cell table:formula="of:=[.T11]*0.7" office:value-type="currency" office:currency="PLN" office:value="16800" calcext:value-type="currency">
            <text:p>16,800.00 PLN</text:p>
          </table:table-cell>
          <table:table-cell table:formula="of:=[.U11]-[.T11]*0.23" office:value-type="currency" office:currency="PLN" office:value="11280" calcext:value-type="currency">
            <text:p>11,280.00 PLN</text:p>
          </table:table-cell>
          <table:table-cell table:formula="of:=[.U11]-[.T11]*0.23-[.T11]*0.19" office:value-type="currency" office:currency="PLN" office:value="6720" calcext:value-type="currency">
            <text:p>6,720.00 PLN</text:p>
          </table:table-cell>
          <table:table-cell office:value-type="float" office:value="2000" calcext:value-type="float">
            <text:p>2,000</text:p>
          </table:table-cell>
          <table:table-cell table:formula="of:=[.A11]*4*4" office:value-type="currency" office:currency="PLN" office:value="32000" calcext:value-type="currency">
            <text:p>32,000.00 PLN</text:p>
          </table:table-cell>
          <table:table-cell table:formula="of:=[.Y11]*0.7" office:value-type="currency" office:currency="PLN" office:value="22400" calcext:value-type="currency">
            <text:p>22,400.00 PLN</text:p>
          </table:table-cell>
          <table:table-cell table:formula="of:=[.Z11]-[.Y11]*0.23" office:value-type="currency" office:currency="PLN" office:value="15040" calcext:value-type="currency">
            <text:p>15,040.00 PLN</text:p>
          </table:table-cell>
          <table:table-cell table:formula="of:=[.Z11]-[.Y11]*0.23-[.Y11]*0.19" office:value-type="currency" office:currency="PLN" office:value="8960" calcext:value-type="currency">
            <text:p>8,960.00 PLN</text:p>
          </table:table-cell>
        </table:table-row>
        <table:table-row table:style-name="ro2">
          <table:table-cell office:value-type="float" office:value="2250" calcext:value-type="float">
            <text:p>2,250</text:p>
          </table:table-cell>
          <table:table-cell table:formula="of:=[.A12]*4" office:value-type="currency" office:currency="PLN" office:value="9000" calcext:value-type="currency">
            <text:p>9,000.00 PLN</text:p>
          </table:table-cell>
          <table:table-cell table:formula="of:=[.B12]*0.7" office:value-type="currency" office:currency="PLN" office:value="6300" calcext:value-type="currency">
            <text:p>6,300.00 PLN</text:p>
          </table:table-cell>
          <table:table-cell table:formula="of:=[.B12]-[.C12]" office:value-type="currency" office:currency="PLN" office:value="2700" calcext:value-type="currency">
            <text:p>2,700.00 PLN</text:p>
          </table:table-cell>
          <table:table-cell table:formula="of:=[.B12]*0.23" office:value-type="currency" office:currency="PLN" office:value="2070" calcext:value-type="currency">
            <text:p>2,070.00 PLN</text:p>
          </table:table-cell>
          <table:table-cell table:formula="of:=IF([.C12]&lt;=85528;[.C12]*0.18-556.02;14839.02+([.C12]-85528)*0.32)" office:value-type="currency" office:currency="PLN" office:value="577.98" calcext:value-type="currency">
            <text:p>577.98 PLN</text:p>
          </table:table-cell>
          <table:table-cell table:formula="of:=[.C12]*0.19" office:value-type="currency" office:currency="PLN" office:value="1197" calcext:value-type="currency">
            <text:p>1,197.00 PLN</text:p>
          </table:table-cell>
          <table:table-cell table:formula="of:=[.C12]-[.E12]-[.F12]" office:value-type="currency" office:currency="PLN" office:value="3652.02" calcext:value-type="currency">
            <text:p>3,652.02 PLN</text:p>
          </table:table-cell>
          <table:table-cell table:formula="of:=[.C12]-[.E12]-[.G12]" office:value-type="currency" office:currency="PLN" office:value="3033" calcext:value-type="currency">
            <text:p>3,033.00 PLN</text:p>
          </table:table-cell>
          <table:table-cell office:value-type="float" office:value="2250" calcext:value-type="float">
            <text:p>2,250</text:p>
          </table:table-cell>
          <table:table-cell table:formula="of:=[.A12]*2*4" office:value-type="currency" office:currency="PLN" office:value="18000" calcext:value-type="currency">
            <text:p>18,000.00 PLN</text:p>
          </table:table-cell>
          <table:table-cell table:formula="of:=[.K12]*0.7" office:value-type="currency" office:currency="PLN" office:value="12600" calcext:value-type="currency">
            <text:p>12,600.00 PLN</text:p>
          </table:table-cell>
          <table:table-cell table:formula="of:=[.K12]-[.L12]" office:value-type="currency" office:currency="PLN" office:value="5400" calcext:value-type="currency">
            <text:p>5,400.00 PLN</text:p>
          </table:table-cell>
          <table:table-cell table:formula="of:=[.K12]*0.23" office:value-type="currency" office:currency="PLN" office:value="4140" calcext:value-type="currency">
            <text:p>4,140.00 PLN</text:p>
          </table:table-cell>
          <table:table-cell table:formula="of:=IF([.L12]&lt;=85528;[.L12]*0.18-556.02;14839.02+([.L12]-85528)*0.32)" office:value-type="currency" office:currency="PLN" office:value="1711.98" calcext:value-type="currency">
            <text:p>1,711.98 PLN</text:p>
          </table:table-cell>
          <table:table-cell table:formula="of:=[.L12]*0.19" office:value-type="currency" office:currency="PLN" office:value="2394" calcext:value-type="currency">
            <text:p>2,394.00 PLN</text:p>
          </table:table-cell>
          <table:table-cell table:formula="of:=[.L12]-[.N12]-[.O12]" office:value-type="currency" office:currency="PLN" office:value="6748.02" calcext:value-type="currency">
            <text:p>6,748.02 PLN</text:p>
          </table:table-cell>
          <table:table-cell table:formula="of:=[.L12]-[.N12]-[.P12]" office:value-type="currency" office:currency="PLN" office:value="6066" calcext:value-type="currency">
            <text:p>6,066.00 PLN</text:p>
          </table:table-cell>
          <table:table-cell office:value-type="float" office:value="2250" calcext:value-type="float">
            <text:p>2,250</text:p>
          </table:table-cell>
          <table:table-cell table:formula="of:=[.A12]*3*4" office:value-type="currency" office:currency="PLN" office:value="27000" calcext:value-type="currency">
            <text:p>27,000.00 PLN</text:p>
          </table:table-cell>
          <table:table-cell table:formula="of:=[.T12]*0.7" office:value-type="currency" office:currency="PLN" office:value="18900" calcext:value-type="currency">
            <text:p>18,900.00 PLN</text:p>
          </table:table-cell>
          <table:table-cell table:formula="of:=[.U12]-[.T12]*0.23" office:value-type="currency" office:currency="PLN" office:value="12690" calcext:value-type="currency">
            <text:p>12,690.00 PLN</text:p>
          </table:table-cell>
          <table:table-cell table:formula="of:=[.U12]-[.T12]*0.23-[.T12]*0.19" office:value-type="currency" office:currency="PLN" office:value="7560" calcext:value-type="currency">
            <text:p>7,560.00 PLN</text:p>
          </table:table-cell>
          <table:table-cell office:value-type="float" office:value="2250" calcext:value-type="float">
            <text:p>2,250</text:p>
          </table:table-cell>
          <table:table-cell table:formula="of:=[.A12]*4*4" office:value-type="currency" office:currency="PLN" office:value="36000" calcext:value-type="currency">
            <text:p>36,000.00 PLN</text:p>
          </table:table-cell>
          <table:table-cell table:formula="of:=[.Y12]*0.7" office:value-type="currency" office:currency="PLN" office:value="25200" calcext:value-type="currency">
            <text:p>25,200.00 PLN</text:p>
          </table:table-cell>
          <table:table-cell table:formula="of:=[.Z12]-[.Y12]*0.23" office:value-type="currency" office:currency="PLN" office:value="16920" calcext:value-type="currency">
            <text:p>16,920.00 PLN</text:p>
          </table:table-cell>
          <table:table-cell table:formula="of:=[.Z12]-[.Y12]*0.23-[.Y12]*0.19" office:value-type="currency" office:currency="PLN" office:value="10080" calcext:value-type="currency">
            <text:p>10,080.00 PLN</text:p>
          </table:table-cell>
        </table:table-row>
        <table:table-row table:style-name="ro2">
          <table:table-cell office:value-type="float" office:value="2500" calcext:value-type="float">
            <text:p>2,500</text:p>
          </table:table-cell>
          <table:table-cell table:formula="of:=[.A13]*4" office:value-type="currency" office:currency="PLN" office:value="10000" calcext:value-type="currency">
            <text:p>10,000.00 PLN</text:p>
          </table:table-cell>
          <table:table-cell table:formula="of:=[.B13]*0.7" office:value-type="currency" office:currency="PLN" office:value="7000" calcext:value-type="currency">
            <text:p>7,000.00 PLN</text:p>
          </table:table-cell>
          <table:table-cell table:formula="of:=[.B13]-[.C13]" office:value-type="currency" office:currency="PLN" office:value="3000" calcext:value-type="currency">
            <text:p>3,000.00 PLN</text:p>
          </table:table-cell>
          <table:table-cell table:formula="of:=[.B13]*0.23" office:value-type="currency" office:currency="PLN" office:value="2300" calcext:value-type="currency">
            <text:p>2,300.00 PLN</text:p>
          </table:table-cell>
          <table:table-cell table:formula="of:=IF([.C13]&lt;=85528;[.C13]*0.18-556.02;14839.02+([.C13]-85528)*0.32)" office:value-type="currency" office:currency="PLN" office:value="703.98" calcext:value-type="currency">
            <text:p>703.98 PLN</text:p>
          </table:table-cell>
          <table:table-cell table:formula="of:=[.C13]*0.19" office:value-type="currency" office:currency="PLN" office:value="1330" calcext:value-type="currency">
            <text:p>1,330.00 PLN</text:p>
          </table:table-cell>
          <table:table-cell table:formula="of:=[.C13]-[.E13]-[.F13]" office:value-type="currency" office:currency="PLN" office:value="3996.02" calcext:value-type="currency">
            <text:p>3,996.02 PLN</text:p>
          </table:table-cell>
          <table:table-cell table:formula="of:=[.C13]-[.E13]-[.G13]" office:value-type="currency" office:currency="PLN" office:value="3370" calcext:value-type="currency">
            <text:p>3,370.00 PLN</text:p>
          </table:table-cell>
          <table:table-cell office:value-type="float" office:value="2500" calcext:value-type="float">
            <text:p>2,500</text:p>
          </table:table-cell>
          <table:table-cell table:formula="of:=[.A13]*2*4" office:value-type="currency" office:currency="PLN" office:value="20000" calcext:value-type="currency">
            <text:p>20,000.00 PLN</text:p>
          </table:table-cell>
          <table:table-cell table:formula="of:=[.K13]*0.7" office:value-type="currency" office:currency="PLN" office:value="14000" calcext:value-type="currency">
            <text:p>14,000.00 PLN</text:p>
          </table:table-cell>
          <table:table-cell table:formula="of:=[.K13]-[.L13]" office:value-type="currency" office:currency="PLN" office:value="6000" calcext:value-type="currency">
            <text:p>6,000.00 PLN</text:p>
          </table:table-cell>
          <table:table-cell table:formula="of:=[.K13]*0.23" office:value-type="currency" office:currency="PLN" office:value="4600" calcext:value-type="currency">
            <text:p>4,600.00 PLN</text:p>
          </table:table-cell>
          <table:table-cell table:formula="of:=IF([.L13]&lt;=85528;[.L13]*0.18-556.02;14839.02+([.L13]-85528)*0.32)" office:value-type="currency" office:currency="PLN" office:value="1963.98" calcext:value-type="currency">
            <text:p>1,963.98 PLN</text:p>
          </table:table-cell>
          <table:table-cell table:formula="of:=[.L13]*0.19" office:value-type="currency" office:currency="PLN" office:value="2660" calcext:value-type="currency">
            <text:p>2,660.00 PLN</text:p>
          </table:table-cell>
          <table:table-cell table:formula="of:=[.L13]-[.N13]-[.O13]" office:value-type="currency" office:currency="PLN" office:value="7436.02" calcext:value-type="currency">
            <text:p>7,436.02 PLN</text:p>
          </table:table-cell>
          <table:table-cell table:formula="of:=[.L13]-[.N13]-[.P13]" office:value-type="currency" office:currency="PLN" office:value="6740" calcext:value-type="currency">
            <text:p>6,740.00 PLN</text:p>
          </table:table-cell>
          <table:table-cell office:value-type="float" office:value="2500" calcext:value-type="float">
            <text:p>2,500</text:p>
          </table:table-cell>
          <table:table-cell table:formula="of:=[.A13]*3*4" office:value-type="currency" office:currency="PLN" office:value="30000" calcext:value-type="currency">
            <text:p>30,000.00 PLN</text:p>
          </table:table-cell>
          <table:table-cell table:formula="of:=[.T13]*0.7" office:value-type="currency" office:currency="PLN" office:value="21000" calcext:value-type="currency">
            <text:p>21,000.00 PLN</text:p>
          </table:table-cell>
          <table:table-cell table:formula="of:=[.U13]-[.T13]*0.23" office:value-type="currency" office:currency="PLN" office:value="14100" calcext:value-type="currency">
            <text:p>14,100.00 PLN</text:p>
          </table:table-cell>
          <table:table-cell table:formula="of:=[.U13]-[.T13]*0.23-[.T13]*0.19" office:value-type="currency" office:currency="PLN" office:value="8400" calcext:value-type="currency">
            <text:p>8,400.00 PLN</text:p>
          </table:table-cell>
          <table:table-cell office:value-type="float" office:value="2500" calcext:value-type="float">
            <text:p>2,500</text:p>
          </table:table-cell>
          <table:table-cell table:formula="of:=[.A13]*4*4" office:value-type="currency" office:currency="PLN" office:value="40000" calcext:value-type="currency">
            <text:p>40,000.00 PLN</text:p>
          </table:table-cell>
          <table:table-cell table:formula="of:=[.Y13]*0.7" office:value-type="currency" office:currency="PLN" office:value="28000" calcext:value-type="currency">
            <text:p>28,000.00 PLN</text:p>
          </table:table-cell>
          <table:table-cell table:formula="of:=[.Z13]-[.Y13]*0.23" office:value-type="currency" office:currency="PLN" office:value="18800" calcext:value-type="currency">
            <text:p>18,800.00 PLN</text:p>
          </table:table-cell>
          <table:table-cell table:formula="of:=[.Z13]-[.Y13]*0.23-[.Y13]*0.19" office:value-type="currency" office:currency="PLN" office:value="11200" calcext:value-type="currency">
            <text:p>11,200.00 PLN</text:p>
          </table:table-cell>
        </table:table-row>
        <table:table-row table:style-name="ro2">
          <table:table-cell office:value-type="float" office:value="2750" calcext:value-type="float">
            <text:p>2,750</text:p>
          </table:table-cell>
          <table:table-cell table:formula="of:=[.A14]*4" office:value-type="currency" office:currency="PLN" office:value="11000" calcext:value-type="currency">
            <text:p>11,000.00 PLN</text:p>
          </table:table-cell>
          <table:table-cell table:formula="of:=[.B14]*0.7" office:value-type="currency" office:currency="PLN" office:value="7700" calcext:value-type="currency">
            <text:p>7,700.00 PLN</text:p>
          </table:table-cell>
          <table:table-cell table:formula="of:=[.B14]-[.C14]" office:value-type="currency" office:currency="PLN" office:value="3300" calcext:value-type="currency">
            <text:p>3,300.00 PLN</text:p>
          </table:table-cell>
          <table:table-cell table:formula="of:=[.B14]*0.23" office:value-type="currency" office:currency="PLN" office:value="2530" calcext:value-type="currency">
            <text:p>2,530.00 PLN</text:p>
          </table:table-cell>
          <table:table-cell table:formula="of:=IF([.C14]&lt;=85528;[.C14]*0.18-556.02;14839.02+([.C14]-85528)*0.32)" office:value-type="currency" office:currency="PLN" office:value="829.98" calcext:value-type="currency">
            <text:p>829.98 PLN</text:p>
          </table:table-cell>
          <table:table-cell table:formula="of:=[.C14]*0.19" office:value-type="currency" office:currency="PLN" office:value="1463" calcext:value-type="currency">
            <text:p>1,463.00 PLN</text:p>
          </table:table-cell>
          <table:table-cell table:formula="of:=[.C14]-[.E14]-[.F14]" office:value-type="currency" office:currency="PLN" office:value="4340.02" calcext:value-type="currency">
            <text:p>4,340.02 PLN</text:p>
          </table:table-cell>
          <table:table-cell table:formula="of:=[.C14]-[.E14]-[.G14]" office:value-type="currency" office:currency="PLN" office:value="3707" calcext:value-type="currency">
            <text:p>3,707.00 PLN</text:p>
          </table:table-cell>
          <table:table-cell office:value-type="float" office:value="2750" calcext:value-type="float">
            <text:p>2,750</text:p>
          </table:table-cell>
          <table:table-cell table:formula="of:=[.A14]*2*4" office:value-type="currency" office:currency="PLN" office:value="22000" calcext:value-type="currency">
            <text:p>22,000.00 PLN</text:p>
          </table:table-cell>
          <table:table-cell table:formula="of:=[.K14]*0.7" office:value-type="currency" office:currency="PLN" office:value="15400" calcext:value-type="currency">
            <text:p>15,400.00 PLN</text:p>
          </table:table-cell>
          <table:table-cell table:formula="of:=[.K14]-[.L14]" office:value-type="currency" office:currency="PLN" office:value="6600" calcext:value-type="currency">
            <text:p>6,600.00 PLN</text:p>
          </table:table-cell>
          <table:table-cell table:formula="of:=[.K14]*0.23" office:value-type="currency" office:currency="PLN" office:value="5060" calcext:value-type="currency">
            <text:p>5,060.00 PLN</text:p>
          </table:table-cell>
          <table:table-cell table:formula="of:=IF([.L14]&lt;=85528;[.L14]*0.18-556.02;14839.02+([.L14]-85528)*0.32)" office:value-type="currency" office:currency="PLN" office:value="2215.98" calcext:value-type="currency">
            <text:p>2,215.98 PLN</text:p>
          </table:table-cell>
          <table:table-cell table:formula="of:=[.L14]*0.19" office:value-type="currency" office:currency="PLN" office:value="2926" calcext:value-type="currency">
            <text:p>2,926.00 PLN</text:p>
          </table:table-cell>
          <table:table-cell table:formula="of:=[.L14]-[.N14]-[.O14]" office:value-type="currency" office:currency="PLN" office:value="8124.02" calcext:value-type="currency">
            <text:p>8,124.02 PLN</text:p>
          </table:table-cell>
          <table:table-cell table:formula="of:=[.L14]-[.N14]-[.P14]" office:value-type="currency" office:currency="PLN" office:value="7414" calcext:value-type="currency">
            <text:p>7,414.00 PLN</text:p>
          </table:table-cell>
          <table:table-cell office:value-type="float" office:value="2750" calcext:value-type="float">
            <text:p>2,750</text:p>
          </table:table-cell>
          <table:table-cell table:formula="of:=[.A14]*3*4" office:value-type="currency" office:currency="PLN" office:value="33000" calcext:value-type="currency">
            <text:p>33,000.00 PLN</text:p>
          </table:table-cell>
          <table:table-cell table:formula="of:=[.T14]*0.7" office:value-type="currency" office:currency="PLN" office:value="23100" calcext:value-type="currency">
            <text:p>23,100.00 PLN</text:p>
          </table:table-cell>
          <table:table-cell table:formula="of:=[.U14]-[.T14]*0.23" office:value-type="currency" office:currency="PLN" office:value="15510" calcext:value-type="currency">
            <text:p>15,510.00 PLN</text:p>
          </table:table-cell>
          <table:table-cell table:formula="of:=[.U14]-[.T14]*0.23-[.T14]*0.19" office:value-type="currency" office:currency="PLN" office:value="9240" calcext:value-type="currency">
            <text:p>9,240.00 PLN</text:p>
          </table:table-cell>
          <table:table-cell office:value-type="float" office:value="2750" calcext:value-type="float">
            <text:p>2,750</text:p>
          </table:table-cell>
          <table:table-cell table:formula="of:=[.A14]*4*4" office:value-type="currency" office:currency="PLN" office:value="44000" calcext:value-type="currency">
            <text:p>44,000.00 PLN</text:p>
          </table:table-cell>
          <table:table-cell table:formula="of:=[.Y14]*0.7" office:value-type="currency" office:currency="PLN" office:value="30800" calcext:value-type="currency">
            <text:p>30,800.00 PLN</text:p>
          </table:table-cell>
          <table:table-cell table:formula="of:=[.Z14]-[.Y14]*0.23" office:value-type="currency" office:currency="PLN" office:value="20680" calcext:value-type="currency">
            <text:p>20,680.00 PLN</text:p>
          </table:table-cell>
          <table:table-cell table:formula="of:=[.Z14]-[.Y14]*0.23-[.Y14]*0.19" office:value-type="currency" office:currency="PLN" office:value="12320" calcext:value-type="currency">
            <text:p>12,320.00 PLN</text:p>
          </table:table-cell>
        </table:table-row>
        <table:table-row table:style-name="ro2">
          <table:table-cell office:value-type="float" office:value="3000" calcext:value-type="float">
            <text:p>3,000</text:p>
          </table:table-cell>
          <table:table-cell table:formula="of:=[.A15]*4" office:value-type="currency" office:currency="PLN" office:value="12000" calcext:value-type="currency">
            <text:p>12,000.00 PLN</text:p>
          </table:table-cell>
          <table:table-cell table:formula="of:=[.B15]*0.7" office:value-type="currency" office:currency="PLN" office:value="8400" calcext:value-type="currency">
            <text:p>8,400.00 PLN</text:p>
          </table:table-cell>
          <table:table-cell table:formula="of:=[.B15]-[.C15]" office:value-type="currency" office:currency="PLN" office:value="3600" calcext:value-type="currency">
            <text:p>3,600.00 PLN</text:p>
          </table:table-cell>
          <table:table-cell table:formula="of:=[.B15]*0.23" office:value-type="currency" office:currency="PLN" office:value="2760" calcext:value-type="currency">
            <text:p>2,760.00 PLN</text:p>
          </table:table-cell>
          <table:table-cell table:formula="of:=IF([.C15]&lt;=85528;[.C15]*0.18-556.02;14839.02+([.C15]-85528)*0.32)" office:value-type="currency" office:currency="PLN" office:value="955.98" calcext:value-type="currency">
            <text:p>955.98 PLN</text:p>
          </table:table-cell>
          <table:table-cell table:formula="of:=[.C15]*0.19" office:value-type="currency" office:currency="PLN" office:value="1596" calcext:value-type="currency">
            <text:p>1,596.00 PLN</text:p>
          </table:table-cell>
          <table:table-cell table:formula="of:=[.C15]-[.E15]-[.F15]" office:value-type="currency" office:currency="PLN" office:value="4684.02" calcext:value-type="currency">
            <text:p>4,684.02 PLN</text:p>
          </table:table-cell>
          <table:table-cell table:formula="of:=[.C15]-[.E15]-[.G15]" office:value-type="currency" office:currency="PLN" office:value="4044" calcext:value-type="currency">
            <text:p>4,044.00 PLN</text:p>
          </table:table-cell>
          <table:table-cell office:value-type="float" office:value="3000" calcext:value-type="float">
            <text:p>3,000</text:p>
          </table:table-cell>
          <table:table-cell table:formula="of:=[.A15]*2*4" office:value-type="currency" office:currency="PLN" office:value="24000" calcext:value-type="currency">
            <text:p>24,000.00 PLN</text:p>
          </table:table-cell>
          <table:table-cell table:formula="of:=[.K15]*0.7" office:value-type="currency" office:currency="PLN" office:value="16800" calcext:value-type="currency">
            <text:p>16,800.00 PLN</text:p>
          </table:table-cell>
          <table:table-cell table:formula="of:=[.K15]-[.L15]" office:value-type="currency" office:currency="PLN" office:value="7200" calcext:value-type="currency">
            <text:p>7,200.00 PLN</text:p>
          </table:table-cell>
          <table:table-cell table:formula="of:=[.K15]*0.23" office:value-type="currency" office:currency="PLN" office:value="5520" calcext:value-type="currency">
            <text:p>5,520.00 PLN</text:p>
          </table:table-cell>
          <table:table-cell table:formula="of:=IF([.L15]&lt;=85528;[.L15]*0.18-556.02;14839.02+([.L15]-85528)*0.32)" office:value-type="currency" office:currency="PLN" office:value="2467.98" calcext:value-type="currency">
            <text:p>2,467.98 PLN</text:p>
          </table:table-cell>
          <table:table-cell table:formula="of:=[.L15]*0.19" office:value-type="currency" office:currency="PLN" office:value="3192" calcext:value-type="currency">
            <text:p>3,192.00 PLN</text:p>
          </table:table-cell>
          <table:table-cell table:formula="of:=[.L15]-[.N15]-[.O15]" office:value-type="currency" office:currency="PLN" office:value="8812.02" calcext:value-type="currency">
            <text:p>8,812.02 PLN</text:p>
          </table:table-cell>
          <table:table-cell table:formula="of:=[.L15]-[.N15]-[.P15]" office:value-type="currency" office:currency="PLN" office:value="8088" calcext:value-type="currency">
            <text:p>8,088.00 PLN</text:p>
          </table:table-cell>
          <table:table-cell office:value-type="float" office:value="3000" calcext:value-type="float">
            <text:p>3,000</text:p>
          </table:table-cell>
          <table:table-cell table:formula="of:=[.A15]*3*4" office:value-type="currency" office:currency="PLN" office:value="36000" calcext:value-type="currency">
            <text:p>36,000.00 PLN</text:p>
          </table:table-cell>
          <table:table-cell table:formula="of:=[.T15]*0.7" office:value-type="currency" office:currency="PLN" office:value="25200" calcext:value-type="currency">
            <text:p>25,200.00 PLN</text:p>
          </table:table-cell>
          <table:table-cell table:formula="of:=[.U15]-[.T15]*0.23" office:value-type="currency" office:currency="PLN" office:value="16920" calcext:value-type="currency">
            <text:p>16,920.00 PLN</text:p>
          </table:table-cell>
          <table:table-cell table:formula="of:=[.U15]-[.T15]*0.23-[.T15]*0.19" office:value-type="currency" office:currency="PLN" office:value="10080" calcext:value-type="currency">
            <text:p>10,080.00 PLN</text:p>
          </table:table-cell>
          <table:table-cell office:value-type="float" office:value="3000" calcext:value-type="float">
            <text:p>3,000</text:p>
          </table:table-cell>
          <table:table-cell table:formula="of:=[.A15]*4*4" office:value-type="currency" office:currency="PLN" office:value="48000" calcext:value-type="currency">
            <text:p>48,000.00 PLN</text:p>
          </table:table-cell>
          <table:table-cell table:formula="of:=[.Y15]*0.7" office:value-type="currency" office:currency="PLN" office:value="33600" calcext:value-type="currency">
            <text:p>33,600.00 PLN</text:p>
          </table:table-cell>
          <table:table-cell table:formula="of:=[.Z15]-[.Y15]*0.23" office:value-type="currency" office:currency="PLN" office:value="22560" calcext:value-type="currency">
            <text:p>22,560.00 PLN</text:p>
          </table:table-cell>
          <table:table-cell table:formula="of:=[.Z15]-[.Y15]*0.23-[.Y15]*0.19" office:value-type="currency" office:currency="PLN" office:value="13440" calcext:value-type="currency">
            <text:p>13,440.00 PLN</text:p>
          </table:table-cell>
        </table:table-row>
        <table:table-row table:style-name="ro2">
          <table:table-cell office:value-type="float" office:value="3500" calcext:value-type="float">
            <text:p>3,500</text:p>
          </table:table-cell>
          <table:table-cell table:formula="of:=[.A16]*4" office:value-type="currency" office:currency="PLN" office:value="14000" calcext:value-type="currency">
            <text:p>14,000.00 PLN</text:p>
          </table:table-cell>
          <table:table-cell table:formula="of:=[.B16]*0.7" office:value-type="currency" office:currency="PLN" office:value="9800" calcext:value-type="currency">
            <text:p>9,800.00 PLN</text:p>
          </table:table-cell>
          <table:table-cell table:formula="of:=[.B16]-[.C16]" office:value-type="currency" office:currency="PLN" office:value="4200" calcext:value-type="currency">
            <text:p>4,200.00 PLN</text:p>
          </table:table-cell>
          <table:table-cell table:formula="of:=[.B16]*0.23" office:value-type="currency" office:currency="PLN" office:value="3220" calcext:value-type="currency">
            <text:p>3,220.00 PLN</text:p>
          </table:table-cell>
          <table:table-cell table:formula="of:=IF([.C16]&lt;=85528;[.C16]*0.18-556.02;14839.02+([.C16]-85528)*0.32)" office:value-type="currency" office:currency="PLN" office:value="1207.98" calcext:value-type="currency">
            <text:p>1,207.98 PLN</text:p>
          </table:table-cell>
          <table:table-cell table:formula="of:=[.C16]*0.19" office:value-type="currency" office:currency="PLN" office:value="1862" calcext:value-type="currency">
            <text:p>1,862.00 PLN</text:p>
          </table:table-cell>
          <table:table-cell table:formula="of:=[.C16]-[.E16]-[.F16]" office:value-type="currency" office:currency="PLN" office:value="5372.02" calcext:value-type="currency">
            <text:p>5,372.02 PLN</text:p>
          </table:table-cell>
          <table:table-cell table:formula="of:=[.C16]-[.E16]-[.G16]" office:value-type="currency" office:currency="PLN" office:value="4718" calcext:value-type="currency">
            <text:p>4,718.00 PLN</text:p>
          </table:table-cell>
          <table:table-cell office:value-type="float" office:value="3500" calcext:value-type="float">
            <text:p>3,500</text:p>
          </table:table-cell>
          <table:table-cell table:formula="of:=[.A16]*2*4" office:value-type="currency" office:currency="PLN" office:value="28000" calcext:value-type="currency">
            <text:p>28,000.00 PLN</text:p>
          </table:table-cell>
          <table:table-cell table:formula="of:=[.K16]*0.7" office:value-type="currency" office:currency="PLN" office:value="19600" calcext:value-type="currency">
            <text:p>19,600.00 PLN</text:p>
          </table:table-cell>
          <table:table-cell table:formula="of:=[.K16]-[.L16]" office:value-type="currency" office:currency="PLN" office:value="8400" calcext:value-type="currency">
            <text:p>8,400.00 PLN</text:p>
          </table:table-cell>
          <table:table-cell table:formula="of:=[.K16]*0.23" office:value-type="currency" office:currency="PLN" office:value="6440" calcext:value-type="currency">
            <text:p>6,440.00 PLN</text:p>
          </table:table-cell>
          <table:table-cell table:formula="of:=IF([.L16]&lt;=85528;[.L16]*0.18-556.02;14839.02+([.L16]-85528)*0.32)" office:value-type="currency" office:currency="PLN" office:value="2971.98" calcext:value-type="currency">
            <text:p>2,971.98 PLN</text:p>
          </table:table-cell>
          <table:table-cell table:formula="of:=[.L16]*0.19" office:value-type="currency" office:currency="PLN" office:value="3724" calcext:value-type="currency">
            <text:p>3,724.00 PLN</text:p>
          </table:table-cell>
          <table:table-cell table:formula="of:=[.L16]-[.N16]-[.O16]" office:value-type="currency" office:currency="PLN" office:value="10188.02" calcext:value-type="currency">
            <text:p>10,188.02 PLN</text:p>
          </table:table-cell>
          <table:table-cell table:formula="of:=[.L16]-[.N16]-[.P16]" office:value-type="currency" office:currency="PLN" office:value="9436" calcext:value-type="currency">
            <text:p>9,436.00 PLN</text:p>
          </table:table-cell>
          <table:table-cell office:value-type="float" office:value="3500" calcext:value-type="float">
            <text:p>3,500</text:p>
          </table:table-cell>
          <table:table-cell table:formula="of:=[.A16]*3*4" office:value-type="currency" office:currency="PLN" office:value="42000" calcext:value-type="currency">
            <text:p>42,000.00 PLN</text:p>
          </table:table-cell>
          <table:table-cell table:formula="of:=[.T16]*0.7" office:value-type="currency" office:currency="PLN" office:value="29400" calcext:value-type="currency">
            <text:p>29,400.00 PLN</text:p>
          </table:table-cell>
          <table:table-cell table:formula="of:=[.U16]-[.T16]*0.23" office:value-type="currency" office:currency="PLN" office:value="19740" calcext:value-type="currency">
            <text:p>19,740.00 PLN</text:p>
          </table:table-cell>
          <table:table-cell table:formula="of:=[.U16]-[.T16]*0.23-[.T16]*0.19" office:value-type="currency" office:currency="PLN" office:value="11760" calcext:value-type="currency">
            <text:p>11,760.00 PLN</text:p>
          </table:table-cell>
          <table:table-cell office:value-type="float" office:value="3500" calcext:value-type="float">
            <text:p>3,500</text:p>
          </table:table-cell>
          <table:table-cell table:formula="of:=[.A16]*4*4" office:value-type="currency" office:currency="PLN" office:value="56000" calcext:value-type="currency">
            <text:p>56,000.00 PLN</text:p>
          </table:table-cell>
          <table:table-cell table:formula="of:=[.Y16]*0.7" office:value-type="currency" office:currency="PLN" office:value="39200" calcext:value-type="currency">
            <text:p>39,200.00 PLN</text:p>
          </table:table-cell>
          <table:table-cell table:formula="of:=[.Z16]-[.Y16]*0.23" office:value-type="currency" office:currency="PLN" office:value="26320" calcext:value-type="currency">
            <text:p>26,320.00 PLN</text:p>
          </table:table-cell>
          <table:table-cell table:formula="of:=[.Z16]-[.Y16]*0.23-[.Y16]*0.19" office:value-type="currency" office:currency="PLN" office:value="15680" calcext:value-type="currency">
            <text:p>15,680.00 PLN</text:p>
          </table:table-cell>
        </table:table-row>
        <table:table-row table:style-name="ro2">
          <table:table-cell office:value-type="float" office:value="4000" calcext:value-type="float">
            <text:p>4,000</text:p>
          </table:table-cell>
          <table:table-cell table:formula="of:=[.A17]*4" office:value-type="currency" office:currency="PLN" office:value="16000" calcext:value-type="currency">
            <text:p>16,000.00 PLN</text:p>
          </table:table-cell>
          <table:table-cell table:formula="of:=[.B17]*0.7" office:value-type="currency" office:currency="PLN" office:value="11200" calcext:value-type="currency">
            <text:p>11,200.00 PLN</text:p>
          </table:table-cell>
          <table:table-cell table:formula="of:=[.B17]-[.C17]" office:value-type="currency" office:currency="PLN" office:value="4800" calcext:value-type="currency">
            <text:p>4,800.00 PLN</text:p>
          </table:table-cell>
          <table:table-cell table:formula="of:=[.B17]*0.23" office:value-type="currency" office:currency="PLN" office:value="3680" calcext:value-type="currency">
            <text:p>3,680.00 PLN</text:p>
          </table:table-cell>
          <table:table-cell table:formula="of:=IF([.C17]&lt;=85528;[.C17]*0.18-556.02;14839.02+([.C17]-85528)*0.32)" office:value-type="currency" office:currency="PLN" office:value="1459.98" calcext:value-type="currency">
            <text:p>1,459.98 PLN</text:p>
          </table:table-cell>
          <table:table-cell table:formula="of:=[.C17]*0.19" office:value-type="currency" office:currency="PLN" office:value="2128" calcext:value-type="currency">
            <text:p>2,128.00 PLN</text:p>
          </table:table-cell>
          <table:table-cell table:formula="of:=[.C17]-[.E17]-[.F17]" office:value-type="currency" office:currency="PLN" office:value="6060.02" calcext:value-type="currency">
            <text:p>6,060.02 PLN</text:p>
          </table:table-cell>
          <table:table-cell table:formula="of:=[.C17]-[.E17]-[.G17]" office:value-type="currency" office:currency="PLN" office:value="5392" calcext:value-type="currency">
            <text:p>5,392.00 PLN</text:p>
          </table:table-cell>
          <table:table-cell office:value-type="float" office:value="4000" calcext:value-type="float">
            <text:p>4,000</text:p>
          </table:table-cell>
          <table:table-cell table:formula="of:=[.A17]*2*4" office:value-type="currency" office:currency="PLN" office:value="32000" calcext:value-type="currency">
            <text:p>32,000.00 PLN</text:p>
          </table:table-cell>
          <table:table-cell table:formula="of:=[.K17]*0.7" office:value-type="currency" office:currency="PLN" office:value="22400" calcext:value-type="currency">
            <text:p>22,400.00 PLN</text:p>
          </table:table-cell>
          <table:table-cell table:formula="of:=[.K17]-[.L17]" office:value-type="currency" office:currency="PLN" office:value="9600" calcext:value-type="currency">
            <text:p>9,600.00 PLN</text:p>
          </table:table-cell>
          <table:table-cell table:formula="of:=[.K17]*0.23" office:value-type="currency" office:currency="PLN" office:value="7360" calcext:value-type="currency">
            <text:p>7,360.00 PLN</text:p>
          </table:table-cell>
          <table:table-cell table:formula="of:=IF([.L17]&lt;=85528;[.L17]*0.18-556.02;14839.02+([.L17]-85528)*0.32)" office:value-type="currency" office:currency="PLN" office:value="3475.98" calcext:value-type="currency">
            <text:p>3,475.98 PLN</text:p>
          </table:table-cell>
          <table:table-cell table:formula="of:=[.L17]*0.19" office:value-type="currency" office:currency="PLN" office:value="4256" calcext:value-type="currency">
            <text:p>4,256.00 PLN</text:p>
          </table:table-cell>
          <table:table-cell table:formula="of:=[.L17]-[.N17]-[.O17]" office:value-type="currency" office:currency="PLN" office:value="11564.02" calcext:value-type="currency">
            <text:p>11,564.02 PLN</text:p>
          </table:table-cell>
          <table:table-cell table:formula="of:=[.L17]-[.N17]-[.P17]" office:value-type="currency" office:currency="PLN" office:value="10784" calcext:value-type="currency">
            <text:p>10,784.00 PLN</text:p>
          </table:table-cell>
          <table:table-cell office:value-type="float" office:value="4000" calcext:value-type="float">
            <text:p>4,000</text:p>
          </table:table-cell>
          <table:table-cell table:formula="of:=[.A17]*3*4" office:value-type="currency" office:currency="PLN" office:value="48000" calcext:value-type="currency">
            <text:p>48,000.00 PLN</text:p>
          </table:table-cell>
          <table:table-cell table:formula="of:=[.T17]*0.7" office:value-type="currency" office:currency="PLN" office:value="33600" calcext:value-type="currency">
            <text:p>33,600.00 PLN</text:p>
          </table:table-cell>
          <table:table-cell table:formula="of:=[.U17]-[.T17]*0.23" office:value-type="currency" office:currency="PLN" office:value="22560" calcext:value-type="currency">
            <text:p>22,560.00 PLN</text:p>
          </table:table-cell>
          <table:table-cell table:formula="of:=[.U17]-[.T17]*0.23-[.T17]*0.19" office:value-type="currency" office:currency="PLN" office:value="13440" calcext:value-type="currency">
            <text:p>13,440.00 PLN</text:p>
          </table:table-cell>
          <table:table-cell office:value-type="float" office:value="4000" calcext:value-type="float">
            <text:p>4,000</text:p>
          </table:table-cell>
          <table:table-cell table:formula="of:=[.A17]*4*4" office:value-type="currency" office:currency="PLN" office:value="64000" calcext:value-type="currency">
            <text:p>64,000.00 PLN</text:p>
          </table:table-cell>
          <table:table-cell table:formula="of:=[.Y17]*0.7" office:value-type="currency" office:currency="PLN" office:value="44800" calcext:value-type="currency">
            <text:p>44,800.00 PLN</text:p>
          </table:table-cell>
          <table:table-cell table:formula="of:=[.Z17]-[.Y17]*0.23" office:value-type="currency" office:currency="PLN" office:value="30080" calcext:value-type="currency">
            <text:p>30,080.00 PLN</text:p>
          </table:table-cell>
          <table:table-cell table:formula="of:=[.Z17]-[.Y17]*0.23-[.Y17]*0.19" office:value-type="currency" office:currency="PLN" office:value="17920" calcext:value-type="currency">
            <text:p>17,920.00 PLN</text:p>
          </table:table-cell>
        </table:table-row>
        <table:table-row table:style-name="ro2">
          <table:table-cell office:value-type="float" office:value="4500" calcext:value-type="float">
            <text:p>4,500</text:p>
          </table:table-cell>
          <table:table-cell table:formula="of:=[.A18]*4" office:value-type="currency" office:currency="PLN" office:value="18000" calcext:value-type="currency">
            <text:p>18,000.00 PLN</text:p>
          </table:table-cell>
          <table:table-cell table:formula="of:=[.B18]*0.7" office:value-type="currency" office:currency="PLN" office:value="12600" calcext:value-type="currency">
            <text:p>12,600.00 PLN</text:p>
          </table:table-cell>
          <table:table-cell table:formula="of:=[.B18]-[.C18]" office:value-type="currency" office:currency="PLN" office:value="5400" calcext:value-type="currency">
            <text:p>5,400.00 PLN</text:p>
          </table:table-cell>
          <table:table-cell table:formula="of:=[.B18]*0.23" office:value-type="currency" office:currency="PLN" office:value="4140" calcext:value-type="currency">
            <text:p>4,140.00 PLN</text:p>
          </table:table-cell>
          <table:table-cell table:formula="of:=IF([.C18]&lt;=85528;[.C18]*0.18-556.02;14839.02+([.C18]-85528)*0.32)" office:value-type="currency" office:currency="PLN" office:value="1711.98" calcext:value-type="currency">
            <text:p>1,711.98 PLN</text:p>
          </table:table-cell>
          <table:table-cell table:formula="of:=[.C18]*0.19" office:value-type="currency" office:currency="PLN" office:value="2394" calcext:value-type="currency">
            <text:p>2,394.00 PLN</text:p>
          </table:table-cell>
          <table:table-cell table:formula="of:=[.C18]-[.E18]-[.F18]" office:value-type="currency" office:currency="PLN" office:value="6748.02" calcext:value-type="currency">
            <text:p>6,748.02 PLN</text:p>
          </table:table-cell>
          <table:table-cell table:formula="of:=[.C18]-[.E18]-[.G18]" office:value-type="currency" office:currency="PLN" office:value="6066" calcext:value-type="currency">
            <text:p>6,066.00 PLN</text:p>
          </table:table-cell>
          <table:table-cell office:value-type="float" office:value="4500" calcext:value-type="float">
            <text:p>4,500</text:p>
          </table:table-cell>
          <table:table-cell table:formula="of:=[.A18]*2*4" office:value-type="currency" office:currency="PLN" office:value="36000" calcext:value-type="currency">
            <text:p>36,000.00 PLN</text:p>
          </table:table-cell>
          <table:table-cell table:formula="of:=[.K18]*0.7" office:value-type="currency" office:currency="PLN" office:value="25200" calcext:value-type="currency">
            <text:p>25,200.00 PLN</text:p>
          </table:table-cell>
          <table:table-cell table:formula="of:=[.K18]-[.L18]" office:value-type="currency" office:currency="PLN" office:value="10800" calcext:value-type="currency">
            <text:p>10,800.00 PLN</text:p>
          </table:table-cell>
          <table:table-cell table:formula="of:=[.K18]*0.23" office:value-type="currency" office:currency="PLN" office:value="8280" calcext:value-type="currency">
            <text:p>8,280.00 PLN</text:p>
          </table:table-cell>
          <table:table-cell table:formula="of:=IF([.L18]&lt;=85528;[.L18]*0.18-556.02;14839.02+([.L18]-85528)*0.32)" office:value-type="currency" office:currency="PLN" office:value="3979.98" calcext:value-type="currency">
            <text:p>3,979.98 PLN</text:p>
          </table:table-cell>
          <table:table-cell table:formula="of:=[.L18]*0.19" office:value-type="currency" office:currency="PLN" office:value="4788" calcext:value-type="currency">
            <text:p>4,788.00 PLN</text:p>
          </table:table-cell>
          <table:table-cell table:formula="of:=[.L18]-[.N18]-[.O18]" office:value-type="currency" office:currency="PLN" office:value="12940.02" calcext:value-type="currency">
            <text:p>12,940.02 PLN</text:p>
          </table:table-cell>
          <table:table-cell table:formula="of:=[.L18]-[.N18]-[.P18]" office:value-type="currency" office:currency="PLN" office:value="12132" calcext:value-type="currency">
            <text:p>12,132.00 PLN</text:p>
          </table:table-cell>
          <table:table-cell office:value-type="float" office:value="4500" calcext:value-type="float">
            <text:p>4,500</text:p>
          </table:table-cell>
          <table:table-cell table:formula="of:=[.A18]*3*4" office:value-type="currency" office:currency="PLN" office:value="54000" calcext:value-type="currency">
            <text:p>54,000.00 PLN</text:p>
          </table:table-cell>
          <table:table-cell table:formula="of:=[.T18]*0.7" office:value-type="currency" office:currency="PLN" office:value="37800" calcext:value-type="currency">
            <text:p>37,800.00 PLN</text:p>
          </table:table-cell>
          <table:table-cell table:formula="of:=[.U18]-[.T18]*0.23" office:value-type="currency" office:currency="PLN" office:value="25380" calcext:value-type="currency">
            <text:p>25,380.00 PLN</text:p>
          </table:table-cell>
          <table:table-cell table:formula="of:=[.U18]-[.T18]*0.23-[.T18]*0.19" office:value-type="currency" office:currency="PLN" office:value="15120" calcext:value-type="currency">
            <text:p>15,120.00 PLN</text:p>
          </table:table-cell>
          <table:table-cell office:value-type="float" office:value="4500" calcext:value-type="float">
            <text:p>4,500</text:p>
          </table:table-cell>
          <table:table-cell table:formula="of:=[.A18]*4*4" office:value-type="currency" office:currency="PLN" office:value="72000" calcext:value-type="currency">
            <text:p>72,000.00 PLN</text:p>
          </table:table-cell>
          <table:table-cell table:formula="of:=[.Y18]*0.7" office:value-type="currency" office:currency="PLN" office:value="50400" calcext:value-type="currency">
            <text:p>50,400.00 PLN</text:p>
          </table:table-cell>
          <table:table-cell table:formula="of:=[.Z18]-[.Y18]*0.23" office:value-type="currency" office:currency="PLN" office:value="33840" calcext:value-type="currency">
            <text:p>33,840.00 PLN</text:p>
          </table:table-cell>
          <table:table-cell table:formula="of:=[.Z18]-[.Y18]*0.23-[.Y18]*0.19" office:value-type="currency" office:currency="PLN" office:value="20160" calcext:value-type="currency">
            <text:p>20,160.00 PLN</text:p>
          </table:table-cell>
        </table:table-row>
        <table:table-row table:style-name="ro2">
          <table:table-cell office:value-type="float" office:value="5000" calcext:value-type="float">
            <text:p>5,000</text:p>
          </table:table-cell>
          <table:table-cell table:formula="of:=[.A19]*4" office:value-type="currency" office:currency="PLN" office:value="20000" calcext:value-type="currency">
            <text:p>20,000.00 PLN</text:p>
          </table:table-cell>
          <table:table-cell table:formula="of:=[.B19]*0.7" office:value-type="currency" office:currency="PLN" office:value="14000" calcext:value-type="currency">
            <text:p>14,000.00 PLN</text:p>
          </table:table-cell>
          <table:table-cell table:formula="of:=[.B19]-[.C19]" office:value-type="currency" office:currency="PLN" office:value="6000" calcext:value-type="currency">
            <text:p>6,000.00 PLN</text:p>
          </table:table-cell>
          <table:table-cell table:formula="of:=[.B19]*0.23" office:value-type="currency" office:currency="PLN" office:value="4600" calcext:value-type="currency">
            <text:p>4,600.00 PLN</text:p>
          </table:table-cell>
          <table:table-cell table:formula="of:=IF([.C19]&lt;=85528;[.C19]*0.18-556.02;14839.02+([.C19]-85528)*0.32)" office:value-type="currency" office:currency="PLN" office:value="1963.98" calcext:value-type="currency">
            <text:p>1,963.98 PLN</text:p>
          </table:table-cell>
          <table:table-cell table:formula="of:=[.C19]*0.19" office:value-type="currency" office:currency="PLN" office:value="2660" calcext:value-type="currency">
            <text:p>2,660.00 PLN</text:p>
          </table:table-cell>
          <table:table-cell table:formula="of:=[.C19]-[.E19]-[.F19]" office:value-type="currency" office:currency="PLN" office:value="7436.02" calcext:value-type="currency">
            <text:p>7,436.02 PLN</text:p>
          </table:table-cell>
          <table:table-cell table:formula="of:=[.C19]-[.E19]-[.G19]" office:value-type="currency" office:currency="PLN" office:value="6740" calcext:value-type="currency">
            <text:p>6,740.00 PLN</text:p>
          </table:table-cell>
          <table:table-cell office:value-type="float" office:value="5000" calcext:value-type="float">
            <text:p>5,000</text:p>
          </table:table-cell>
          <table:table-cell table:formula="of:=[.A19]*2*4" office:value-type="currency" office:currency="PLN" office:value="40000" calcext:value-type="currency">
            <text:p>40,000.00 PLN</text:p>
          </table:table-cell>
          <table:table-cell table:formula="of:=[.K19]*0.7" office:value-type="currency" office:currency="PLN" office:value="28000" calcext:value-type="currency">
            <text:p>28,000.00 PLN</text:p>
          </table:table-cell>
          <table:table-cell table:formula="of:=[.K19]-[.L19]" office:value-type="currency" office:currency="PLN" office:value="12000" calcext:value-type="currency">
            <text:p>12,000.00 PLN</text:p>
          </table:table-cell>
          <table:table-cell table:formula="of:=[.K19]*0.23" office:value-type="currency" office:currency="PLN" office:value="9200" calcext:value-type="currency">
            <text:p>9,200.00 PLN</text:p>
          </table:table-cell>
          <table:table-cell table:formula="of:=IF([.L19]&lt;=85528;[.L19]*0.18-556.02;14839.02+([.L19]-85528)*0.32)" office:value-type="currency" office:currency="PLN" office:value="4483.98" calcext:value-type="currency">
            <text:p>4,483.98 PLN</text:p>
          </table:table-cell>
          <table:table-cell table:formula="of:=[.L19]*0.19" office:value-type="currency" office:currency="PLN" office:value="5320" calcext:value-type="currency">
            <text:p>5,320.00 PLN</text:p>
          </table:table-cell>
          <table:table-cell table:formula="of:=[.L19]-[.N19]-[.O19]" office:value-type="currency" office:currency="PLN" office:value="14316.02" calcext:value-type="currency">
            <text:p>14,316.02 PLN</text:p>
          </table:table-cell>
          <table:table-cell table:formula="of:=[.L19]-[.N19]-[.P19]" office:value-type="currency" office:currency="PLN" office:value="13480" calcext:value-type="currency">
            <text:p>13,480.00 PLN</text:p>
          </table:table-cell>
          <table:table-cell office:value-type="float" office:value="5000" calcext:value-type="float">
            <text:p>5,000</text:p>
          </table:table-cell>
          <table:table-cell table:formula="of:=[.A19]*3*4" office:value-type="currency" office:currency="PLN" office:value="60000" calcext:value-type="currency">
            <text:p>60,000.00 PLN</text:p>
          </table:table-cell>
          <table:table-cell table:formula="of:=[.T19]*0.7" office:value-type="currency" office:currency="PLN" office:value="42000" calcext:value-type="currency">
            <text:p>42,000.00 PLN</text:p>
          </table:table-cell>
          <table:table-cell table:formula="of:=[.U19]-[.T19]*0.23" office:value-type="currency" office:currency="PLN" office:value="28200" calcext:value-type="currency">
            <text:p>28,200.00 PLN</text:p>
          </table:table-cell>
          <table:table-cell table:formula="of:=[.U19]-[.T19]*0.23-[.T19]*0.19" office:value-type="currency" office:currency="PLN" office:value="16800" calcext:value-type="currency">
            <text:p>16,800.00 PLN</text:p>
          </table:table-cell>
          <table:table-cell office:value-type="float" office:value="5000" calcext:value-type="float">
            <text:p>5,000</text:p>
          </table:table-cell>
          <table:table-cell table:formula="of:=[.A19]*4*4" office:value-type="currency" office:currency="PLN" office:value="80000" calcext:value-type="currency">
            <text:p>80,000.00 PLN</text:p>
          </table:table-cell>
          <table:table-cell table:formula="of:=[.Y19]*0.7" office:value-type="currency" office:currency="PLN" office:value="56000" calcext:value-type="currency">
            <text:p>56,000.00 PLN</text:p>
          </table:table-cell>
          <table:table-cell table:formula="of:=[.Z19]-[.Y19]*0.23" office:value-type="currency" office:currency="PLN" office:value="37600" calcext:value-type="currency">
            <text:p>37,600.00 PLN</text:p>
          </table:table-cell>
          <table:table-cell table:formula="of:=[.Z19]-[.Y19]*0.23-[.Y19]*0.19" office:value-type="currency" office:currency="PLN" office:value="22400" calcext:value-type="currency">
            <text:p>22,400.00 PLN</text:p>
          </table:table-cell>
        </table:table-row>
        <table:table-row table:style-name="ro2">
          <table:table-cell office:value-type="float" office:value="6000" calcext:value-type="float">
            <text:p>6,000</text:p>
          </table:table-cell>
          <table:table-cell table:formula="of:=[.A20]*4" office:value-type="currency" office:currency="PLN" office:value="24000" calcext:value-type="currency">
            <text:p>24,000.00 PLN</text:p>
          </table:table-cell>
          <table:table-cell table:formula="of:=[.B20]*0.7" office:value-type="currency" office:currency="PLN" office:value="16800" calcext:value-type="currency">
            <text:p>16,800.00 PLN</text:p>
          </table:table-cell>
          <table:table-cell table:formula="of:=[.B20]-[.C20]" office:value-type="currency" office:currency="PLN" office:value="7200" calcext:value-type="currency">
            <text:p>7,200.00 PLN</text:p>
          </table:table-cell>
          <table:table-cell table:formula="of:=[.B20]*0.23" office:value-type="currency" office:currency="PLN" office:value="5520" calcext:value-type="currency">
            <text:p>5,520.00 PLN</text:p>
          </table:table-cell>
          <table:table-cell table:formula="of:=IF([.C20]&lt;=85528;[.C20]*0.18-556.02;14839.02+([.C20]-85528)*0.32)" office:value-type="currency" office:currency="PLN" office:value="2467.98" calcext:value-type="currency">
            <text:p>2,467.98 PLN</text:p>
          </table:table-cell>
          <table:table-cell table:formula="of:=[.C20]*0.19" office:value-type="currency" office:currency="PLN" office:value="3192" calcext:value-type="currency">
            <text:p>3,192.00 PLN</text:p>
          </table:table-cell>
          <table:table-cell table:formula="of:=[.C20]-[.E20]-[.F20]" office:value-type="currency" office:currency="PLN" office:value="8812.02" calcext:value-type="currency">
            <text:p>8,812.02 PLN</text:p>
          </table:table-cell>
          <table:table-cell table:formula="of:=[.C20]-[.E20]-[.G20]" office:value-type="currency" office:currency="PLN" office:value="8088" calcext:value-type="currency">
            <text:p>8,088.00 PLN</text:p>
          </table:table-cell>
          <table:table-cell office:value-type="float" office:value="6000" calcext:value-type="float">
            <text:p>6,000</text:p>
          </table:table-cell>
          <table:table-cell table:formula="of:=[.A20]*2*4" office:value-type="currency" office:currency="PLN" office:value="48000" calcext:value-type="currency">
            <text:p>48,000.00 PLN</text:p>
          </table:table-cell>
          <table:table-cell table:formula="of:=[.K20]*0.7" office:value-type="currency" office:currency="PLN" office:value="33600" calcext:value-type="currency">
            <text:p>33,600.00 PLN</text:p>
          </table:table-cell>
          <table:table-cell table:formula="of:=[.K20]-[.L20]" office:value-type="currency" office:currency="PLN" office:value="14400" calcext:value-type="currency">
            <text:p>14,400.00 PLN</text:p>
          </table:table-cell>
          <table:table-cell table:formula="of:=[.K20]*0.23" office:value-type="currency" office:currency="PLN" office:value="11040" calcext:value-type="currency">
            <text:p>11,040.00 PLN</text:p>
          </table:table-cell>
          <table:table-cell table:formula="of:=IF([.L20]&lt;=85528;[.L20]*0.18-556.02;14839.02+([.L20]-85528)*0.32)" office:value-type="currency" office:currency="PLN" office:value="5491.98" calcext:value-type="currency">
            <text:p>5,491.98 PLN</text:p>
          </table:table-cell>
          <table:table-cell table:formula="of:=[.L20]*0.19" office:value-type="currency" office:currency="PLN" office:value="6384" calcext:value-type="currency">
            <text:p>6,384.00 PLN</text:p>
          </table:table-cell>
          <table:table-cell table:formula="of:=[.L20]-[.N20]-[.O20]" office:value-type="currency" office:currency="PLN" office:value="17068.02" calcext:value-type="currency">
            <text:p>17,068.02 PLN</text:p>
          </table:table-cell>
          <table:table-cell table:formula="of:=[.L20]-[.N20]-[.P20]" office:value-type="currency" office:currency="PLN" office:value="16176" calcext:value-type="currency">
            <text:p>16,176.00 PLN</text:p>
          </table:table-cell>
          <table:table-cell office:value-type="float" office:value="6000" calcext:value-type="float">
            <text:p>6,000</text:p>
          </table:table-cell>
          <table:table-cell table:formula="of:=[.A20]*3*4" office:value-type="currency" office:currency="PLN" office:value="72000" calcext:value-type="currency">
            <text:p>72,000.00 PLN</text:p>
          </table:table-cell>
          <table:table-cell table:formula="of:=[.T20]*0.7" office:value-type="currency" office:currency="PLN" office:value="50400" calcext:value-type="currency">
            <text:p>50,400.00 PLN</text:p>
          </table:table-cell>
          <table:table-cell table:formula="of:=[.U20]-[.T20]*0.23" office:value-type="currency" office:currency="PLN" office:value="33840" calcext:value-type="currency">
            <text:p>33,840.00 PLN</text:p>
          </table:table-cell>
          <table:table-cell table:formula="of:=[.U20]-[.T20]*0.23-[.T20]*0.19" office:value-type="currency" office:currency="PLN" office:value="20160" calcext:value-type="currency">
            <text:p>20,160.00 PLN</text:p>
          </table:table-cell>
          <table:table-cell office:value-type="float" office:value="6000" calcext:value-type="float">
            <text:p>6,000</text:p>
          </table:table-cell>
          <table:table-cell table:formula="of:=[.A20]*4*4" office:value-type="currency" office:currency="PLN" office:value="96000" calcext:value-type="currency">
            <text:p>96,000.00 PLN</text:p>
          </table:table-cell>
          <table:table-cell table:formula="of:=[.Y20]*0.7" office:value-type="currency" office:currency="PLN" office:value="67200" calcext:value-type="currency">
            <text:p>67,200.00 PLN</text:p>
          </table:table-cell>
          <table:table-cell table:formula="of:=[.Z20]-[.Y20]*0.23" office:value-type="currency" office:currency="PLN" office:value="45120" calcext:value-type="currency">
            <text:p>45,120.00 PLN</text:p>
          </table:table-cell>
          <table:table-cell table:formula="of:=[.Z20]-[.Y20]*0.23-[.Y20]*0.19" office:value-type="currency" office:currency="PLN" office:value="26880" calcext:value-type="currency">
            <text:p>26,880.00 PLN</text:p>
          </table:table-cell>
        </table:table-row>
        <table:table-row table:style-name="ro2">
          <table:table-cell office:value-type="float" office:value="7000" calcext:value-type="float">
            <text:p>7,000</text:p>
          </table:table-cell>
          <table:table-cell table:formula="of:=[.A21]*4" office:value-type="currency" office:currency="PLN" office:value="28000" calcext:value-type="currency">
            <text:p>28,000.00 PLN</text:p>
          </table:table-cell>
          <table:table-cell table:formula="of:=[.B21]*0.7" office:value-type="currency" office:currency="PLN" office:value="19600" calcext:value-type="currency">
            <text:p>19,600.00 PLN</text:p>
          </table:table-cell>
          <table:table-cell table:formula="of:=[.B21]-[.C21]" office:value-type="currency" office:currency="PLN" office:value="8400" calcext:value-type="currency">
            <text:p>8,400.00 PLN</text:p>
          </table:table-cell>
          <table:table-cell table:formula="of:=[.B21]*0.23" office:value-type="currency" office:currency="PLN" office:value="6440" calcext:value-type="currency">
            <text:p>6,440.00 PLN</text:p>
          </table:table-cell>
          <table:table-cell table:formula="of:=IF([.C21]&lt;=85528;[.C21]*0.18-556.02;14839.02+([.C21]-85528)*0.32)" office:value-type="currency" office:currency="PLN" office:value="2971.98" calcext:value-type="currency">
            <text:p>2,971.98 PLN</text:p>
          </table:table-cell>
          <table:table-cell table:formula="of:=[.C21]*0.19" office:value-type="currency" office:currency="PLN" office:value="3724" calcext:value-type="currency">
            <text:p>3,724.00 PLN</text:p>
          </table:table-cell>
          <table:table-cell table:formula="of:=[.C21]-[.E21]-[.F21]" office:value-type="currency" office:currency="PLN" office:value="10188.02" calcext:value-type="currency">
            <text:p>10,188.02 PLN</text:p>
          </table:table-cell>
          <table:table-cell table:formula="of:=[.C21]-[.E21]-[.G21]" office:value-type="currency" office:currency="PLN" office:value="9436" calcext:value-type="currency">
            <text:p>9,436.00 PLN</text:p>
          </table:table-cell>
          <table:table-cell office:value-type="float" office:value="7000" calcext:value-type="float">
            <text:p>7,000</text:p>
          </table:table-cell>
          <table:table-cell table:formula="of:=[.A21]*2*4" office:value-type="currency" office:currency="PLN" office:value="56000" calcext:value-type="currency">
            <text:p>56,000.00 PLN</text:p>
          </table:table-cell>
          <table:table-cell table:formula="of:=[.K21]*0.7" office:value-type="currency" office:currency="PLN" office:value="39200" calcext:value-type="currency">
            <text:p>39,200.00 PLN</text:p>
          </table:table-cell>
          <table:table-cell table:formula="of:=[.K21]-[.L21]" office:value-type="currency" office:currency="PLN" office:value="16800" calcext:value-type="currency">
            <text:p>16,800.00 PLN</text:p>
          </table:table-cell>
          <table:table-cell table:formula="of:=[.K21]*0.23" office:value-type="currency" office:currency="PLN" office:value="12880" calcext:value-type="currency">
            <text:p>12,880.00 PLN</text:p>
          </table:table-cell>
          <table:table-cell table:formula="of:=IF([.L21]&lt;=85528;[.L21]*0.18-556.02;14839.02+([.L21]-85528)*0.32)" office:value-type="currency" office:currency="PLN" office:value="6499.98" calcext:value-type="currency">
            <text:p>6,499.98 PLN</text:p>
          </table:table-cell>
          <table:table-cell table:formula="of:=[.L21]*0.19" office:value-type="currency" office:currency="PLN" office:value="7448" calcext:value-type="currency">
            <text:p>7,448.00 PLN</text:p>
          </table:table-cell>
          <table:table-cell table:formula="of:=[.L21]-[.N21]-[.O21]" office:value-type="currency" office:currency="PLN" office:value="19820.02" calcext:value-type="currency">
            <text:p>19,820.02 PLN</text:p>
          </table:table-cell>
          <table:table-cell table:formula="of:=[.L21]-[.N21]-[.P21]" office:value-type="currency" office:currency="PLN" office:value="18872" calcext:value-type="currency">
            <text:p>18,872.00 PLN</text:p>
          </table:table-cell>
          <table:table-cell office:value-type="float" office:value="7000" calcext:value-type="float">
            <text:p>7,000</text:p>
          </table:table-cell>
          <table:table-cell table:formula="of:=[.A21]*3*4" office:value-type="currency" office:currency="PLN" office:value="84000" calcext:value-type="currency">
            <text:p>84,000.00 PLN</text:p>
          </table:table-cell>
          <table:table-cell table:formula="of:=[.T21]*0.7" office:value-type="currency" office:currency="PLN" office:value="58800" calcext:value-type="currency">
            <text:p>58,800.00 PLN</text:p>
          </table:table-cell>
          <table:table-cell table:formula="of:=[.U21]-[.T21]*0.23" office:value-type="currency" office:currency="PLN" office:value="39480" calcext:value-type="currency">
            <text:p>39,480.00 PLN</text:p>
          </table:table-cell>
          <table:table-cell table:formula="of:=[.U21]-[.T21]*0.23-[.T21]*0.19" office:value-type="currency" office:currency="PLN" office:value="23520" calcext:value-type="currency">
            <text:p>23,520.00 PLN</text:p>
          </table:table-cell>
          <table:table-cell office:value-type="float" office:value="7000" calcext:value-type="float">
            <text:p>7,000</text:p>
          </table:table-cell>
          <table:table-cell table:formula="of:=[.A21]*4*4" office:value-type="currency" office:currency="PLN" office:value="112000" calcext:value-type="currency">
            <text:p>112,000.00 PLN</text:p>
          </table:table-cell>
          <table:table-cell table:formula="of:=[.Y21]*0.7" office:value-type="currency" office:currency="PLN" office:value="78400" calcext:value-type="currency">
            <text:p>78,400.00 PLN</text:p>
          </table:table-cell>
          <table:table-cell table:formula="of:=[.Z21]-[.Y21]*0.23" office:value-type="currency" office:currency="PLN" office:value="52640" calcext:value-type="currency">
            <text:p>52,640.00 PLN</text:p>
          </table:table-cell>
          <table:table-cell table:formula="of:=[.Z21]-[.Y21]*0.23-[.Y21]*0.19" office:value-type="currency" office:currency="PLN" office:value="31360" calcext:value-type="currency">
            <text:p>31,360.00 PLN</text:p>
          </table:table-cell>
        </table:table-row>
        <table:table-row table:style-name="ro2">
          <table:table-cell office:value-type="float" office:value="8000" calcext:value-type="float">
            <text:p>8,000</text:p>
          </table:table-cell>
          <table:table-cell table:formula="of:=[.A22]*4" office:value-type="currency" office:currency="PLN" office:value="32000" calcext:value-type="currency">
            <text:p>32,000.00 PLN</text:p>
          </table:table-cell>
          <table:table-cell table:formula="of:=[.B22]*0.7" office:value-type="currency" office:currency="PLN" office:value="22400" calcext:value-type="currency">
            <text:p>22,400.00 PLN</text:p>
          </table:table-cell>
          <table:table-cell table:formula="of:=[.B22]-[.C22]" office:value-type="currency" office:currency="PLN" office:value="9600" calcext:value-type="currency">
            <text:p>9,600.00 PLN</text:p>
          </table:table-cell>
          <table:table-cell table:formula="of:=[.B22]*0.23" office:value-type="currency" office:currency="PLN" office:value="7360" calcext:value-type="currency">
            <text:p>7,360.00 PLN</text:p>
          </table:table-cell>
          <table:table-cell table:formula="of:=IF([.C22]&lt;=85528;[.C22]*0.18-556.02;14839.02+([.C22]-85528)*0.32)" office:value-type="currency" office:currency="PLN" office:value="3475.98" calcext:value-type="currency">
            <text:p>3,475.98 PLN</text:p>
          </table:table-cell>
          <table:table-cell table:formula="of:=[.C22]*0.19" office:value-type="currency" office:currency="PLN" office:value="4256" calcext:value-type="currency">
            <text:p>4,256.00 PLN</text:p>
          </table:table-cell>
          <table:table-cell table:formula="of:=[.C22]-[.E22]-[.F22]" office:value-type="currency" office:currency="PLN" office:value="11564.02" calcext:value-type="currency">
            <text:p>11,564.02 PLN</text:p>
          </table:table-cell>
          <table:table-cell table:formula="of:=[.C22]-[.E22]-[.G22]" office:value-type="currency" office:currency="PLN" office:value="10784" calcext:value-type="currency">
            <text:p>10,784.00 PLN</text:p>
          </table:table-cell>
          <table:table-cell office:value-type="float" office:value="8000" calcext:value-type="float">
            <text:p>8,000</text:p>
          </table:table-cell>
          <table:table-cell table:formula="of:=[.A22]*2*4" office:value-type="currency" office:currency="PLN" office:value="64000" calcext:value-type="currency">
            <text:p>64,000.00 PLN</text:p>
          </table:table-cell>
          <table:table-cell table:formula="of:=[.K22]*0.7" office:value-type="currency" office:currency="PLN" office:value="44800" calcext:value-type="currency">
            <text:p>44,800.00 PLN</text:p>
          </table:table-cell>
          <table:table-cell table:formula="of:=[.K22]-[.L22]" office:value-type="currency" office:currency="PLN" office:value="19200" calcext:value-type="currency">
            <text:p>19,200.00 PLN</text:p>
          </table:table-cell>
          <table:table-cell table:formula="of:=[.K22]*0.23" office:value-type="currency" office:currency="PLN" office:value="14720" calcext:value-type="currency">
            <text:p>14,720.00 PLN</text:p>
          </table:table-cell>
          <table:table-cell table:formula="of:=IF([.L22]&lt;=85528;[.L22]*0.18-556.02;14839.02+([.L22]-85528)*0.32)" office:value-type="currency" office:currency="PLN" office:value="7507.98" calcext:value-type="currency">
            <text:p>7,507.98 PLN</text:p>
          </table:table-cell>
          <table:table-cell table:formula="of:=[.L22]*0.19" office:value-type="currency" office:currency="PLN" office:value="8512" calcext:value-type="currency">
            <text:p>8,512.00 PLN</text:p>
          </table:table-cell>
          <table:table-cell table:formula="of:=[.L22]-[.N22]-[.O22]" office:value-type="currency" office:currency="PLN" office:value="22572.02" calcext:value-type="currency">
            <text:p>22,572.02 PLN</text:p>
          </table:table-cell>
          <table:table-cell table:formula="of:=[.L22]-[.N22]-[.P22]" office:value-type="currency" office:currency="PLN" office:value="21568" calcext:value-type="currency">
            <text:p>21,568.00 PLN</text:p>
          </table:table-cell>
          <table:table-cell office:value-type="float" office:value="8000" calcext:value-type="float">
            <text:p>8,000</text:p>
          </table:table-cell>
          <table:table-cell table:formula="of:=[.A22]*3*4" office:value-type="currency" office:currency="PLN" office:value="96000" calcext:value-type="currency">
            <text:p>96,000.00 PLN</text:p>
          </table:table-cell>
          <table:table-cell table:formula="of:=[.T22]*0.7" office:value-type="currency" office:currency="PLN" office:value="67200" calcext:value-type="currency">
            <text:p>67,200.00 PLN</text:p>
          </table:table-cell>
          <table:table-cell table:formula="of:=[.U22]-[.T22]*0.23" office:value-type="currency" office:currency="PLN" office:value="45120" calcext:value-type="currency">
            <text:p>45,120.00 PLN</text:p>
          </table:table-cell>
          <table:table-cell table:formula="of:=[.U22]-[.T22]*0.23-[.T22]*0.19" office:value-type="currency" office:currency="PLN" office:value="26880" calcext:value-type="currency">
            <text:p>26,880.00 PLN</text:p>
          </table:table-cell>
          <table:table-cell office:value-type="float" office:value="8000" calcext:value-type="float">
            <text:p>8,000</text:p>
          </table:table-cell>
          <table:table-cell table:formula="of:=[.A22]*4*4" office:value-type="currency" office:currency="PLN" office:value="128000" calcext:value-type="currency">
            <text:p>128,000.00 PLN</text:p>
          </table:table-cell>
          <table:table-cell table:formula="of:=[.Y22]*0.7" office:value-type="currency" office:currency="PLN" office:value="89600" calcext:value-type="currency">
            <text:p>89,600.00 PLN</text:p>
          </table:table-cell>
          <table:table-cell table:formula="of:=[.Z22]-[.Y22]*0.23" office:value-type="currency" office:currency="PLN" office:value="60160" calcext:value-type="currency">
            <text:p>60,160.00 PLN</text:p>
          </table:table-cell>
          <table:table-cell table:formula="of:=[.Z22]-[.Y22]*0.23-[.Y22]*0.19" office:value-type="currency" office:currency="PLN" office:value="35840" calcext:value-type="currency">
            <text:p>35,840.00 PLN</text:p>
          </table:table-cell>
        </table:table-row>
        <table:table-row table:style-name="ro2">
          <table:table-cell office:value-type="float" office:value="10000" calcext:value-type="float">
            <text:p>10,000</text:p>
          </table:table-cell>
          <table:table-cell table:formula="of:=[.A23]*4" office:value-type="currency" office:currency="PLN" office:value="40000" calcext:value-type="currency">
            <text:p>40,000.00 PLN</text:p>
          </table:table-cell>
          <table:table-cell table:formula="of:=[.B23]*0.7" office:value-type="currency" office:currency="PLN" office:value="28000" calcext:value-type="currency">
            <text:p>28,000.00 PLN</text:p>
          </table:table-cell>
          <table:table-cell table:formula="of:=[.B23]-[.C23]" office:value-type="currency" office:currency="PLN" office:value="12000" calcext:value-type="currency">
            <text:p>12,000.00 PLN</text:p>
          </table:table-cell>
          <table:table-cell table:formula="of:=[.B23]*0.23" office:value-type="currency" office:currency="PLN" office:value="9200" calcext:value-type="currency">
            <text:p>9,200.00 PLN</text:p>
          </table:table-cell>
          <table:table-cell table:formula="of:=IF([.C23]&lt;=85528;[.C23]*0.18-556.02;14839.02+([.C23]-85528)*0.32)" office:value-type="currency" office:currency="PLN" office:value="4483.98" calcext:value-type="currency">
            <text:p>4,483.98 PLN</text:p>
          </table:table-cell>
          <table:table-cell table:formula="of:=[.C23]*0.19" office:value-type="currency" office:currency="PLN" office:value="5320" calcext:value-type="currency">
            <text:p>5,320.00 PLN</text:p>
          </table:table-cell>
          <table:table-cell table:formula="of:=[.C23]-[.E23]-[.F23]" office:value-type="currency" office:currency="PLN" office:value="14316.02" calcext:value-type="currency">
            <text:p>14,316.02 PLN</text:p>
          </table:table-cell>
          <table:table-cell table:formula="of:=[.C23]-[.E23]-[.G23]" office:value-type="currency" office:currency="PLN" office:value="13480" calcext:value-type="currency">
            <text:p>13,480.00 PLN</text:p>
          </table:table-cell>
          <table:table-cell office:value-type="float" office:value="10000" calcext:value-type="float">
            <text:p>10,000</text:p>
          </table:table-cell>
          <table:table-cell table:formula="of:=[.A23]*2*4" office:value-type="currency" office:currency="PLN" office:value="80000" calcext:value-type="currency">
            <text:p>80,000.00 PLN</text:p>
          </table:table-cell>
          <table:table-cell table:formula="of:=[.K23]*0.7" office:value-type="currency" office:currency="PLN" office:value="56000" calcext:value-type="currency">
            <text:p>56,000.00 PLN</text:p>
          </table:table-cell>
          <table:table-cell table:formula="of:=[.K23]-[.L23]" office:value-type="currency" office:currency="PLN" office:value="24000" calcext:value-type="currency">
            <text:p>24,000.00 PLN</text:p>
          </table:table-cell>
          <table:table-cell table:formula="of:=[.K23]*0.23" office:value-type="currency" office:currency="PLN" office:value="18400" calcext:value-type="currency">
            <text:p>18,400.00 PLN</text:p>
          </table:table-cell>
          <table:table-cell table:formula="of:=IF([.L23]&lt;=85528;[.L23]*0.18-556.02;14839.02+([.L23]-85528)*0.32)" office:value-type="currency" office:currency="PLN" office:value="9523.98" calcext:value-type="currency">
            <text:p>9,523.98 PLN</text:p>
          </table:table-cell>
          <table:table-cell table:formula="of:=[.L23]*0.19" office:value-type="currency" office:currency="PLN" office:value="10640" calcext:value-type="currency">
            <text:p>10,640.00 PLN</text:p>
          </table:table-cell>
          <table:table-cell table:formula="of:=[.L23]-[.N23]-[.O23]" office:value-type="currency" office:currency="PLN" office:value="28076.02" calcext:value-type="currency">
            <text:p>28,076.02 PLN</text:p>
          </table:table-cell>
          <table:table-cell table:formula="of:=[.L23]-[.N23]-[.P23]" office:value-type="currency" office:currency="PLN" office:value="26960" calcext:value-type="currency">
            <text:p>26,960.00 PLN</text:p>
          </table:table-cell>
          <table:table-cell office:value-type="float" office:value="10000" calcext:value-type="float">
            <text:p>10,000</text:p>
          </table:table-cell>
          <table:table-cell table:formula="of:=[.A23]*3*4" office:value-type="currency" office:currency="PLN" office:value="120000" calcext:value-type="currency">
            <text:p>120,000.00 PLN</text:p>
          </table:table-cell>
          <table:table-cell table:formula="of:=[.T23]*0.7" office:value-type="currency" office:currency="PLN" office:value="84000" calcext:value-type="currency">
            <text:p>84,000.00 PLN</text:p>
          </table:table-cell>
          <table:table-cell table:formula="of:=[.U23]-[.T23]*0.23" office:value-type="currency" office:currency="PLN" office:value="56400" calcext:value-type="currency">
            <text:p>56,400.00 PLN</text:p>
          </table:table-cell>
          <table:table-cell table:formula="of:=[.U23]-[.T23]*0.23-[.T23]*0.19" office:value-type="currency" office:currency="PLN" office:value="33600" calcext:value-type="currency">
            <text:p>33,600.00 PLN</text:p>
          </table:table-cell>
          <table:table-cell office:value-type="float" office:value="10000" calcext:value-type="float">
            <text:p>10,000</text:p>
          </table:table-cell>
          <table:table-cell table:formula="of:=[.A23]*4*4" office:value-type="currency" office:currency="PLN" office:value="160000" calcext:value-type="currency">
            <text:p>160,000.00 PLN</text:p>
          </table:table-cell>
          <table:table-cell table:formula="of:=[.Y23]*0.7" office:value-type="currency" office:currency="PLN" office:value="112000" calcext:value-type="currency">
            <text:p>112,000.00 PLN</text:p>
          </table:table-cell>
          <table:table-cell table:formula="of:=[.Z23]-[.Y23]*0.23" office:value-type="currency" office:currency="PLN" office:value="75200" calcext:value-type="currency">
            <text:p>75,200.00 PLN</text:p>
          </table:table-cell>
          <table:table-cell table:formula="of:=[.Z23]-[.Y23]*0.23-[.Y23]*0.19" office:value-type="currency" office:currency="PLN" office:value="44800" calcext:value-type="currency">
            <text:p>44,800.00 PLN</text:p>
          </table:table-cell>
        </table:table-row>
        <table:table-row table:style-name="ro2">
          <table:table-cell office:value-type="float" office:value="12500" calcext:value-type="float">
            <text:p>12,500</text:p>
          </table:table-cell>
          <table:table-cell table:formula="of:=[.A24]*4" office:value-type="currency" office:currency="PLN" office:value="50000" calcext:value-type="currency">
            <text:p>50,000.00 PLN</text:p>
          </table:table-cell>
          <table:table-cell table:formula="of:=[.B24]*0.7" office:value-type="currency" office:currency="PLN" office:value="35000" calcext:value-type="currency">
            <text:p>35,000.00 PLN</text:p>
          </table:table-cell>
          <table:table-cell table:formula="of:=[.B24]-[.C24]" office:value-type="currency" office:currency="PLN" office:value="15000" calcext:value-type="currency">
            <text:p>15,000.00 PLN</text:p>
          </table:table-cell>
          <table:table-cell table:formula="of:=[.B24]*0.23" office:value-type="currency" office:currency="PLN" office:value="11500" calcext:value-type="currency">
            <text:p>11,500.00 PLN</text:p>
          </table:table-cell>
          <table:table-cell table:formula="of:=IF([.C24]&lt;=85528;[.C24]*0.18-556.02;14839.02+([.C24]-85528)*0.32)" office:value-type="currency" office:currency="PLN" office:value="5743.98" calcext:value-type="currency">
            <text:p>5,743.98 PLN</text:p>
          </table:table-cell>
          <table:table-cell table:formula="of:=[.C24]*0.19" office:value-type="currency" office:currency="PLN" office:value="6650" calcext:value-type="currency">
            <text:p>6,650.00 PLN</text:p>
          </table:table-cell>
          <table:table-cell table:formula="of:=[.C24]-[.E24]-[.F24]" office:value-type="currency" office:currency="PLN" office:value="17756.02" calcext:value-type="currency">
            <text:p>17,756.02 PLN</text:p>
          </table:table-cell>
          <table:table-cell table:formula="of:=[.C24]-[.E24]-[.G24]" office:value-type="currency" office:currency="PLN" office:value="16850" calcext:value-type="currency">
            <text:p>16,850.00 PLN</text:p>
          </table:table-cell>
          <table:table-cell office:value-type="float" office:value="12500" calcext:value-type="float">
            <text:p>12,500</text:p>
          </table:table-cell>
          <table:table-cell table:formula="of:=[.A24]*2*4" office:value-type="currency" office:currency="PLN" office:value="100000" calcext:value-type="currency">
            <text:p>100,000.00 PLN</text:p>
          </table:table-cell>
          <table:table-cell table:formula="of:=[.K24]*0.7" office:value-type="currency" office:currency="PLN" office:value="70000" calcext:value-type="currency">
            <text:p>70,000.00 PLN</text:p>
          </table:table-cell>
          <table:table-cell table:formula="of:=[.K24]-[.L24]" office:value-type="currency" office:currency="PLN" office:value="30000" calcext:value-type="currency">
            <text:p>30,000.00 PLN</text:p>
          </table:table-cell>
          <table:table-cell table:formula="of:=[.K24]*0.23" office:value-type="currency" office:currency="PLN" office:value="23000" calcext:value-type="currency">
            <text:p>23,000.00 PLN</text:p>
          </table:table-cell>
          <table:table-cell table:formula="of:=IF([.L24]&lt;=85528;[.L24]*0.18-556.02;14839.02+([.L24]-85528)*0.32)" office:value-type="currency" office:currency="PLN" office:value="12043.98" calcext:value-type="currency">
            <text:p>12,043.98 PLN</text:p>
          </table:table-cell>
          <table:table-cell table:formula="of:=[.L24]*0.19" office:value-type="currency" office:currency="PLN" office:value="13300" calcext:value-type="currency">
            <text:p>13,300.00 PLN</text:p>
          </table:table-cell>
          <table:table-cell table:formula="of:=[.L24]-[.N24]-[.O24]" office:value-type="currency" office:currency="PLN" office:value="34956.02" calcext:value-type="currency">
            <text:p>34,956.02 PLN</text:p>
          </table:table-cell>
          <table:table-cell table:formula="of:=[.L24]-[.N24]-[.P24]" office:value-type="currency" office:currency="PLN" office:value="33700" calcext:value-type="currency">
            <text:p>33,700.00 PLN</text:p>
          </table:table-cell>
          <table:table-cell office:value-type="float" office:value="12500" calcext:value-type="float">
            <text:p>12,500</text:p>
          </table:table-cell>
          <table:table-cell table:formula="of:=[.A24]*3*4" office:value-type="currency" office:currency="PLN" office:value="150000" calcext:value-type="currency">
            <text:p>150,000.00 PLN</text:p>
          </table:table-cell>
          <table:table-cell table:formula="of:=[.T24]*0.7" office:value-type="currency" office:currency="PLN" office:value="105000" calcext:value-type="currency">
            <text:p>105,000.00 PLN</text:p>
          </table:table-cell>
          <table:table-cell table:formula="of:=[.U24]-[.T24]*0.23" office:value-type="currency" office:currency="PLN" office:value="70500" calcext:value-type="currency">
            <text:p>70,500.00 PLN</text:p>
          </table:table-cell>
          <table:table-cell table:formula="of:=[.U24]-[.T24]*0.23-[.T24]*0.19" office:value-type="currency" office:currency="PLN" office:value="42000" calcext:value-type="currency">
            <text:p>42,000.00 PLN</text:p>
          </table:table-cell>
          <table:table-cell office:value-type="float" office:value="12500" calcext:value-type="float">
            <text:p>12,500</text:p>
          </table:table-cell>
          <table:table-cell table:formula="of:=[.A24]*4*4" office:value-type="currency" office:currency="PLN" office:value="200000" calcext:value-type="currency">
            <text:p>200,000.00 PLN</text:p>
          </table:table-cell>
          <table:table-cell table:formula="of:=[.Y24]*0.7" office:value-type="currency" office:currency="PLN" office:value="140000" calcext:value-type="currency">
            <text:p>140,000.00 PLN</text:p>
          </table:table-cell>
          <table:table-cell table:formula="of:=[.Z24]-[.Y24]*0.23" office:value-type="currency" office:currency="PLN" office:value="94000" calcext:value-type="currency">
            <text:p>94,000.00 PLN</text:p>
          </table:table-cell>
          <table:table-cell table:formula="of:=[.Z24]-[.Y24]*0.23-[.Y24]*0.19" office:value-type="currency" office:currency="PLN" office:value="56000" calcext:value-type="currency">
            <text:p>56,000.00 PLN</text:p>
          </table:table-cell>
        </table:table-row>
        <table:table-row table:style-name="ro2">
          <table:table-cell office:value-type="float" office:value="15000" calcext:value-type="float">
            <text:p>15,000</text:p>
          </table:table-cell>
          <table:table-cell table:formula="of:=[.A25]*4" office:value-type="currency" office:currency="PLN" office:value="60000" calcext:value-type="currency">
            <text:p>60,000.00 PLN</text:p>
          </table:table-cell>
          <table:table-cell table:formula="of:=[.B25]*0.7" office:value-type="currency" office:currency="PLN" office:value="42000" calcext:value-type="currency">
            <text:p>42,000.00 PLN</text:p>
          </table:table-cell>
          <table:table-cell table:formula="of:=[.B25]-[.C25]" office:value-type="currency" office:currency="PLN" office:value="18000" calcext:value-type="currency">
            <text:p>18,000.00 PLN</text:p>
          </table:table-cell>
          <table:table-cell table:formula="of:=[.B25]*0.23" office:value-type="currency" office:currency="PLN" office:value="13800" calcext:value-type="currency">
            <text:p>13,800.00 PLN</text:p>
          </table:table-cell>
          <table:table-cell table:formula="of:=IF([.C25]&lt;=85528;[.C25]*0.18-556.02;14839.02+([.C25]-85528)*0.32)" office:value-type="currency" office:currency="PLN" office:value="7003.98" calcext:value-type="currency">
            <text:p>7,003.98 PLN</text:p>
          </table:table-cell>
          <table:table-cell table:formula="of:=[.C25]*0.19" office:value-type="currency" office:currency="PLN" office:value="7980" calcext:value-type="currency">
            <text:p>7,980.00 PLN</text:p>
          </table:table-cell>
          <table:table-cell table:formula="of:=[.C25]-[.E25]-[.F25]" office:value-type="currency" office:currency="PLN" office:value="21196.02" calcext:value-type="currency">
            <text:p>21,196.02 PLN</text:p>
          </table:table-cell>
          <table:table-cell table:formula="of:=[.C25]-[.E25]-[.G25]" office:value-type="currency" office:currency="PLN" office:value="20220" calcext:value-type="currency">
            <text:p>20,220.00 PLN</text:p>
          </table:table-cell>
          <table:table-cell office:value-type="float" office:value="15000" calcext:value-type="float">
            <text:p>15,000</text:p>
          </table:table-cell>
          <table:table-cell table:formula="of:=[.A25]*2*4" office:value-type="currency" office:currency="PLN" office:value="120000" calcext:value-type="currency">
            <text:p>120,000.00 PLN</text:p>
          </table:table-cell>
          <table:table-cell table:formula="of:=[.K25]*0.7" office:value-type="currency" office:currency="PLN" office:value="84000" calcext:value-type="currency">
            <text:p>84,000.00 PLN</text:p>
          </table:table-cell>
          <table:table-cell table:formula="of:=[.K25]-[.L25]" office:value-type="currency" office:currency="PLN" office:value="36000" calcext:value-type="currency">
            <text:p>36,000.00 PLN</text:p>
          </table:table-cell>
          <table:table-cell table:formula="of:=[.K25]*0.23" office:value-type="currency" office:currency="PLN" office:value="27600" calcext:value-type="currency">
            <text:p>27,600.00 PLN</text:p>
          </table:table-cell>
          <table:table-cell table:formula="of:=IF([.L25]&lt;=85528;[.L25]*0.18-556.02;14839.02+([.L25]-85528)*0.32)" office:value-type="currency" office:currency="PLN" office:value="14563.98" calcext:value-type="currency">
            <text:p>14,563.98 PLN</text:p>
          </table:table-cell>
          <table:table-cell table:formula="of:=[.L25]*0.19" office:value-type="currency" office:currency="PLN" office:value="15960" calcext:value-type="currency">
            <text:p>15,960.00 PLN</text:p>
          </table:table-cell>
          <table:table-cell table:formula="of:=[.L25]-[.N25]-[.O25]" office:value-type="currency" office:currency="PLN" office:value="41836.02" calcext:value-type="currency">
            <text:p>41,836.02 PLN</text:p>
          </table:table-cell>
          <table:table-cell table:formula="of:=[.L25]-[.N25]-[.P25]" office:value-type="currency" office:currency="PLN" office:value="40440" calcext:value-type="currency">
            <text:p>40,440.00 PLN</text:p>
          </table:table-cell>
          <table:table-cell office:value-type="float" office:value="15000" calcext:value-type="float">
            <text:p>15,000</text:p>
          </table:table-cell>
          <table:table-cell table:formula="of:=[.A25]*3*4" office:value-type="currency" office:currency="PLN" office:value="180000" calcext:value-type="currency">
            <text:p>180,000.00 PLN</text:p>
          </table:table-cell>
          <table:table-cell table:formula="of:=[.T25]*0.7" office:value-type="currency" office:currency="PLN" office:value="126000" calcext:value-type="currency">
            <text:p>126,000.00 PLN</text:p>
          </table:table-cell>
          <table:table-cell table:formula="of:=[.U25]-[.T25]*0.23" office:value-type="currency" office:currency="PLN" office:value="84600" calcext:value-type="currency">
            <text:p>84,600.00 PLN</text:p>
          </table:table-cell>
          <table:table-cell table:formula="of:=[.U25]-[.T25]*0.23-[.T25]*0.19" office:value-type="currency" office:currency="PLN" office:value="50400" calcext:value-type="currency">
            <text:p>50,400.00 PLN</text:p>
          </table:table-cell>
          <table:table-cell office:value-type="float" office:value="15000" calcext:value-type="float">
            <text:p>15,000</text:p>
          </table:table-cell>
          <table:table-cell table:formula="of:=[.A25]*4*4" office:value-type="currency" office:currency="PLN" office:value="240000" calcext:value-type="currency">
            <text:p>240,000.00 PLN</text:p>
          </table:table-cell>
          <table:table-cell table:formula="of:=[.Y25]*0.7" office:value-type="currency" office:currency="PLN" office:value="168000" calcext:value-type="currency">
            <text:p>168,000.00 PLN</text:p>
          </table:table-cell>
          <table:table-cell table:formula="of:=[.Z25]-[.Y25]*0.23" office:value-type="currency" office:currency="PLN" office:value="112800" calcext:value-type="currency">
            <text:p>112,800.00 PLN</text:p>
          </table:table-cell>
          <table:table-cell table:formula="of:=[.Z25]-[.Y25]*0.23-[.Y25]*0.19" office:value-type="currency" office:currency="PLN" office:value="67200" calcext:value-type="currency">
            <text:p>67,200.00 PLN</text:p>
          </table:table-cell>
        </table:table-row>
        <table:table-row table:style-name="ro2">
          <table:table-cell office:value-type="float" office:value="17500" calcext:value-type="float">
            <text:p>17,500</text:p>
          </table:table-cell>
          <table:table-cell table:formula="of:=[.A26]*4" office:value-type="currency" office:currency="PLN" office:value="70000" calcext:value-type="currency">
            <text:p>70,000.00 PLN</text:p>
          </table:table-cell>
          <table:table-cell table:formula="of:=[.B26]*0.7" office:value-type="currency" office:currency="PLN" office:value="49000" calcext:value-type="currency">
            <text:p>49,000.00 PLN</text:p>
          </table:table-cell>
          <table:table-cell table:formula="of:=[.B26]-[.C26]" office:value-type="currency" office:currency="PLN" office:value="21000" calcext:value-type="currency">
            <text:p>21,000.00 PLN</text:p>
          </table:table-cell>
          <table:table-cell table:formula="of:=[.B26]*0.23" office:value-type="currency" office:currency="PLN" office:value="16100" calcext:value-type="currency">
            <text:p>16,100.00 PLN</text:p>
          </table:table-cell>
          <table:table-cell table:formula="of:=IF([.C26]&lt;=85528;[.C26]*0.18-556.02;14839.02+([.C26]-85528)*0.32)" office:value-type="currency" office:currency="PLN" office:value="8263.98" calcext:value-type="currency">
            <text:p>8,263.98 PLN</text:p>
          </table:table-cell>
          <table:table-cell table:formula="of:=[.C26]*0.19" office:value-type="currency" office:currency="PLN" office:value="9310" calcext:value-type="currency">
            <text:p>9,310.00 PLN</text:p>
          </table:table-cell>
          <table:table-cell table:formula="of:=[.C26]-[.E26]-[.F26]" office:value-type="currency" office:currency="PLN" office:value="24636.02" calcext:value-type="currency">
            <text:p>24,636.02 PLN</text:p>
          </table:table-cell>
          <table:table-cell table:formula="of:=[.C26]-[.E26]-[.G26]" office:value-type="currency" office:currency="PLN" office:value="23590" calcext:value-type="currency">
            <text:p>23,590.00 PLN</text:p>
          </table:table-cell>
          <table:table-cell office:value-type="float" office:value="17500" calcext:value-type="float">
            <text:p>17,500</text:p>
          </table:table-cell>
          <table:table-cell table:formula="of:=[.A26]*2*4" office:value-type="currency" office:currency="PLN" office:value="140000" calcext:value-type="currency">
            <text:p>140,000.00 PLN</text:p>
          </table:table-cell>
          <table:table-cell table:formula="of:=[.K26]*0.7" office:value-type="currency" office:currency="PLN" office:value="98000" calcext:value-type="currency">
            <text:p>98,000.00 PLN</text:p>
          </table:table-cell>
          <table:table-cell table:formula="of:=[.K26]-[.L26]" office:value-type="currency" office:currency="PLN" office:value="42000" calcext:value-type="currency">
            <text:p>42,000.00 PLN</text:p>
          </table:table-cell>
          <table:table-cell table:formula="of:=[.K26]*0.23" office:value-type="currency" office:currency="PLN" office:value="32200" calcext:value-type="currency">
            <text:p>32,200.00 PLN</text:p>
          </table:table-cell>
          <table:table-cell table:formula="of:=IF([.L26]&lt;=85528;[.L26]*0.18-556.02;14839.02+([.L26]-85528)*0.32)" office:value-type="currency" office:currency="PLN" office:value="18830.06" calcext:value-type="currency">
            <text:p>18,830.06 PLN</text:p>
          </table:table-cell>
          <table:table-cell table:formula="of:=[.L26]*0.19" office:value-type="currency" office:currency="PLN" office:value="18620" calcext:value-type="currency">
            <text:p>18,620.00 PLN</text:p>
          </table:table-cell>
          <table:table-cell table:style-name="ce14" table:formula="of:=[.L26]-[.N26]-[.O26]" office:value-type="currency" office:currency="PLN" office:value="46969.94" calcext:value-type="currency">
            <text:p>46,969.94 PLN</text:p>
          </table:table-cell>
          <table:table-cell table:style-name="ce14" table:formula="of:=[.L26]-[.N26]-[.P26]" office:value-type="currency" office:currency="PLN" office:value="47180" calcext:value-type="currency">
            <text:p>47,180.00 PLN</text:p>
          </table:table-cell>
          <table:table-cell office:value-type="float" office:value="17500" calcext:value-type="float">
            <text:p>17,500</text:p>
          </table:table-cell>
          <table:table-cell table:formula="of:=[.A26]*3*4" office:value-type="currency" office:currency="PLN" office:value="210000" calcext:value-type="currency">
            <text:p>210,000.00 PLN</text:p>
          </table:table-cell>
          <table:table-cell table:formula="of:=[.T26]*0.7" office:value-type="currency" office:currency="PLN" office:value="147000" calcext:value-type="currency">
            <text:p>147,000.00 PLN</text:p>
          </table:table-cell>
          <table:table-cell table:formula="of:=[.U26]-[.T26]*0.23" office:value-type="currency" office:currency="PLN" office:value="98700" calcext:value-type="currency">
            <text:p>98,700.00 PLN</text:p>
          </table:table-cell>
          <table:table-cell table:formula="of:=[.U26]-[.T26]*0.23-[.T26]*0.19" office:value-type="currency" office:currency="PLN" office:value="58800" calcext:value-type="currency">
            <text:p>58,800.00 PLN</text:p>
          </table:table-cell>
          <table:table-cell office:value-type="float" office:value="17500" calcext:value-type="float">
            <text:p>17,500</text:p>
          </table:table-cell>
          <table:table-cell table:formula="of:=[.A26]*4*4" office:value-type="currency" office:currency="PLN" office:value="280000" calcext:value-type="currency">
            <text:p>280,000.00 PLN</text:p>
          </table:table-cell>
          <table:table-cell table:formula="of:=[.Y26]*0.7" office:value-type="currency" office:currency="PLN" office:value="196000" calcext:value-type="currency">
            <text:p>196,000.00 PLN</text:p>
          </table:table-cell>
          <table:table-cell table:formula="of:=[.Z26]-[.Y26]*0.23" office:value-type="currency" office:currency="PLN" office:value="131600" calcext:value-type="currency">
            <text:p>131,600.00 PLN</text:p>
          </table:table-cell>
          <table:table-cell table:formula="of:=[.Z26]-[.Y26]*0.23-[.Y26]*0.19" office:value-type="currency" office:currency="PLN" office:value="78400" calcext:value-type="currency">
            <text:p>78,400.00 PLN</text:p>
          </table:table-cell>
        </table:table-row>
        <table:table-row table:style-name="ro2">
          <table:table-cell office:value-type="float" office:value="20000" calcext:value-type="float">
            <text:p>20,000</text:p>
          </table:table-cell>
          <table:table-cell table:formula="of:=[.A27]*4" office:value-type="currency" office:currency="PLN" office:value="80000" calcext:value-type="currency">
            <text:p>80,000.00 PLN</text:p>
          </table:table-cell>
          <table:table-cell table:formula="of:=[.B27]*0.7" office:value-type="currency" office:currency="PLN" office:value="56000" calcext:value-type="currency">
            <text:p>56,000.00 PLN</text:p>
          </table:table-cell>
          <table:table-cell table:formula="of:=[.B27]-[.C27]" office:value-type="currency" office:currency="PLN" office:value="24000" calcext:value-type="currency">
            <text:p>24,000.00 PLN</text:p>
          </table:table-cell>
          <table:table-cell table:formula="of:=[.B27]*0.23" office:value-type="currency" office:currency="PLN" office:value="18400" calcext:value-type="currency">
            <text:p>18,400.00 PLN</text:p>
          </table:table-cell>
          <table:table-cell table:formula="of:=IF([.C27]&lt;=85528;[.C27]*0.18-556.02;14839.02+([.C27]-85528)*0.32)" office:value-type="currency" office:currency="PLN" office:value="9523.98" calcext:value-type="currency">
            <text:p>9,523.98 PLN</text:p>
          </table:table-cell>
          <table:table-cell table:formula="of:=[.C27]*0.19" office:value-type="currency" office:currency="PLN" office:value="10640" calcext:value-type="currency">
            <text:p>10,640.00 PLN</text:p>
          </table:table-cell>
          <table:table-cell table:formula="of:=[.C27]-[.E27]-[.F27]" office:value-type="currency" office:currency="PLN" office:value="28076.02" calcext:value-type="currency">
            <text:p>28,076.02 PLN</text:p>
          </table:table-cell>
          <table:table-cell table:formula="of:=[.C27]-[.E27]-[.G27]" office:value-type="currency" office:currency="PLN" office:value="26960" calcext:value-type="currency">
            <text:p>26,960.00 PLN</text:p>
          </table:table-cell>
          <table:table-cell office:value-type="float" office:value="20000" calcext:value-type="float">
            <text:p>20,000</text:p>
          </table:table-cell>
          <table:table-cell table:formula="of:=[.A27]*2*4" office:value-type="currency" office:currency="PLN" office:value="160000" calcext:value-type="currency">
            <text:p>160,000.00 PLN</text:p>
          </table:table-cell>
          <table:table-cell table:formula="of:=[.K27]*0.7" office:value-type="currency" office:currency="PLN" office:value="112000" calcext:value-type="currency">
            <text:p>112,000.00 PLN</text:p>
          </table:table-cell>
          <table:table-cell table:formula="of:=[.K27]-[.L27]" office:value-type="currency" office:currency="PLN" office:value="48000" calcext:value-type="currency">
            <text:p>48,000.00 PLN</text:p>
          </table:table-cell>
          <table:table-cell table:formula="of:=[.K27]*0.23" office:value-type="currency" office:currency="PLN" office:value="36800" calcext:value-type="currency">
            <text:p>36,800.00 PLN</text:p>
          </table:table-cell>
          <table:table-cell table:formula="of:=IF([.L27]&lt;=85528;[.L27]*0.18-556.02;14839.02+([.L27]-85528)*0.32)" office:value-type="currency" office:currency="PLN" office:value="23310.06" calcext:value-type="currency">
            <text:p>23,310.06 PLN</text:p>
          </table:table-cell>
          <table:table-cell table:formula="of:=[.L27]*0.19" office:value-type="currency" office:currency="PLN" office:value="21280" calcext:value-type="currency">
            <text:p>21,280.00 PLN</text:p>
          </table:table-cell>
          <table:table-cell table:formula="of:=[.L27]-[.N27]-[.O27]" office:value-type="currency" office:currency="PLN" office:value="51889.94" calcext:value-type="currency">
            <text:p>51,889.94 PLN</text:p>
          </table:table-cell>
          <table:table-cell table:style-name="ce15" table:formula="of:=[.L27]-[.N27]-[.P27]" office:value-type="currency" office:currency="PLN" office:value="53920" calcext:value-type="currency">
            <text:p>53,920.00 PLN</text:p>
          </table:table-cell>
          <table:table-cell office:value-type="float" office:value="20000" calcext:value-type="float">
            <text:p>20,000</text:p>
          </table:table-cell>
          <table:table-cell table:formula="of:=[.A27]*3*4" office:value-type="currency" office:currency="PLN" office:value="240000" calcext:value-type="currency">
            <text:p>240,000.00 PLN</text:p>
          </table:table-cell>
          <table:table-cell table:formula="of:=[.T27]*0.7" office:value-type="currency" office:currency="PLN" office:value="168000" calcext:value-type="currency">
            <text:p>168,000.00 PLN</text:p>
          </table:table-cell>
          <table:table-cell table:formula="of:=[.U27]-[.T27]*0.23" office:value-type="currency" office:currency="PLN" office:value="112800" calcext:value-type="currency">
            <text:p>112,800.00 PLN</text:p>
          </table:table-cell>
          <table:table-cell table:formula="of:=[.U27]-[.T27]*0.23-[.T27]*0.19" office:value-type="currency" office:currency="PLN" office:value="67200" calcext:value-type="currency">
            <text:p>67,200.00 PLN</text:p>
          </table:table-cell>
          <table:table-cell office:value-type="float" office:value="20000" calcext:value-type="float">
            <text:p>20,000</text:p>
          </table:table-cell>
          <table:table-cell table:formula="of:=[.A27]*4*4" office:value-type="currency" office:currency="PLN" office:value="320000" calcext:value-type="currency">
            <text:p>320,000.00 PLN</text:p>
          </table:table-cell>
          <table:table-cell table:formula="of:=[.Y27]*0.7" office:value-type="currency" office:currency="PLN" office:value="224000" calcext:value-type="currency">
            <text:p>224,000.00 PLN</text:p>
          </table:table-cell>
          <table:table-cell table:formula="of:=[.Z27]-[.Y27]*0.23" office:value-type="currency" office:currency="PLN" office:value="150400" calcext:value-type="currency">
            <text:p>150,400.00 PLN</text:p>
          </table:table-cell>
          <table:table-cell table:formula="of:=[.Z27]-[.Y27]*0.23-[.Y27]*0.19" office:value-type="currency" office:currency="PLN" office:value="89600" calcext:value-type="currency">
            <text:p>89,600.00 PLN</text:p>
          </table:table-cell>
        </table:table-row>
        <table:table-row table:style-name="ro2">
          <table:table-cell office:value-type="float" office:value="25000" calcext:value-type="float">
            <text:p>25,000</text:p>
          </table:table-cell>
          <table:table-cell table:formula="of:=[.A28]*4" office:value-type="currency" office:currency="PLN" office:value="100000" calcext:value-type="currency">
            <text:p>100,000.00 PLN</text:p>
          </table:table-cell>
          <table:table-cell table:formula="of:=[.B28]*0.7" office:value-type="currency" office:currency="PLN" office:value="70000" calcext:value-type="currency">
            <text:p>70,000.00 PLN</text:p>
          </table:table-cell>
          <table:table-cell table:formula="of:=[.B28]-[.C28]" office:value-type="currency" office:currency="PLN" office:value="30000" calcext:value-type="currency">
            <text:p>30,000.00 PLN</text:p>
          </table:table-cell>
          <table:table-cell table:formula="of:=[.B28]*0.23" office:value-type="currency" office:currency="PLN" office:value="23000" calcext:value-type="currency">
            <text:p>23,000.00 PLN</text:p>
          </table:table-cell>
          <table:table-cell table:formula="of:=IF([.C28]&lt;=85528;[.C28]*0.18-556.02;14839.02+([.C28]-85528)*0.32)" office:value-type="currency" office:currency="PLN" office:value="12043.98" calcext:value-type="currency">
            <text:p>12,043.98 PLN</text:p>
          </table:table-cell>
          <table:table-cell table:formula="of:=[.C28]*0.19" office:value-type="currency" office:currency="PLN" office:value="13300" calcext:value-type="currency">
            <text:p>13,300.00 PLN</text:p>
          </table:table-cell>
          <table:table-cell table:formula="of:=[.C28]-[.E28]-[.F28]" office:value-type="currency" office:currency="PLN" office:value="34956.02" calcext:value-type="currency">
            <text:p>34,956.02 PLN</text:p>
          </table:table-cell>
          <table:table-cell table:formula="of:=[.C28]-[.E28]-[.G28]" office:value-type="currency" office:currency="PLN" office:value="33700" calcext:value-type="currency">
            <text:p>33,700.00 PLN</text:p>
          </table:table-cell>
          <table:table-cell office:value-type="float" office:value="25000" calcext:value-type="float">
            <text:p>25,000</text:p>
          </table:table-cell>
          <table:table-cell table:formula="of:=[.A28]*2*4" office:value-type="currency" office:currency="PLN" office:value="200000" calcext:value-type="currency">
            <text:p>200,000.00 PLN</text:p>
          </table:table-cell>
          <table:table-cell table:formula="of:=[.K28]*0.7" office:value-type="currency" office:currency="PLN" office:value="140000" calcext:value-type="currency">
            <text:p>140,000.00 PLN</text:p>
          </table:table-cell>
          <table:table-cell table:formula="of:=[.K28]-[.L28]" office:value-type="currency" office:currency="PLN" office:value="60000" calcext:value-type="currency">
            <text:p>60,000.00 PLN</text:p>
          </table:table-cell>
          <table:table-cell table:formula="of:=[.K28]*0.23" office:value-type="currency" office:currency="PLN" office:value="46000" calcext:value-type="currency">
            <text:p>46,000.00 PLN</text:p>
          </table:table-cell>
          <table:table-cell table:formula="of:=IF([.L28]&lt;=85528;[.L28]*0.18-556.02;14839.02+([.L28]-85528)*0.32)" office:value-type="currency" office:currency="PLN" office:value="32270.06" calcext:value-type="currency">
            <text:p>32,270.06 PLN</text:p>
          </table:table-cell>
          <table:table-cell table:formula="of:=[.L28]*0.19" office:value-type="currency" office:currency="PLN" office:value="26600" calcext:value-type="currency">
            <text:p>26,600.00 PLN</text:p>
          </table:table-cell>
          <table:table-cell table:formula="of:=[.L28]-[.N28]-[.O28]" office:value-type="currency" office:currency="PLN" office:value="61729.94" calcext:value-type="currency">
            <text:p>61,729.94 PLN</text:p>
          </table:table-cell>
          <table:table-cell table:style-name="ce15" table:formula="of:=[.L28]-[.N28]-[.P28]" office:value-type="currency" office:currency="PLN" office:value="67400" calcext:value-type="currency">
            <text:p>67,400.00 PLN</text:p>
          </table:table-cell>
          <table:table-cell office:value-type="float" office:value="25000" calcext:value-type="float">
            <text:p>25,000</text:p>
          </table:table-cell>
          <table:table-cell table:formula="of:=[.A28]*3*4" office:value-type="currency" office:currency="PLN" office:value="300000" calcext:value-type="currency">
            <text:p>300,000.00 PLN</text:p>
          </table:table-cell>
          <table:table-cell table:formula="of:=[.T28]*0.7" office:value-type="currency" office:currency="PLN" office:value="210000" calcext:value-type="currency">
            <text:p>210,000.00 PLN</text:p>
          </table:table-cell>
          <table:table-cell table:formula="of:=[.U28]-[.T28]*0.23" office:value-type="currency" office:currency="PLN" office:value="141000" calcext:value-type="currency">
            <text:p>141,000.00 PLN</text:p>
          </table:table-cell>
          <table:table-cell table:formula="of:=[.U28]-[.T28]*0.23-[.T28]*0.19" office:value-type="currency" office:currency="PLN" office:value="84000" calcext:value-type="currency">
            <text:p>84,000.00 PLN</text:p>
          </table:table-cell>
          <table:table-cell office:value-type="float" office:value="25000" calcext:value-type="float">
            <text:p>25,000</text:p>
          </table:table-cell>
          <table:table-cell table:formula="of:=[.A28]*4*4" office:value-type="currency" office:currency="PLN" office:value="400000" calcext:value-type="currency">
            <text:p>400,000.00 PLN</text:p>
          </table:table-cell>
          <table:table-cell table:formula="of:=[.Y28]*0.7" office:value-type="currency" office:currency="PLN" office:value="280000" calcext:value-type="currency">
            <text:p>280,000.00 PLN</text:p>
          </table:table-cell>
          <table:table-cell table:formula="of:=[.Z28]-[.Y28]*0.23" office:value-type="currency" office:currency="PLN" office:value="188000" calcext:value-type="currency">
            <text:p>188,000.00 PLN</text:p>
          </table:table-cell>
          <table:table-cell table:formula="of:=[.Z28]-[.Y28]*0.23-[.Y28]*0.19" office:value-type="currency" office:currency="PLN" office:value="112000" calcext:value-type="currency">
            <text:p>112,000.00 PLN</text:p>
          </table:table-cell>
        </table:table-row>
        <table:table-row table:style-name="ro2">
          <table:table-cell office:value-type="float" office:value="30000" calcext:value-type="float">
            <text:p>30,000</text:p>
          </table:table-cell>
          <table:table-cell table:formula="of:=[.A29]*4" office:value-type="currency" office:currency="PLN" office:value="120000" calcext:value-type="currency">
            <text:p>120,000.00 PLN</text:p>
          </table:table-cell>
          <table:table-cell table:formula="of:=[.B29]*0.7" office:value-type="currency" office:currency="PLN" office:value="84000" calcext:value-type="currency">
            <text:p>84,000.00 PLN</text:p>
          </table:table-cell>
          <table:table-cell table:formula="of:=[.B29]-[.C29]" office:value-type="currency" office:currency="PLN" office:value="36000" calcext:value-type="currency">
            <text:p>36,000.00 PLN</text:p>
          </table:table-cell>
          <table:table-cell table:formula="of:=[.B29]*0.23" office:value-type="currency" office:currency="PLN" office:value="27600" calcext:value-type="currency">
            <text:p>27,600.00 PLN</text:p>
          </table:table-cell>
          <table:table-cell table:formula="of:=IF([.C29]&lt;=85528;[.C29]*0.18-556.02;14839.02+([.C29]-85528)*0.32)" office:value-type="currency" office:currency="PLN" office:value="14563.98" calcext:value-type="currency">
            <text:p>14,563.98 PLN</text:p>
          </table:table-cell>
          <table:table-cell table:formula="of:=[.C29]*0.19" office:value-type="currency" office:currency="PLN" office:value="15960" calcext:value-type="currency">
            <text:p>15,960.00 PLN</text:p>
          </table:table-cell>
          <table:table-cell table:formula="of:=[.C29]-[.E29]-[.F29]" office:value-type="currency" office:currency="PLN" office:value="41836.02" calcext:value-type="currency">
            <text:p>41,836.02 PLN</text:p>
          </table:table-cell>
          <table:table-cell table:formula="of:=[.C29]-[.E29]-[.G29]" office:value-type="currency" office:currency="PLN" office:value="40440" calcext:value-type="currency">
            <text:p>40,440.00 PLN</text:p>
          </table:table-cell>
          <table:table-cell office:value-type="float" office:value="30000" calcext:value-type="float">
            <text:p>30,000</text:p>
          </table:table-cell>
          <table:table-cell table:formula="of:=[.A29]*2*4" office:value-type="currency" office:currency="PLN" office:value="240000" calcext:value-type="currency">
            <text:p>240,000.00 PLN</text:p>
          </table:table-cell>
          <table:table-cell table:formula="of:=[.K29]*0.7" office:value-type="currency" office:currency="PLN" office:value="168000" calcext:value-type="currency">
            <text:p>168,000.00 PLN</text:p>
          </table:table-cell>
          <table:table-cell table:formula="of:=[.K29]-[.L29]" office:value-type="currency" office:currency="PLN" office:value="72000" calcext:value-type="currency">
            <text:p>72,000.00 PLN</text:p>
          </table:table-cell>
          <table:table-cell table:formula="of:=[.K29]*0.23" office:value-type="currency" office:currency="PLN" office:value="55200" calcext:value-type="currency">
            <text:p>55,200.00 PLN</text:p>
          </table:table-cell>
          <table:table-cell table:formula="of:=IF([.L29]&lt;=85528;[.L29]*0.18-556.02;14839.02+([.L29]-85528)*0.32)" office:value-type="currency" office:currency="PLN" office:value="41230.06" calcext:value-type="currency">
            <text:p>41,230.06 PLN</text:p>
          </table:table-cell>
          <table:table-cell table:formula="of:=[.L29]*0.19" office:value-type="currency" office:currency="PLN" office:value="31920" calcext:value-type="currency">
            <text:p>31,920.00 PLN</text:p>
          </table:table-cell>
          <table:table-cell table:formula="of:=[.L29]-[.N29]-[.O29]" office:value-type="currency" office:currency="PLN" office:value="71569.94" calcext:value-type="currency">
            <text:p>71,569.94 PLN</text:p>
          </table:table-cell>
          <table:table-cell table:style-name="ce15" table:formula="of:=[.L29]-[.N29]-[.P29]" office:value-type="currency" office:currency="PLN" office:value="80880" calcext:value-type="currency">
            <text:p>80,880.00 PLN</text:p>
          </table:table-cell>
          <table:table-cell office:value-type="float" office:value="30000" calcext:value-type="float">
            <text:p>30,000</text:p>
          </table:table-cell>
          <table:table-cell table:formula="of:=[.A29]*3*4" office:value-type="currency" office:currency="PLN" office:value="360000" calcext:value-type="currency">
            <text:p>360,000.00 PLN</text:p>
          </table:table-cell>
          <table:table-cell table:formula="of:=[.T29]*0.7" office:value-type="currency" office:currency="PLN" office:value="252000" calcext:value-type="currency">
            <text:p>252,000.00 PLN</text:p>
          </table:table-cell>
          <table:table-cell table:formula="of:=[.U29]-[.T29]*0.23" office:value-type="currency" office:currency="PLN" office:value="169200" calcext:value-type="currency">
            <text:p>169,200.00 PLN</text:p>
          </table:table-cell>
          <table:table-cell table:formula="of:=[.U29]-[.T29]*0.23-[.T29]*0.19" office:value-type="currency" office:currency="PLN" office:value="100800" calcext:value-type="currency">
            <text:p>100,800.00 PLN</text:p>
          </table:table-cell>
          <table:table-cell office:value-type="float" office:value="30000" calcext:value-type="float">
            <text:p>30,000</text:p>
          </table:table-cell>
          <table:table-cell table:formula="of:=[.A29]*4*4" office:value-type="currency" office:currency="PLN" office:value="480000" calcext:value-type="currency">
            <text:p>480,000.00 PLN</text:p>
          </table:table-cell>
          <table:table-cell table:formula="of:=[.Y29]*0.7" office:value-type="currency" office:currency="PLN" office:value="336000" calcext:value-type="currency">
            <text:p>336,000.00 PLN</text:p>
          </table:table-cell>
          <table:table-cell table:formula="of:=[.Z29]-[.Y29]*0.23" office:value-type="currency" office:currency="PLN" office:value="225600" calcext:value-type="currency">
            <text:p>225,600.00 PLN</text:p>
          </table:table-cell>
          <table:table-cell table:formula="of:=[.Z29]-[.Y29]*0.23-[.Y29]*0.19" office:value-type="currency" office:currency="PLN" office:value="134400" calcext:value-type="currency">
            <text:p>134,400.00 PLN</text:p>
          </table:table-cell>
        </table:table-row>
        <table:table-row table:style-name="ro2">
          <table:table-cell office:value-type="float" office:value="40000" calcext:value-type="float">
            <text:p>40,000</text:p>
          </table:table-cell>
          <table:table-cell table:formula="of:=[.A30]*4" office:value-type="currency" office:currency="PLN" office:value="160000" calcext:value-type="currency">
            <text:p>160,000.00 PLN</text:p>
          </table:table-cell>
          <table:table-cell table:formula="of:=[.B30]*0.7" office:value-type="currency" office:currency="PLN" office:value="112000" calcext:value-type="currency">
            <text:p>112,000.00 PLN</text:p>
          </table:table-cell>
          <table:table-cell table:formula="of:=[.B30]-[.C30]" office:value-type="currency" office:currency="PLN" office:value="48000" calcext:value-type="currency">
            <text:p>48,000.00 PLN</text:p>
          </table:table-cell>
          <table:table-cell table:formula="of:=[.B30]*0.23" office:value-type="currency" office:currency="PLN" office:value="36800" calcext:value-type="currency">
            <text:p>36,800.00 PLN</text:p>
          </table:table-cell>
          <table:table-cell table:formula="of:=IF([.C30]&lt;=85528;[.C30]*0.18-556.02;14839.02+([.C30]-85528)*0.32)" office:value-type="currency" office:currency="PLN" office:value="23310.06" calcext:value-type="currency">
            <text:p>23,310.06 PLN</text:p>
          </table:table-cell>
          <table:table-cell table:formula="of:=[.C30]*0.19" office:value-type="currency" office:currency="PLN" office:value="21280" calcext:value-type="currency">
            <text:p>21,280.00 PLN</text:p>
          </table:table-cell>
          <table:table-cell table:style-name="ce14" table:formula="of:=[.C30]-[.E30]-[.F30]" office:value-type="currency" office:currency="PLN" office:value="51889.94" calcext:value-type="currency">
            <text:p>51,889.94 PLN</text:p>
          </table:table-cell>
          <table:table-cell table:style-name="ce14" table:formula="of:=[.C30]-[.E30]-[.G30]" office:value-type="currency" office:currency="PLN" office:value="53920" calcext:value-type="currency">
            <text:p>53,920.00 PLN</text:p>
          </table:table-cell>
          <table:table-cell office:value-type="float" office:value="40000" calcext:value-type="float">
            <text:p>40,000</text:p>
          </table:table-cell>
          <table:table-cell table:formula="of:=[.A30]*2*4" office:value-type="currency" office:currency="PLN" office:value="320000" calcext:value-type="currency">
            <text:p>320,000.00 PLN</text:p>
          </table:table-cell>
          <table:table-cell table:formula="of:=[.K30]*0.7" office:value-type="currency" office:currency="PLN" office:value="224000" calcext:value-type="currency">
            <text:p>224,000.00 PLN</text:p>
          </table:table-cell>
          <table:table-cell table:formula="of:=[.K30]-[.L30]" office:value-type="currency" office:currency="PLN" office:value="96000" calcext:value-type="currency">
            <text:p>96,000.00 PLN</text:p>
          </table:table-cell>
          <table:table-cell table:formula="of:=[.K30]*0.23" office:value-type="currency" office:currency="PLN" office:value="73600" calcext:value-type="currency">
            <text:p>73,600.00 PLN</text:p>
          </table:table-cell>
          <table:table-cell table:formula="of:=IF([.L30]&lt;=85528;[.L30]*0.18-556.02;14839.02+([.L30]-85528)*0.32)" office:value-type="currency" office:currency="PLN" office:value="59150.06" calcext:value-type="currency">
            <text:p>59,150.06 PLN</text:p>
          </table:table-cell>
          <table:table-cell table:formula="of:=[.L30]*0.19" office:value-type="currency" office:currency="PLN" office:value="42560" calcext:value-type="currency">
            <text:p>42,560.00 PLN</text:p>
          </table:table-cell>
          <table:table-cell table:formula="of:=[.L30]-[.N30]-[.O30]" office:value-type="currency" office:currency="PLN" office:value="91249.94" calcext:value-type="currency">
            <text:p>91,249.94 PLN</text:p>
          </table:table-cell>
          <table:table-cell table:style-name="ce15" table:formula="of:=[.L30]-[.N30]-[.P30]" office:value-type="currency" office:currency="PLN" office:value="107840" calcext:value-type="currency">
            <text:p>107,840.00 PLN</text:p>
          </table:table-cell>
          <table:table-cell office:value-type="float" office:value="40000" calcext:value-type="float">
            <text:p>40,000</text:p>
          </table:table-cell>
          <table:table-cell table:formula="of:=[.A30]*3*4" office:value-type="currency" office:currency="PLN" office:value="480000" calcext:value-type="currency">
            <text:p>480,000.00 PLN</text:p>
          </table:table-cell>
          <table:table-cell table:formula="of:=[.T30]*0.7" office:value-type="currency" office:currency="PLN" office:value="336000" calcext:value-type="currency">
            <text:p>336,000.00 PLN</text:p>
          </table:table-cell>
          <table:table-cell table:formula="of:=[.U30]-[.T30]*0.23" office:value-type="currency" office:currency="PLN" office:value="225600" calcext:value-type="currency">
            <text:p>225,600.00 PLN</text:p>
          </table:table-cell>
          <table:table-cell table:formula="of:=[.U30]-[.T30]*0.23-[.T30]*0.19" office:value-type="currency" office:currency="PLN" office:value="134400" calcext:value-type="currency">
            <text:p>134,400.00 PLN</text:p>
          </table:table-cell>
          <table:table-cell office:value-type="float" office:value="40000" calcext:value-type="float">
            <text:p>40,000</text:p>
          </table:table-cell>
          <table:table-cell table:formula="of:=[.A30]*4*4" office:value-type="currency" office:currency="PLN" office:value="640000" calcext:value-type="currency">
            <text:p>640,000.00 PLN</text:p>
          </table:table-cell>
          <table:table-cell table:formula="of:=[.Y30]*0.7" office:value-type="currency" office:currency="PLN" office:value="448000" calcext:value-type="currency">
            <text:p>448,000.00 PLN</text:p>
          </table:table-cell>
          <table:table-cell table:formula="of:=[.Z30]-[.Y30]*0.23" office:value-type="currency" office:currency="PLN" office:value="300800" calcext:value-type="currency">
            <text:p>300,800.00 PLN</text:p>
          </table:table-cell>
          <table:table-cell table:formula="of:=[.Z30]-[.Y30]*0.23-[.Y30]*0.19" office:value-type="currency" office:currency="PLN" office:value="179200" calcext:value-type="currency">
            <text:p>179,200.00 PLN</text:p>
          </table:table-cell>
        </table:table-row>
        <table:table-row table:style-name="ro2">
          <table:table-cell office:value-type="float" office:value="50000" calcext:value-type="float">
            <text:p>50,000</text:p>
          </table:table-cell>
          <table:table-cell table:formula="of:=[.A31]*4" office:value-type="currency" office:currency="PLN" office:value="200000" calcext:value-type="currency">
            <text:p>200,000.00 PLN</text:p>
          </table:table-cell>
          <table:table-cell table:formula="of:=[.B31]*0.7" office:value-type="currency" office:currency="PLN" office:value="140000" calcext:value-type="currency">
            <text:p>140,000.00 PLN</text:p>
          </table:table-cell>
          <table:table-cell table:formula="of:=[.B31]-[.C31]" office:value-type="currency" office:currency="PLN" office:value="60000" calcext:value-type="currency">
            <text:p>60,000.00 PLN</text:p>
          </table:table-cell>
          <table:table-cell table:formula="of:=[.B31]*0.23" office:value-type="currency" office:currency="PLN" office:value="46000" calcext:value-type="currency">
            <text:p>46,000.00 PLN</text:p>
          </table:table-cell>
          <table:table-cell table:formula="of:=IF([.C31]&lt;=85528;[.C31]*0.18-556.02;14839.02+([.C31]-85528)*0.32)" office:value-type="currency" office:currency="PLN" office:value="32270.06" calcext:value-type="currency">
            <text:p>32,270.06 PLN</text:p>
          </table:table-cell>
          <table:table-cell table:formula="of:=[.C31]*0.19" office:value-type="currency" office:currency="PLN" office:value="26600" calcext:value-type="currency">
            <text:p>26,600.00 PLN</text:p>
          </table:table-cell>
          <table:table-cell table:formula="of:=[.C31]-[.E31]-[.F31]" office:value-type="currency" office:currency="PLN" office:value="61729.94" calcext:value-type="currency">
            <text:p>61,729.94 PLN</text:p>
          </table:table-cell>
          <table:table-cell table:style-name="ce15" table:formula="of:=[.C31]-[.E31]-[.G31]" office:value-type="currency" office:currency="PLN" office:value="67400" calcext:value-type="currency">
            <text:p>67,400.00 PLN</text:p>
          </table:table-cell>
          <table:table-cell office:value-type="float" office:value="50000" calcext:value-type="float">
            <text:p>50,000</text:p>
          </table:table-cell>
          <table:table-cell table:formula="of:=[.A31]*2*4" office:value-type="currency" office:currency="PLN" office:value="400000" calcext:value-type="currency">
            <text:p>400,000.00 PLN</text:p>
          </table:table-cell>
          <table:table-cell table:formula="of:=[.K31]*0.7" office:value-type="currency" office:currency="PLN" office:value="280000" calcext:value-type="currency">
            <text:p>280,000.00 PLN</text:p>
          </table:table-cell>
          <table:table-cell table:formula="of:=[.K31]-[.L31]" office:value-type="currency" office:currency="PLN" office:value="120000" calcext:value-type="currency">
            <text:p>120,000.00 PLN</text:p>
          </table:table-cell>
          <table:table-cell table:formula="of:=[.K31]*0.23" office:value-type="currency" office:currency="PLN" office:value="92000" calcext:value-type="currency">
            <text:p>92,000.00 PLN</text:p>
          </table:table-cell>
          <table:table-cell table:formula="of:=IF([.L31]&lt;=85528;[.L31]*0.18-556.02;14839.02+([.L31]-85528)*0.32)" office:value-type="currency" office:currency="PLN" office:value="77070.06" calcext:value-type="currency">
            <text:p>77,070.06 PLN</text:p>
          </table:table-cell>
          <table:table-cell table:formula="of:=[.L31]*0.19" office:value-type="currency" office:currency="PLN" office:value="53200" calcext:value-type="currency">
            <text:p>53,200.00 PLN</text:p>
          </table:table-cell>
          <table:table-cell table:formula="of:=[.L31]-[.N31]-[.O31]" office:value-type="currency" office:currency="PLN" office:value="110929.94" calcext:value-type="currency">
            <text:p>110,929.94 PLN</text:p>
          </table:table-cell>
          <table:table-cell table:style-name="ce15" table:formula="of:=[.L31]-[.N31]-[.P31]" office:value-type="currency" office:currency="PLN" office:value="134800" calcext:value-type="currency">
            <text:p>134,800.00 PLN</text:p>
          </table:table-cell>
          <table:table-cell office:value-type="float" office:value="50000" calcext:value-type="float">
            <text:p>50,000</text:p>
          </table:table-cell>
          <table:table-cell table:formula="of:=[.A31]*3*4" office:value-type="currency" office:currency="PLN" office:value="600000" calcext:value-type="currency">
            <text:p>600,000.00 PLN</text:p>
          </table:table-cell>
          <table:table-cell table:formula="of:=[.T31]*0.7" office:value-type="currency" office:currency="PLN" office:value="420000" calcext:value-type="currency">
            <text:p>420,000.00 PLN</text:p>
          </table:table-cell>
          <table:table-cell table:formula="of:=[.U31]-[.T31]*0.23" office:value-type="currency" office:currency="PLN" office:value="282000" calcext:value-type="currency">
            <text:p>282,000.00 PLN</text:p>
          </table:table-cell>
          <table:table-cell table:formula="of:=[.U31]-[.T31]*0.23-[.T31]*0.19" office:value-type="currency" office:currency="PLN" office:value="168000" calcext:value-type="currency">
            <text:p>168,000.00 PLN</text:p>
          </table:table-cell>
          <table:table-cell office:value-type="float" office:value="50000" calcext:value-type="float">
            <text:p>50,000</text:p>
          </table:table-cell>
          <table:table-cell table:formula="of:=[.A31]*4*4" office:value-type="currency" office:currency="PLN" office:value="800000" calcext:value-type="currency">
            <text:p>800,000.00 PLN</text:p>
          </table:table-cell>
          <table:table-cell table:formula="of:=[.Y31]*0.7" office:value-type="currency" office:currency="PLN" office:value="560000" calcext:value-type="currency">
            <text:p>560,000.00 PLN</text:p>
          </table:table-cell>
          <table:table-cell table:formula="of:=[.Z31]-[.Y31]*0.23" office:value-type="currency" office:currency="PLN" office:value="376000" calcext:value-type="currency">
            <text:p>376,000.00 PLN</text:p>
          </table:table-cell>
          <table:table-cell table:formula="of:=[.Z31]-[.Y31]*0.23-[.Y31]*0.19" office:value-type="currency" office:currency="PLN" office:value="224000" calcext:value-type="currency">
            <text:p>224,000.00 PLN</text:p>
          </table:table-cell>
        </table:table-row>
        <table:table-row table:style-name="ro2">
          <table:table-cell office:value-type="float" office:value="100000" calcext:value-type="float">
            <text:p>100,000</text:p>
          </table:table-cell>
          <table:table-cell table:formula="of:=[.A32]*4" office:value-type="currency" office:currency="PLN" office:value="400000" calcext:value-type="currency">
            <text:p>400,000.00 PLN</text:p>
          </table:table-cell>
          <table:table-cell table:formula="of:=[.B32]*0.7" office:value-type="currency" office:currency="PLN" office:value="280000" calcext:value-type="currency">
            <text:p>280,000.00 PLN</text:p>
          </table:table-cell>
          <table:table-cell table:formula="of:=[.B32]-[.C32]" office:value-type="currency" office:currency="PLN" office:value="120000" calcext:value-type="currency">
            <text:p>120,000.00 PLN</text:p>
          </table:table-cell>
          <table:table-cell table:formula="of:=[.B32]*0.23" office:value-type="currency" office:currency="PLN" office:value="92000" calcext:value-type="currency">
            <text:p>92,000.00 PLN</text:p>
          </table:table-cell>
          <table:table-cell table:formula="of:=IF([.C32]&lt;=85528;[.C32]*0.18-556.02;14839.02+([.C32]-85528)*0.32)" office:value-type="currency" office:currency="PLN" office:value="77070.06" calcext:value-type="currency">
            <text:p>77,070.06 PLN</text:p>
          </table:table-cell>
          <table:table-cell table:formula="of:=[.C32]*0.19" office:value-type="currency" office:currency="PLN" office:value="53200" calcext:value-type="currency">
            <text:p>53,200.00 PLN</text:p>
          </table:table-cell>
          <table:table-cell table:formula="of:=[.C32]-[.E32]-[.F32]" office:value-type="currency" office:currency="PLN" office:value="110929.94" calcext:value-type="currency">
            <text:p>110,929.94 PLN</text:p>
          </table:table-cell>
          <table:table-cell table:style-name="ce15" table:formula="of:=[.C32]-[.E32]-[.G32]" office:value-type="currency" office:currency="PLN" office:value="134800" calcext:value-type="currency">
            <text:p>134,800.00 PLN</text:p>
          </table:table-cell>
          <table:table-cell office:value-type="float" office:value="100000" calcext:value-type="float">
            <text:p>100,000</text:p>
          </table:table-cell>
          <table:table-cell table:formula="of:=[.A32]*2*4" office:value-type="currency" office:currency="PLN" office:value="800000" calcext:value-type="currency">
            <text:p>800,000.00 PLN</text:p>
          </table:table-cell>
          <table:table-cell table:formula="of:=[.K32]*0.7" office:value-type="currency" office:currency="PLN" office:value="560000" calcext:value-type="currency">
            <text:p>560,000.00 PLN</text:p>
          </table:table-cell>
          <table:table-cell table:formula="of:=[.K32]-[.L32]" office:value-type="currency" office:currency="PLN" office:value="240000" calcext:value-type="currency">
            <text:p>240,000.00 PLN</text:p>
          </table:table-cell>
          <table:table-cell table:formula="of:=[.K32]*0.23" office:value-type="currency" office:currency="PLN" office:value="184000" calcext:value-type="currency">
            <text:p>184,000.00 PLN</text:p>
          </table:table-cell>
          <table:table-cell table:formula="of:=IF([.L32]&lt;=85528;[.L32]*0.18-556.02;14839.02+([.L32]-85528)*0.32)" office:value-type="currency" office:currency="PLN" office:value="166670.06" calcext:value-type="currency">
            <text:p>166,670.06 PLN</text:p>
          </table:table-cell>
          <table:table-cell table:formula="of:=[.L32]*0.19" office:value-type="currency" office:currency="PLN" office:value="106400" calcext:value-type="currency">
            <text:p>106,400.00 PLN</text:p>
          </table:table-cell>
          <table:table-cell table:formula="of:=[.L32]-[.N32]-[.O32]" office:value-type="currency" office:currency="PLN" office:value="209329.94" calcext:value-type="currency">
            <text:p>209,329.94 PLN</text:p>
          </table:table-cell>
          <table:table-cell table:style-name="ce15" table:formula="of:=[.L32]-[.N32]-[.P32]" office:value-type="currency" office:currency="PLN" office:value="269600" calcext:value-type="currency">
            <text:p>269,600.00 PLN</text:p>
          </table:table-cell>
          <table:table-cell office:value-type="float" office:value="100000" calcext:value-type="float">
            <text:p>100,000</text:p>
          </table:table-cell>
          <table:table-cell table:formula="of:=[.A32]*3*4" office:value-type="currency" office:currency="PLN" office:value="1200000" calcext:value-type="currency">
            <text:p>1,200,000.00 PLN</text:p>
          </table:table-cell>
          <table:table-cell table:formula="of:=[.T32]*0.7" office:value-type="currency" office:currency="PLN" office:value="840000" calcext:value-type="currency">
            <text:p>840,000.00 PLN</text:p>
          </table:table-cell>
          <table:table-cell table:formula="of:=[.U32]-[.T32]*0.23" office:value-type="currency" office:currency="PLN" office:value="564000" calcext:value-type="currency">
            <text:p>564,000.00 PLN</text:p>
          </table:table-cell>
          <table:table-cell table:formula="of:=[.U32]-[.T32]*0.23-[.T32]*0.19" office:value-type="currency" office:currency="PLN" office:value="336000" calcext:value-type="currency">
            <text:p>336,000.00 PLN</text:p>
          </table:table-cell>
          <table:table-cell office:value-type="float" office:value="100000" calcext:value-type="float">
            <text:p>100,000</text:p>
          </table:table-cell>
          <table:table-cell table:formula="of:=[.A32]*4*4" office:value-type="currency" office:currency="PLN" office:value="1600000" calcext:value-type="currency">
            <text:p>1,600,000.00 PLN</text:p>
          </table:table-cell>
          <table:table-cell table:formula="of:=[.Y32]*0.7" office:value-type="currency" office:currency="PLN" office:value="1120000" calcext:value-type="currency">
            <text:p>1,120,000.00 PLN</text:p>
          </table:table-cell>
          <table:table-cell table:formula="of:=[.Z32]-[.Y32]*0.23" office:value-type="currency" office:currency="PLN" office:value="752000" calcext:value-type="currency">
            <text:p>752,000.00 PLN</text:p>
          </table:table-cell>
          <table:table-cell table:formula="of:=[.Z32]-[.Y32]*0.23-[.Y32]*0.19" office:value-type="currency" office:currency="PLN" office:value="448000" calcext:value-type="currency">
            <text:p>448,000.00 PLN</text:p>
          </table:table-cell>
        </table:table-row>
        <table:table-row table:style-name="ro2">
          <table:table-cell office:value-type="float" office:value="150000" calcext:value-type="float">
            <text:p>150,000</text:p>
          </table:table-cell>
          <table:table-cell table:formula="of:=[.A33]*4" office:value-type="currency" office:currency="PLN" office:value="600000" calcext:value-type="currency">
            <text:p>600,000.00 PLN</text:p>
          </table:table-cell>
          <table:table-cell table:formula="of:=[.B33]*0.7" office:value-type="currency" office:currency="PLN" office:value="420000" calcext:value-type="currency">
            <text:p>420,000.00 PLN</text:p>
          </table:table-cell>
          <table:table-cell table:formula="of:=[.B33]-[.C33]" office:value-type="currency" office:currency="PLN" office:value="180000" calcext:value-type="currency">
            <text:p>180,000.00 PLN</text:p>
          </table:table-cell>
          <table:table-cell table:formula="of:=[.B33]*0.23" office:value-type="currency" office:currency="PLN" office:value="138000" calcext:value-type="currency">
            <text:p>138,000.00 PLN</text:p>
          </table:table-cell>
          <table:table-cell table:formula="of:=IF([.C33]&lt;=85528;[.C33]*0.18-556.02;14839.02+([.C33]-85528)*0.32)" office:value-type="currency" office:currency="PLN" office:value="121870.06" calcext:value-type="currency">
            <text:p>121,870.06 PLN</text:p>
          </table:table-cell>
          <table:table-cell table:formula="of:=[.C33]*0.19" office:value-type="currency" office:currency="PLN" office:value="79800" calcext:value-type="currency">
            <text:p>79,800.00 PLN</text:p>
          </table:table-cell>
          <table:table-cell table:formula="of:=[.C33]-[.E33]-[.F33]" office:value-type="currency" office:currency="PLN" office:value="160129.94" calcext:value-type="currency">
            <text:p>160,129.94 PLN</text:p>
          </table:table-cell>
          <table:table-cell table:style-name="ce15" table:formula="of:=[.C33]-[.E33]-[.G33]" office:value-type="currency" office:currency="PLN" office:value="202200" calcext:value-type="currency">
            <text:p>202,200.00 PLN</text:p>
          </table:table-cell>
          <table:table-cell office:value-type="float" office:value="150000" calcext:value-type="float">
            <text:p>150,000</text:p>
          </table:table-cell>
          <table:table-cell table:formula="of:=[.A33]*2*4" office:value-type="currency" office:currency="PLN" office:value="1200000" calcext:value-type="currency">
            <text:p>1,200,000.00 PLN</text:p>
          </table:table-cell>
          <table:table-cell table:formula="of:=[.K33]*0.7" office:value-type="currency" office:currency="PLN" office:value="840000" calcext:value-type="currency">
            <text:p>840,000.00 PLN</text:p>
          </table:table-cell>
          <table:table-cell table:formula="of:=[.K33]-[.L33]" office:value-type="currency" office:currency="PLN" office:value="360000" calcext:value-type="currency">
            <text:p>360,000.00 PLN</text:p>
          </table:table-cell>
          <table:table-cell table:formula="of:=[.K33]*0.23" office:value-type="currency" office:currency="PLN" office:value="276000" calcext:value-type="currency">
            <text:p>276,000.00 PLN</text:p>
          </table:table-cell>
          <table:table-cell table:formula="of:=IF([.L33]&lt;=85528;[.L33]*0.18-556.02;14839.02+([.L33]-85528)*0.32)" office:value-type="currency" office:currency="PLN" office:value="256270.06" calcext:value-type="currency">
            <text:p>256,270.06 PLN</text:p>
          </table:table-cell>
          <table:table-cell table:formula="of:=[.L33]*0.19" office:value-type="currency" office:currency="PLN" office:value="159600" calcext:value-type="currency">
            <text:p>159,600.00 PLN</text:p>
          </table:table-cell>
          <table:table-cell table:formula="of:=[.L33]-[.N33]-[.O33]" office:value-type="currency" office:currency="PLN" office:value="307729.94" calcext:value-type="currency">
            <text:p>307,729.94 PLN</text:p>
          </table:table-cell>
          <table:table-cell table:style-name="ce15" table:formula="of:=[.L33]-[.N33]-[.P33]" office:value-type="currency" office:currency="PLN" office:value="404400" calcext:value-type="currency">
            <text:p>404,400.00 PLN</text:p>
          </table:table-cell>
          <table:table-cell office:value-type="float" office:value="150000" calcext:value-type="float">
            <text:p>150,000</text:p>
          </table:table-cell>
          <table:table-cell table:formula="of:=[.A33]*3*4" office:value-type="currency" office:currency="PLN" office:value="1800000" calcext:value-type="currency">
            <text:p>1,800,000.00 PLN</text:p>
          </table:table-cell>
          <table:table-cell table:formula="of:=[.T33]*0.7" office:value-type="currency" office:currency="PLN" office:value="1260000" calcext:value-type="currency">
            <text:p>1,260,000.00 PLN</text:p>
          </table:table-cell>
          <table:table-cell table:formula="of:=[.U33]-[.T33]*0.23" office:value-type="currency" office:currency="PLN" office:value="846000" calcext:value-type="currency">
            <text:p>846,000.00 PLN</text:p>
          </table:table-cell>
          <table:table-cell table:formula="of:=[.U33]-[.T33]*0.23-[.T33]*0.19" office:value-type="currency" office:currency="PLN" office:value="504000" calcext:value-type="currency">
            <text:p>504,000.00 PLN</text:p>
          </table:table-cell>
          <table:table-cell office:value-type="float" office:value="150000" calcext:value-type="float">
            <text:p>150,000</text:p>
          </table:table-cell>
          <table:table-cell table:formula="of:=[.A33]*4*4" office:value-type="currency" office:currency="PLN" office:value="2400000" calcext:value-type="currency">
            <text:p>2,400,000.00 PLN</text:p>
          </table:table-cell>
          <table:table-cell table:formula="of:=[.Y33]*0.7" office:value-type="currency" office:currency="PLN" office:value="1680000" calcext:value-type="currency">
            <text:p>1,680,000.00 PLN</text:p>
          </table:table-cell>
          <table:table-cell table:formula="of:=[.Z33]-[.Y33]*0.23" office:value-type="currency" office:currency="PLN" office:value="1128000" calcext:value-type="currency">
            <text:p>1,128,000.00 PLN</text:p>
          </table:table-cell>
          <table:table-cell table:formula="of:=[.Z33]-[.Y33]*0.23-[.Y33]*0.19" office:value-type="currency" office:currency="PLN" office:value="672000" calcext:value-type="currency">
            <text:p>672,000.00 PLN</text:p>
          </table:table-cell>
        </table:table-row>
        <table:table-row table:style-name="ro2">
          <table:table-cell office:value-type="float" office:value="200000" calcext:value-type="float">
            <text:p>200,000</text:p>
          </table:table-cell>
          <table:table-cell table:formula="of:=[.A34]*4" office:value-type="currency" office:currency="PLN" office:value="800000" calcext:value-type="currency">
            <text:p>800,000.00 PLN</text:p>
          </table:table-cell>
          <table:table-cell table:formula="of:=[.B34]*0.7" office:value-type="currency" office:currency="PLN" office:value="560000" calcext:value-type="currency">
            <text:p>560,000.00 PLN</text:p>
          </table:table-cell>
          <table:table-cell table:formula="of:=[.B34]-[.C34]" office:value-type="currency" office:currency="PLN" office:value="240000" calcext:value-type="currency">
            <text:p>240,000.00 PLN</text:p>
          </table:table-cell>
          <table:table-cell table:formula="of:=[.B34]*0.23" office:value-type="currency" office:currency="PLN" office:value="184000" calcext:value-type="currency">
            <text:p>184,000.00 PLN</text:p>
          </table:table-cell>
          <table:table-cell table:formula="of:=IF([.C34]&lt;=85528;[.C34]*0.18-556.02;14839.02+([.C34]-85528)*0.32)" office:value-type="currency" office:currency="PLN" office:value="166670.06" calcext:value-type="currency">
            <text:p>166,670.06 PLN</text:p>
          </table:table-cell>
          <table:table-cell table:formula="of:=[.C34]*0.19" office:value-type="currency" office:currency="PLN" office:value="106400" calcext:value-type="currency">
            <text:p>106,400.00 PLN</text:p>
          </table:table-cell>
          <table:table-cell table:formula="of:=[.C34]-[.E34]-[.F34]" office:value-type="currency" office:currency="PLN" office:value="209329.94" calcext:value-type="currency">
            <text:p>209,329.94 PLN</text:p>
          </table:table-cell>
          <table:table-cell table:style-name="ce15" table:formula="of:=[.C34]-[.E34]-[.G34]" office:value-type="currency" office:currency="PLN" office:value="269600" calcext:value-type="currency">
            <text:p>269,600.00 PLN</text:p>
          </table:table-cell>
          <table:table-cell office:value-type="float" office:value="200000" calcext:value-type="float">
            <text:p>200,000</text:p>
          </table:table-cell>
          <table:table-cell table:formula="of:=[.A34]*2*4" office:value-type="currency" office:currency="PLN" office:value="1600000" calcext:value-type="currency">
            <text:p>1,600,000.00 PLN</text:p>
          </table:table-cell>
          <table:table-cell table:formula="of:=[.K34]*0.7" office:value-type="currency" office:currency="PLN" office:value="1120000" calcext:value-type="currency">
            <text:p>1,120,000.00 PLN</text:p>
          </table:table-cell>
          <table:table-cell table:formula="of:=[.K34]-[.L34]" office:value-type="currency" office:currency="PLN" office:value="480000" calcext:value-type="currency">
            <text:p>480,000.00 PLN</text:p>
          </table:table-cell>
          <table:table-cell table:formula="of:=[.K34]*0.23" office:value-type="currency" office:currency="PLN" office:value="368000" calcext:value-type="currency">
            <text:p>368,000.00 PLN</text:p>
          </table:table-cell>
          <table:table-cell table:formula="of:=IF([.L34]&lt;=85528;[.L34]*0.18-556.02;14839.02+([.L34]-85528)*0.32)" office:value-type="currency" office:currency="PLN" office:value="345870.06" calcext:value-type="currency">
            <text:p>345,870.06 PLN</text:p>
          </table:table-cell>
          <table:table-cell table:formula="of:=[.L34]*0.19" office:value-type="currency" office:currency="PLN" office:value="212800" calcext:value-type="currency">
            <text:p>212,800.00 PLN</text:p>
          </table:table-cell>
          <table:table-cell table:formula="of:=[.L34]-[.N34]-[.O34]" office:value-type="currency" office:currency="PLN" office:value="406129.94" calcext:value-type="currency">
            <text:p>406,129.94 PLN</text:p>
          </table:table-cell>
          <table:table-cell table:style-name="ce15" table:formula="of:=[.L34]-[.N34]-[.P34]" office:value-type="currency" office:currency="PLN" office:value="539200" calcext:value-type="currency">
            <text:p>539,200.00 PLN</text:p>
          </table:table-cell>
          <table:table-cell office:value-type="float" office:value="200000" calcext:value-type="float">
            <text:p>200,000</text:p>
          </table:table-cell>
          <table:table-cell table:formula="of:=[.A34]*3*4" office:value-type="currency" office:currency="PLN" office:value="2400000" calcext:value-type="currency">
            <text:p>2,400,000.00 PLN</text:p>
          </table:table-cell>
          <table:table-cell table:formula="of:=[.T34]*0.7" office:value-type="currency" office:currency="PLN" office:value="1680000" calcext:value-type="currency">
            <text:p>1,680,000.00 PLN</text:p>
          </table:table-cell>
          <table:table-cell table:formula="of:=[.U34]-[.T34]*0.23" office:value-type="currency" office:currency="PLN" office:value="1128000" calcext:value-type="currency">
            <text:p>1,128,000.00 PLN</text:p>
          </table:table-cell>
          <table:table-cell table:formula="of:=[.U34]-[.T34]*0.23-[.T34]*0.19" office:value-type="currency" office:currency="PLN" office:value="672000" calcext:value-type="currency">
            <text:p>672,000.00 PLN</text:p>
          </table:table-cell>
          <table:table-cell office:value-type="float" office:value="200000" calcext:value-type="float">
            <text:p>200,000</text:p>
          </table:table-cell>
          <table:table-cell table:formula="of:=[.A34]*4*4" office:value-type="currency" office:currency="PLN" office:value="3200000" calcext:value-type="currency">
            <text:p>3,200,000.00 PLN</text:p>
          </table:table-cell>
          <table:table-cell table:formula="of:=[.Y34]*0.7" office:value-type="currency" office:currency="PLN" office:value="2240000" calcext:value-type="currency">
            <text:p>2,240,000.00 PLN</text:p>
          </table:table-cell>
          <table:table-cell table:formula="of:=[.Z34]-[.Y34]*0.23" office:value-type="currency" office:currency="PLN" office:value="1504000" calcext:value-type="currency">
            <text:p>1,504,000.00 PLN</text:p>
          </table:table-cell>
          <table:table-cell table:formula="of:=[.Z34]-[.Y34]*0.23-[.Y34]*0.19" office:value-type="currency" office:currency="PLN" office:value="896000" calcext:value-type="currency">
            <text:p>896,000.00 PLN</text:p>
          </table:table-cell>
        </table:table-row>
        <table:table-row table:style-name="ro2">
          <table:table-cell office:value-type="float" office:value="250000" calcext:value-type="float">
            <text:p>250,000</text:p>
          </table:table-cell>
          <table:table-cell table:formula="of:=[.A35]*4" office:value-type="currency" office:currency="PLN" office:value="1000000" calcext:value-type="currency">
            <text:p>1,000,000.00 PLN</text:p>
          </table:table-cell>
          <table:table-cell table:formula="of:=[.B35]*0.7" office:value-type="currency" office:currency="PLN" office:value="700000" calcext:value-type="currency">
            <text:p>700,000.00 PLN</text:p>
          </table:table-cell>
          <table:table-cell table:formula="of:=[.B35]-[.C35]" office:value-type="currency" office:currency="PLN" office:value="300000" calcext:value-type="currency">
            <text:p>300,000.00 PLN</text:p>
          </table:table-cell>
          <table:table-cell table:formula="of:=[.B35]*0.23" office:value-type="currency" office:currency="PLN" office:value="230000" calcext:value-type="currency">
            <text:p>230,000.00 PLN</text:p>
          </table:table-cell>
          <table:table-cell table:formula="of:=IF([.C35]&lt;=85528;[.C35]*0.18-556.02;14839.02+([.C35]-85528)*0.32)" office:value-type="currency" office:currency="PLN" office:value="211470.06" calcext:value-type="currency">
            <text:p>211,470.06 PLN</text:p>
          </table:table-cell>
          <table:table-cell table:formula="of:=[.C35]*0.19" office:value-type="currency" office:currency="PLN" office:value="133000" calcext:value-type="currency">
            <text:p>133,000.00 PLN</text:p>
          </table:table-cell>
          <table:table-cell table:formula="of:=[.C35]-[.E35]-[.F35]" office:value-type="currency" office:currency="PLN" office:value="258529.94" calcext:value-type="currency">
            <text:p>258,529.94 PLN</text:p>
          </table:table-cell>
          <table:table-cell table:style-name="ce15" table:formula="of:=[.C35]-[.E35]-[.G35]" office:value-type="currency" office:currency="PLN" office:value="337000" calcext:value-type="currency">
            <text:p>337,000.00 PLN</text:p>
          </table:table-cell>
          <table:table-cell office:value-type="float" office:value="250000" calcext:value-type="float">
            <text:p>250,000</text:p>
          </table:table-cell>
          <table:table-cell table:formula="of:=[.A35]*2*4" office:value-type="currency" office:currency="PLN" office:value="2000000" calcext:value-type="currency">
            <text:p>2,000,000.00 PLN</text:p>
          </table:table-cell>
          <table:table-cell table:formula="of:=[.K35]*0.7" office:value-type="currency" office:currency="PLN" office:value="1400000" calcext:value-type="currency">
            <text:p>1,400,000.00 PLN</text:p>
          </table:table-cell>
          <table:table-cell table:formula="of:=[.K35]-[.L35]" office:value-type="currency" office:currency="PLN" office:value="600000" calcext:value-type="currency">
            <text:p>600,000.00 PLN</text:p>
          </table:table-cell>
          <table:table-cell table:formula="of:=[.K35]*0.23" office:value-type="currency" office:currency="PLN" office:value="460000" calcext:value-type="currency">
            <text:p>460,000.00 PLN</text:p>
          </table:table-cell>
          <table:table-cell table:formula="of:=IF([.L35]&lt;=85528;[.L35]*0.18-556.02;14839.02+([.L35]-85528)*0.32)" office:value-type="currency" office:currency="PLN" office:value="435470.06" calcext:value-type="currency">
            <text:p>435,470.06 PLN</text:p>
          </table:table-cell>
          <table:table-cell table:formula="of:=[.L35]*0.19" office:value-type="currency" office:currency="PLN" office:value="266000" calcext:value-type="currency">
            <text:p>266,000.00 PLN</text:p>
          </table:table-cell>
          <table:table-cell table:formula="of:=[.L35]-[.N35]-[.O35]" office:value-type="currency" office:currency="PLN" office:value="504529.94" calcext:value-type="currency">
            <text:p>504,529.94 PLN</text:p>
          </table:table-cell>
          <table:table-cell table:style-name="ce15" table:formula="of:=[.L35]-[.N35]-[.P35]" office:value-type="currency" office:currency="PLN" office:value="674000" calcext:value-type="currency">
            <text:p>674,000.00 PLN</text:p>
          </table:table-cell>
          <table:table-cell office:value-type="float" office:value="250000" calcext:value-type="float">
            <text:p>250,000</text:p>
          </table:table-cell>
          <table:table-cell table:formula="of:=[.A35]*3*4" office:value-type="currency" office:currency="PLN" office:value="3000000" calcext:value-type="currency">
            <text:p>3,000,000.00 PLN</text:p>
          </table:table-cell>
          <table:table-cell table:formula="of:=[.T35]*0.7" office:value-type="currency" office:currency="PLN" office:value="2100000" calcext:value-type="currency">
            <text:p>2,100,000.00 PLN</text:p>
          </table:table-cell>
          <table:table-cell table:formula="of:=[.U35]-[.T35]*0.23" office:value-type="currency" office:currency="PLN" office:value="1410000" calcext:value-type="currency">
            <text:p>1,410,000.00 PLN</text:p>
          </table:table-cell>
          <table:table-cell table:formula="of:=[.U35]-[.T35]*0.23-[.T35]*0.19" office:value-type="currency" office:currency="PLN" office:value="840000" calcext:value-type="currency">
            <text:p>840,000.00 PLN</text:p>
          </table:table-cell>
          <table:table-cell office:value-type="float" office:value="250000" calcext:value-type="float">
            <text:p>250,000</text:p>
          </table:table-cell>
          <table:table-cell table:formula="of:=[.A35]*4*4" office:value-type="currency" office:currency="PLN" office:value="4000000" calcext:value-type="currency">
            <text:p>4,000,000.00 PLN</text:p>
          </table:table-cell>
          <table:table-cell table:formula="of:=[.Y35]*0.7" office:value-type="currency" office:currency="PLN" office:value="2800000" calcext:value-type="currency">
            <text:p>2,800,000.00 PLN</text:p>
          </table:table-cell>
          <table:table-cell table:formula="of:=[.Z35]-[.Y35]*0.23" office:value-type="currency" office:currency="PLN" office:value="1880000" calcext:value-type="currency">
            <text:p>1,880,000.00 PLN</text:p>
          </table:table-cell>
          <table:table-cell table:formula="of:=[.Z35]-[.Y35]*0.23-[.Y35]*0.19" office:value-type="currency" office:currency="PLN" office:value="1120000" calcext:value-type="currency">
            <text:p>1,120,000.00 PLN</text:p>
          </table:table-cell>
        </table:table-row>
        <table:table-row table:style-name="ro2">
          <table:table-cell office:value-type="float" office:value="500000" calcext:value-type="float">
            <text:p>500,000</text:p>
          </table:table-cell>
          <table:table-cell table:formula="of:=[.A36]*4" office:value-type="currency" office:currency="PLN" office:value="2000000" calcext:value-type="currency">
            <text:p>2,000,000.00 PLN</text:p>
          </table:table-cell>
          <table:table-cell table:formula="of:=[.B36]*0.7" office:value-type="currency" office:currency="PLN" office:value="1400000" calcext:value-type="currency">
            <text:p>1,400,000.00 PLN</text:p>
          </table:table-cell>
          <table:table-cell table:formula="of:=[.B36]-[.C36]" office:value-type="currency" office:currency="PLN" office:value="600000" calcext:value-type="currency">
            <text:p>600,000.00 PLN</text:p>
          </table:table-cell>
          <table:table-cell table:formula="of:=[.B36]*0.23" office:value-type="currency" office:currency="PLN" office:value="460000" calcext:value-type="currency">
            <text:p>460,000.00 PLN</text:p>
          </table:table-cell>
          <table:table-cell table:formula="of:=IF([.C36]&lt;=85528;[.C36]*0.18-556.02;14839.02+([.C36]-85528)*0.32)" office:value-type="currency" office:currency="PLN" office:value="435470.06" calcext:value-type="currency">
            <text:p>435,470.06 PLN</text:p>
          </table:table-cell>
          <table:table-cell table:formula="of:=[.C36]*0.19" office:value-type="currency" office:currency="PLN" office:value="266000" calcext:value-type="currency">
            <text:p>266,000.00 PLN</text:p>
          </table:table-cell>
          <table:table-cell table:formula="of:=[.C36]-[.E36]-[.F36]" office:value-type="currency" office:currency="PLN" office:value="504529.94" calcext:value-type="currency">
            <text:p>504,529.94 PLN</text:p>
          </table:table-cell>
          <table:table-cell table:style-name="ce15" table:formula="of:=[.C36]-[.E36]-[.G36]" office:value-type="currency" office:currency="PLN" office:value="674000" calcext:value-type="currency">
            <text:p>674,000.00 PLN</text:p>
          </table:table-cell>
          <table:table-cell office:value-type="float" office:value="500000" calcext:value-type="float">
            <text:p>500,000</text:p>
          </table:table-cell>
          <table:table-cell table:formula="of:=[.A36]*2*4" office:value-type="currency" office:currency="PLN" office:value="4000000" calcext:value-type="currency">
            <text:p>4,000,000.00 PLN</text:p>
          </table:table-cell>
          <table:table-cell table:formula="of:=[.K36]*0.7" office:value-type="currency" office:currency="PLN" office:value="2800000" calcext:value-type="currency">
            <text:p>2,800,000.00 PLN</text:p>
          </table:table-cell>
          <table:table-cell table:formula="of:=[.K36]-[.L36]" office:value-type="currency" office:currency="PLN" office:value="1200000" calcext:value-type="currency">
            <text:p>1,200,000.00 PLN</text:p>
          </table:table-cell>
          <table:table-cell table:formula="of:=[.K36]*0.23" office:value-type="currency" office:currency="PLN" office:value="920000" calcext:value-type="currency">
            <text:p>920,000.00 PLN</text:p>
          </table:table-cell>
          <table:table-cell table:formula="of:=IF([.L36]&lt;=85528;[.L36]*0.18-556.02;14839.02+([.L36]-85528)*0.32)" office:value-type="currency" office:currency="PLN" office:value="883470.06" calcext:value-type="currency">
            <text:p>883,470.06 PLN</text:p>
          </table:table-cell>
          <table:table-cell table:formula="of:=[.L36]*0.19" office:value-type="currency" office:currency="PLN" office:value="532000" calcext:value-type="currency">
            <text:p>532,000.00 PLN</text:p>
          </table:table-cell>
          <table:table-cell table:formula="of:=[.L36]-[.N36]-[.O36]" office:value-type="currency" office:currency="PLN" office:value="996529.94" calcext:value-type="currency">
            <text:p>996,529.94 PLN</text:p>
          </table:table-cell>
          <table:table-cell table:style-name="ce15" table:formula="of:=[.L36]-[.N36]-[.P36]" office:value-type="currency" office:currency="PLN" office:value="1348000" calcext:value-type="currency">
            <text:p>1,348,000.00 PLN</text:p>
          </table:table-cell>
          <table:table-cell office:value-type="float" office:value="500000" calcext:value-type="float">
            <text:p>500,000</text:p>
          </table:table-cell>
          <table:table-cell table:formula="of:=[.A36]*3*4" office:value-type="currency" office:currency="PLN" office:value="6000000" calcext:value-type="currency">
            <text:p>6,000,000.00 PLN</text:p>
          </table:table-cell>
          <table:table-cell table:formula="of:=[.T36]*0.7" office:value-type="currency" office:currency="PLN" office:value="4200000" calcext:value-type="currency">
            <text:p>4,200,000.00 PLN</text:p>
          </table:table-cell>
          <table:table-cell table:formula="of:=[.U36]-[.T36]*0.23" office:value-type="currency" office:currency="PLN" office:value="2820000" calcext:value-type="currency">
            <text:p>2,820,000.00 PLN</text:p>
          </table:table-cell>
          <table:table-cell table:formula="of:=[.U36]-[.T36]*0.23-[.T36]*0.19" office:value-type="currency" office:currency="PLN" office:value="1680000" calcext:value-type="currency">
            <text:p>1,680,000.00 PLN</text:p>
          </table:table-cell>
          <table:table-cell office:value-type="float" office:value="500000" calcext:value-type="float">
            <text:p>500,000</text:p>
          </table:table-cell>
          <table:table-cell table:formula="of:=[.A36]*4*4" office:value-type="currency" office:currency="PLN" office:value="8000000" calcext:value-type="currency">
            <text:p>8,000,000.00 PLN</text:p>
          </table:table-cell>
          <table:table-cell table:formula="of:=[.Y36]*0.7" office:value-type="currency" office:currency="PLN" office:value="5600000" calcext:value-type="currency">
            <text:p>5,600,000.00 PLN</text:p>
          </table:table-cell>
          <table:table-cell table:formula="of:=[.Z36]-[.Y36]*0.23" office:value-type="currency" office:currency="PLN" office:value="3760000" calcext:value-type="currency">
            <text:p>3,760,000.00 PLN</text:p>
          </table:table-cell>
          <table:table-cell table:formula="of:=[.Z36]-[.Y36]*0.23-[.Y36]*0.19" office:value-type="currency" office:currency="PLN" office:value="2240000" calcext:value-type="currency">
            <text:p>2,240,000.00 PLN</text:p>
          </table:table-cell>
        </table:table-row>
        <table:table-row table:style-name="ro2">
          <table:table-cell office:value-type="float" office:value="750000" calcext:value-type="float">
            <text:p>750,000</text:p>
          </table:table-cell>
          <table:table-cell table:formula="of:=[.A37]*4" office:value-type="currency" office:currency="PLN" office:value="3000000" calcext:value-type="currency">
            <text:p>3,000,000.00 PLN</text:p>
          </table:table-cell>
          <table:table-cell table:formula="of:=[.B37]*0.7" office:value-type="currency" office:currency="PLN" office:value="2100000" calcext:value-type="currency">
            <text:p>2,100,000.00 PLN</text:p>
          </table:table-cell>
          <table:table-cell table:formula="of:=[.B37]-[.C37]" office:value-type="currency" office:currency="PLN" office:value="900000" calcext:value-type="currency">
            <text:p>900,000.00 PLN</text:p>
          </table:table-cell>
          <table:table-cell table:formula="of:=[.B37]*0.23" office:value-type="currency" office:currency="PLN" office:value="690000" calcext:value-type="currency">
            <text:p>690,000.00 PLN</text:p>
          </table:table-cell>
          <table:table-cell table:formula="of:=IF([.C37]&lt;=85528;[.C37]*0.18-556.02;14839.02+([.C37]-85528)*0.32)" office:value-type="currency" office:currency="PLN" office:value="659470.06" calcext:value-type="currency">
            <text:p>659,470.06 PLN</text:p>
          </table:table-cell>
          <table:table-cell table:formula="of:=[.C37]*0.19" office:value-type="currency" office:currency="PLN" office:value="399000" calcext:value-type="currency">
            <text:p>399,000.00 PLN</text:p>
          </table:table-cell>
          <table:table-cell table:formula="of:=[.C37]-[.E37]-[.F37]" office:value-type="currency" office:currency="PLN" office:value="750529.94" calcext:value-type="currency">
            <text:p>750,529.94 PLN</text:p>
          </table:table-cell>
          <table:table-cell table:style-name="ce15" table:formula="of:=[.C37]-[.E37]-[.G37]" office:value-type="currency" office:currency="PLN" office:value="1011000" calcext:value-type="currency">
            <text:p>1,011,000.00 PLN</text:p>
          </table:table-cell>
          <table:table-cell office:value-type="float" office:value="750000" calcext:value-type="float">
            <text:p>750,000</text:p>
          </table:table-cell>
          <table:table-cell table:formula="of:=[.A37]*2*4" office:value-type="currency" office:currency="PLN" office:value="6000000" calcext:value-type="currency">
            <text:p>6,000,000.00 PLN</text:p>
          </table:table-cell>
          <table:table-cell table:formula="of:=[.K37]*0.7" office:value-type="currency" office:currency="PLN" office:value="4200000" calcext:value-type="currency">
            <text:p>4,200,000.00 PLN</text:p>
          </table:table-cell>
          <table:table-cell table:formula="of:=[.K37]-[.L37]" office:value-type="currency" office:currency="PLN" office:value="1800000" calcext:value-type="currency">
            <text:p>1,800,000.00 PLN</text:p>
          </table:table-cell>
          <table:table-cell table:formula="of:=[.K37]*0.23" office:value-type="currency" office:currency="PLN" office:value="1380000" calcext:value-type="currency">
            <text:p>1,380,000.00 PLN</text:p>
          </table:table-cell>
          <table:table-cell table:formula="of:=IF([.L37]&lt;=85528;[.L37]*0.18-556.02;14839.02+([.L37]-85528)*0.32)" office:value-type="currency" office:currency="PLN" office:value="1331470.06" calcext:value-type="currency">
            <text:p>1,331,470.06 PLN</text:p>
          </table:table-cell>
          <table:table-cell table:formula="of:=[.L37]*0.19" office:value-type="currency" office:currency="PLN" office:value="798000" calcext:value-type="currency">
            <text:p>798,000.00 PLN</text:p>
          </table:table-cell>
          <table:table-cell table:formula="of:=[.L37]-[.N37]-[.O37]" office:value-type="currency" office:currency="PLN" office:value="1488529.94" calcext:value-type="currency">
            <text:p>1,488,529.94 PLN</text:p>
          </table:table-cell>
          <table:table-cell table:style-name="ce15" table:formula="of:=[.L37]-[.N37]-[.P37]" office:value-type="currency" office:currency="PLN" office:value="2022000" calcext:value-type="currency">
            <text:p>2,022,000.00 PLN</text:p>
          </table:table-cell>
          <table:table-cell office:value-type="float" office:value="750000" calcext:value-type="float">
            <text:p>750,000</text:p>
          </table:table-cell>
          <table:table-cell table:formula="of:=[.A37]*3*4" office:value-type="currency" office:currency="PLN" office:value="9000000" calcext:value-type="currency">
            <text:p>9,000,000.00 PLN</text:p>
          </table:table-cell>
          <table:table-cell table:formula="of:=[.T37]*0.7" office:value-type="currency" office:currency="PLN" office:value="6300000" calcext:value-type="currency">
            <text:p>6,300,000.00 PLN</text:p>
          </table:table-cell>
          <table:table-cell table:formula="of:=[.U37]-[.T37]*0.23" office:value-type="currency" office:currency="PLN" office:value="4230000" calcext:value-type="currency">
            <text:p>4,230,000.00 PLN</text:p>
          </table:table-cell>
          <table:table-cell table:formula="of:=[.U37]-[.T37]*0.23-[.T37]*0.19" office:value-type="currency" office:currency="PLN" office:value="2520000" calcext:value-type="currency">
            <text:p>2,520,000.00 PLN</text:p>
          </table:table-cell>
          <table:table-cell office:value-type="float" office:value="750000" calcext:value-type="float">
            <text:p>750,000</text:p>
          </table:table-cell>
          <table:table-cell table:formula="of:=[.A37]*4*4" office:value-type="currency" office:currency="PLN" office:value="12000000" calcext:value-type="currency">
            <text:p>12,000,000.00 PLN</text:p>
          </table:table-cell>
          <table:table-cell table:formula="of:=[.Y37]*0.7" office:value-type="currency" office:currency="PLN" office:value="8400000" calcext:value-type="currency">
            <text:p>8,400,000.00 PLN</text:p>
          </table:table-cell>
          <table:table-cell table:formula="of:=[.Z37]-[.Y37]*0.23" office:value-type="currency" office:currency="PLN" office:value="5640000" calcext:value-type="currency">
            <text:p>5,640,000.00 PLN</text:p>
          </table:table-cell>
          <table:table-cell table:formula="of:=[.Z37]-[.Y37]*0.23-[.Y37]*0.19" office:value-type="currency" office:currency="PLN" office:value="3360000" calcext:value-type="currency">
            <text:p>3,360,000.00 PLN</text:p>
          </table:table-cell>
        </table:table-row>
        <table:table-row table:style-name="ro2">
          <table:table-cell office:value-type="float" office:value="1000000" calcext:value-type="float">
            <text:p>1,000,000</text:p>
          </table:table-cell>
          <table:table-cell table:formula="of:=[.A38]*4" office:value-type="currency" office:currency="PLN" office:value="4000000" calcext:value-type="currency">
            <text:p>4,000,000.00 PLN</text:p>
          </table:table-cell>
          <table:table-cell table:formula="of:=[.B38]*0.7" office:value-type="currency" office:currency="PLN" office:value="2800000" calcext:value-type="currency">
            <text:p>2,800,000.00 PLN</text:p>
          </table:table-cell>
          <table:table-cell table:formula="of:=[.B38]-[.C38]" office:value-type="currency" office:currency="PLN" office:value="1200000" calcext:value-type="currency">
            <text:p>1,200,000.00 PLN</text:p>
          </table:table-cell>
          <table:table-cell table:formula="of:=[.B38]*0.23" office:value-type="currency" office:currency="PLN" office:value="920000" calcext:value-type="currency">
            <text:p>920,000.00 PLN</text:p>
          </table:table-cell>
          <table:table-cell table:formula="of:=IF([.C38]&lt;=85528;[.C38]*0.18-556.02;14839.02+([.C38]-85528)*0.32)" office:value-type="currency" office:currency="PLN" office:value="883470.06" calcext:value-type="currency">
            <text:p>883,470.06 PLN</text:p>
          </table:table-cell>
          <table:table-cell table:formula="of:=[.C38]*0.19" office:value-type="currency" office:currency="PLN" office:value="532000" calcext:value-type="currency">
            <text:p>532,000.00 PLN</text:p>
          </table:table-cell>
          <table:table-cell table:formula="of:=[.C38]-[.E38]-[.F38]" office:value-type="currency" office:currency="PLN" office:value="996529.94" calcext:value-type="currency">
            <text:p>996,529.94 PLN</text:p>
          </table:table-cell>
          <table:table-cell table:style-name="ce15" table:formula="of:=[.C38]-[.E38]-[.G38]" office:value-type="currency" office:currency="PLN" office:value="1348000" calcext:value-type="currency">
            <text:p>1,348,000.00 PLN</text:p>
          </table:table-cell>
          <table:table-cell office:value-type="float" office:value="1000000" calcext:value-type="float">
            <text:p>1,000,000</text:p>
          </table:table-cell>
          <table:table-cell table:formula="of:=[.A38]*2*4" office:value-type="currency" office:currency="PLN" office:value="8000000" calcext:value-type="currency">
            <text:p>8,000,000.00 PLN</text:p>
          </table:table-cell>
          <table:table-cell table:formula="of:=[.K38]*0.7" office:value-type="currency" office:currency="PLN" office:value="5600000" calcext:value-type="currency">
            <text:p>5,600,000.00 PLN</text:p>
          </table:table-cell>
          <table:table-cell table:formula="of:=[.K38]-[.L38]" office:value-type="currency" office:currency="PLN" office:value="2400000" calcext:value-type="currency">
            <text:p>2,400,000.00 PLN</text:p>
          </table:table-cell>
          <table:table-cell table:formula="of:=[.K38]*0.23" office:value-type="currency" office:currency="PLN" office:value="1840000" calcext:value-type="currency">
            <text:p>1,840,000.00 PLN</text:p>
          </table:table-cell>
          <table:table-cell table:formula="of:=IF([.L38]&lt;=85528;[.L38]*0.18-556.02;14839.02+([.L38]-85528)*0.32)" office:value-type="currency" office:currency="PLN" office:value="1779470.06" calcext:value-type="currency">
            <text:p>1,779,470.06 PLN</text:p>
          </table:table-cell>
          <table:table-cell table:formula="of:=[.L38]*0.19" office:value-type="currency" office:currency="PLN" office:value="1064000" calcext:value-type="currency">
            <text:p>1,064,000.00 PLN</text:p>
          </table:table-cell>
          <table:table-cell table:formula="of:=[.L38]-[.N38]-[.O38]" office:value-type="currency" office:currency="PLN" office:value="1980529.94" calcext:value-type="currency">
            <text:p>1,980,529.94 PLN</text:p>
          </table:table-cell>
          <table:table-cell table:style-name="ce15" table:formula="of:=[.L38]-[.N38]-[.P38]" office:value-type="currency" office:currency="PLN" office:value="2696000" calcext:value-type="currency">
            <text:p>2,696,000.00 PLN</text:p>
          </table:table-cell>
          <table:table-cell office:value-type="float" office:value="1000000" calcext:value-type="float">
            <text:p>1,000,000</text:p>
          </table:table-cell>
          <table:table-cell table:formula="of:=[.A38]*3*4" office:value-type="currency" office:currency="PLN" office:value="12000000" calcext:value-type="currency">
            <text:p>12,000,000.00 PLN</text:p>
          </table:table-cell>
          <table:table-cell table:formula="of:=[.T38]*0.7" office:value-type="currency" office:currency="PLN" office:value="8400000" calcext:value-type="currency">
            <text:p>8,400,000.00 PLN</text:p>
          </table:table-cell>
          <table:table-cell table:formula="of:=[.U38]-[.T38]*0.23" office:value-type="currency" office:currency="PLN" office:value="5640000" calcext:value-type="currency">
            <text:p>5,640,000.00 PLN</text:p>
          </table:table-cell>
          <table:table-cell table:formula="of:=[.U38]-[.T38]*0.23-[.T38]*0.19" office:value-type="currency" office:currency="PLN" office:value="3360000" calcext:value-type="currency">
            <text:p>3,360,000.00 PLN</text:p>
          </table:table-cell>
          <table:table-cell office:value-type="float" office:value="1000000" calcext:value-type="float">
            <text:p>1,000,000</text:p>
          </table:table-cell>
          <table:table-cell table:formula="of:=[.A38]*4*4" office:value-type="currency" office:currency="PLN" office:value="16000000" calcext:value-type="currency">
            <text:p>16,000,000.00 PLN</text:p>
          </table:table-cell>
          <table:table-cell table:formula="of:=[.Y38]*0.7" office:value-type="currency" office:currency="PLN" office:value="11200000" calcext:value-type="currency">
            <text:p>11,200,000.00 PLN</text:p>
          </table:table-cell>
          <table:table-cell table:formula="of:=[.Z38]-[.Y38]*0.23" office:value-type="currency" office:currency="PLN" office:value="7520000" calcext:value-type="currency">
            <text:p>7,520,000.00 PLN</text:p>
          </table:table-cell>
          <table:table-cell table:formula="of:=[.Z38]-[.Y38]*0.23-[.Y38]*0.19" office:value-type="currency" office:currency="PLN" office:value="4480000" calcext:value-type="currency">
            <text:p>4,480,000.00 PLN</text:p>
          </table:table-cell>
        </table:table-row>
        <table:table-row table:style-name="ro1" table:number-rows-repeated="2">
          <table:table-cell table:style-name="Default"/>
          <table:table-cell table:style-name="ce7" table:number-columns-repeated="18"/>
          <table:table-cell table:style-name="ce18"/>
          <table:table-cell table:style-name="ce7" table:number-columns-repeated="8"/>
        </table:table-row>
        <table:table-row table:style-name="ro1" table:number-rows-repeated="11">
          <table:table-cell table:style-name="Default"/>
          <table:table-cell table:style-name="ce7" table:number-columns-repeated="27"/>
        </table:table-row>
        <table:table-row table:style-name="ro1">
          <table:table-cell table:style-name="Default"/>
          <table:table-cell table:style-name="ce7"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>PLN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>PLN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in" fo:margin-bottom="0.3in" fo:margin-left="0.3402in" fo:margin-right="0.3402in" style:shadow="none" fo:background-color="transparent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21:52:09.136959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1:06:36.243301997</meta:creation-date>
    <dc:date>2015-07-27T23:00:35.371732144</dc:date>
    <meta:editing-duration>PT1H28M26S</meta:editing-duration>
    <meta:editing-cycles>27</meta:editing-cycles>
    <meta:generator>LibreOffice/4.3.7.2$Linux_X86_64 LibreOffice_project/430m0$Build-2</meta:generator>
    <meta:print-date>2015-07-27T22:53:33.232687786</meta:print-date>
    <meta:document-statistic meta:table-count="1" meta:cell-count="1040" meta:object-count="0"/>
  </office:meta>
</office:document-meta>
</file>